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826in" text:min-label-width="0.1701in"/>
      </text:list-level-style-number>
      <text:list-level-style-bullet text:level="2" text:style-name="WW_CharLFO1LVL2" text:bullet-char="-">
        <style:list-level-properties text:space-before="-0.0104in" text:min-label-width="0.0937in"/>
        <style:text-properties style:font-name="Arial"/>
      </text:list-level-style-bullet>
      <text:list-level-style-bullet text:level="3" text:bullet-char="•">
        <style:list-level-properties text:space-before="-0.0104in" text:min-label-width="0.0937in"/>
      </text:list-level-style-bullet>
      <text:list-level-style-bullet text:level="4" text:bullet-char="•">
        <style:list-level-properties text:space-before="-0.0104in" text:min-label-width="0.0937in"/>
      </text:list-level-style-bullet>
      <text:list-level-style-bullet text:level="5" text:bullet-char="•">
        <style:list-level-properties text:space-before="-0.0104in" text:min-label-width="0.0937in"/>
      </text:list-level-style-bullet>
      <text:list-level-style-bullet text:level="6" text:bullet-char="•">
        <style:list-level-properties text:space-before="-0.0104in" text:min-label-width="0.0937in"/>
      </text:list-level-style-bullet>
      <text:list-level-style-bullet text:level="7" text:bullet-char="•">
        <style:list-level-properties text:space-before="-0.0104in" text:min-label-width="0.0937in"/>
      </text:list-level-style-bullet>
      <text:list-level-style-bullet text:level="8" text:bullet-char="•">
        <style:list-level-properties text:space-before="-0.0104in" text:min-label-width="0.0937in"/>
      </text:list-level-style-bullet>
      <text:list-level-style-bullet text:level="9" text:bullet-char="•">
        <style:list-level-properties text:space-before="-0.0104in" text:min-label-width="0.0937in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0687in" text:min-label-width="0.1701in"/>
      </text:list-level-style-number>
      <text:list-level-style-bullet text:level="2" text:style-name="WW_CharLFO2LVL2" text:bullet-char="-">
        <style:list-level-properties text:space-before="-0.0243in" text:min-label-width="0.0937in"/>
        <style:text-properties style:font-name="Arial"/>
      </text:list-level-style-bullet>
      <text:list-level-style-bullet text:level="3" text:bullet-char="•">
        <style:list-level-properties text:space-before="-0.0104in" text:min-label-width="0.0937in"/>
      </text:list-level-style-bullet>
      <text:list-level-style-bullet text:level="4" text:bullet-char="•">
        <style:list-level-properties text:space-before="-0.0104in" text:min-label-width="0.0937in"/>
      </text:list-level-style-bullet>
      <text:list-level-style-bullet text:level="5" text:bullet-char="•">
        <style:list-level-properties text:space-before="-0.0104in" text:min-label-width="0.0937in"/>
      </text:list-level-style-bullet>
      <text:list-level-style-bullet text:level="6" text:bullet-char="•">
        <style:list-level-properties text:space-before="0.1451in" text:min-label-width="0.0937in"/>
      </text:list-level-style-bullet>
      <text:list-level-style-bullet text:level="7" text:bullet-char="•">
        <style:list-level-properties text:space-before="1.375in" text:min-label-width="0.0937in"/>
      </text:list-level-style-bullet>
      <text:list-level-style-bullet text:level="8" text:bullet-char="•">
        <style:list-level-properties text:space-before="2.6048in" text:min-label-width="0.0937in"/>
      </text:list-level-style-bullet>
      <text:list-level-style-bullet text:level="9" text:bullet-char="•">
        <style:list-level-properties text:space-before="3.8347in" text:min-label-width="0.0937in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0826in" text:min-label-width="0.1701in"/>
      </text:list-level-style-number>
      <text:list-level-style-bullet text:level="2" text:style-name="WW_CharLFO3LVL2" text:bullet-char="-">
        <style:list-level-properties text:space-before="-0.0104in" text:min-label-width="0.0937in"/>
        <style:text-properties style:font-name="Arial"/>
      </text:list-level-style-bullet>
      <text:list-level-style-bullet text:level="3" text:style-name="WW_CharLFO3LVL3" text:bullet-char="-">
        <style:list-level-properties text:space-before="-0.0243in" text:min-label-width="0.0937in"/>
        <style:text-properties style:font-name="Arial"/>
      </text:list-level-style-bullet>
      <text:list-level-style-bullet text:level="4" text:bullet-char="•">
        <style:list-level-properties text:space-before="-0.0104in" text:min-label-width="0.0937in"/>
      </text:list-level-style-bullet>
      <text:list-level-style-bullet text:level="5" text:bullet-char="•">
        <style:list-level-properties text:space-before="-0.0104in" text:min-label-width="0.0937in"/>
      </text:list-level-style-bullet>
      <text:list-level-style-bullet text:level="6" text:bullet-char="•">
        <style:list-level-properties text:space-before="0.159in" text:min-label-width="0.0937in"/>
      </text:list-level-style-bullet>
      <text:list-level-style-bullet text:level="7" text:bullet-char="•">
        <style:list-level-properties text:space-before="1.3861in" text:min-label-width="0.0937in"/>
      </text:list-level-style-bullet>
      <text:list-level-style-bullet text:level="8" text:bullet-char="•">
        <style:list-level-properties text:space-before="2.6131in" text:min-label-width="0.0937in"/>
      </text:list-level-style-bullet>
      <text:list-level-style-bullet text:level="9" text:bullet-char="•">
        <style:list-level-properties text:space-before="3.8402in" text:min-label-width="0.0937in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687in" text:min-label-width="0.1701in"/>
      </text:list-level-style-number>
      <text:list-level-style-bullet text:level="2" text:style-name="WW_CharLFO4LVL2" text:bullet-char="-">
        <style:list-level-properties text:space-before="-0.0243in" text:min-label-width="0.0937in"/>
        <style:text-properties style:font-name="Arial"/>
      </text:list-level-style-bullet>
      <text:list-level-style-bullet text:level="3" text:bullet-char="•">
        <style:list-level-properties text:space-before="-0.0243in" text:min-label-width="0.0937in"/>
      </text:list-level-style-bullet>
      <text:list-level-style-bullet text:level="4" text:bullet-char="•">
        <style:list-level-properties text:space-before="0.1451in" text:min-label-width="0.0937in"/>
      </text:list-level-style-bullet>
      <text:list-level-style-bullet text:level="5" text:bullet-char="•">
        <style:list-level-properties text:space-before="1.0236in" text:min-label-width="0.0937in"/>
      </text:list-level-style-bullet>
      <text:list-level-style-bullet text:level="6" text:bullet-char="•">
        <style:list-level-properties text:space-before="1.902in" text:min-label-width="0.0937in"/>
      </text:list-level-style-bullet>
      <text:list-level-style-bullet text:level="7" text:bullet-char="•">
        <style:list-level-properties text:space-before="2.7805in" text:min-label-width="0.0937in"/>
      </text:list-level-style-bullet>
      <text:list-level-style-bullet text:level="8" text:bullet-char="•">
        <style:list-level-properties text:space-before="3.659in" text:min-label-width="0.0937in"/>
      </text:list-level-style-bullet>
      <text:list-level-style-bullet text:level="9" text:bullet-char="•">
        <style:list-level-properties text:space-before="4.5375in" text:min-label-width="0.0937in"/>
      </text:list-level-style-bullet>
    </text:list-style>
    <text:list-style style:name="LFO5">
      <text:list-level-style-bullet text:level="1" text:style-name="WW_CharLFO5LVL1" text:bullet-char="-">
        <style:list-level-properties text:space-before="-0.0243in" text:min-label-width="0.0937in"/>
        <style:text-properties style:font-name="Arial"/>
      </text:list-level-style-bullet>
      <text:list-level-style-bullet text:level="2" text:bullet-char="•">
        <style:list-level-properties text:space-before="0.6062in" text:min-label-width="0.0937in"/>
      </text:list-level-style-bullet>
      <text:list-level-style-bullet text:level="3" text:bullet-char="•">
        <style:list-level-properties text:space-before="1.2368in" text:min-label-width="0.0937in"/>
      </text:list-level-style-bullet>
      <text:list-level-style-bullet text:level="4" text:bullet-char="•">
        <style:list-level-properties text:space-before="1.8673in" text:min-label-width="0.0937in"/>
      </text:list-level-style-bullet>
      <text:list-level-style-bullet text:level="5" text:bullet-char="•">
        <style:list-level-properties text:space-before="2.4979in" text:min-label-width="0.0937in"/>
      </text:list-level-style-bullet>
      <text:list-level-style-bullet text:level="6" text:bullet-char="•">
        <style:list-level-properties text:space-before="3.1284in" text:min-label-width="0.0937in"/>
      </text:list-level-style-bullet>
      <text:list-level-style-bullet text:level="7" text:bullet-char="•">
        <style:list-level-properties text:space-before="3.759in" text:min-label-width="0.0937in"/>
      </text:list-level-style-bullet>
      <text:list-level-style-bullet text:level="8" text:bullet-char="•">
        <style:list-level-properties text:space-before="4.3895in" text:min-label-width="0.0937in"/>
      </text:list-level-style-bullet>
      <text:list-level-style-bullet text:level="9" text:bullet-char="•">
        <style:list-level-properties text:space-before="5.0201in" text:min-label-width="0.0937in"/>
      </text:list-level-style-bullet>
    </text:list-style>
    <text:list-style style:name="LFO6">
      <text:list-level-style-number text:level="1" text:style-name="WW_CharLFO6LVL1" style:num-suffix="." style:num-format="1" text:start-value="5">
        <style:list-level-properties text:space-before="-0.1006in" text:min-label-width="0.1701in"/>
      </text:list-level-style-number>
      <text:list-level-style-bullet text:level="2" text:bullet-char="•">
        <style:list-level-properties text:space-before="0.5298in" text:min-label-width="0.1701in"/>
      </text:list-level-style-bullet>
      <text:list-level-style-bullet text:level="3" text:bullet-char="•">
        <style:list-level-properties text:space-before="1.1604in" text:min-label-width="0.1701in"/>
      </text:list-level-style-bullet>
      <text:list-level-style-bullet text:level="4" text:bullet-char="•">
        <style:list-level-properties text:space-before="1.7909in" text:min-label-width="0.1701in"/>
      </text:list-level-style-bullet>
      <text:list-level-style-bullet text:level="5" text:bullet-char="•">
        <style:list-level-properties text:space-before="2.4215in" text:min-label-width="0.1701in"/>
      </text:list-level-style-bullet>
      <text:list-level-style-bullet text:level="6" text:bullet-char="•">
        <style:list-level-properties text:space-before="3.052in" text:min-label-width="0.1701in"/>
      </text:list-level-style-bullet>
      <text:list-level-style-bullet text:level="7" text:bullet-char="•">
        <style:list-level-properties text:space-before="3.6826in" text:min-label-width="0.1701in"/>
      </text:list-level-style-bullet>
      <text:list-level-style-bullet text:level="8" text:bullet-char="•">
        <style:list-level-properties text:space-before="4.3131in" text:min-label-width="0.1701in"/>
      </text:list-level-style-bullet>
      <text:list-level-style-bullet text:level="9" text:bullet-char="•">
        <style:list-level-properties text:space-before="4.9437in" text:min-label-width="0.1701in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0687in" text:min-label-width="0.1701in"/>
      </text:list-level-style-number>
      <text:list-level-style-bullet text:level="2" text:bullet-char="•">
        <style:list-level-properties text:space-before="0.684in" text:min-label-width="0.1701in"/>
      </text:list-level-style-bullet>
      <text:list-level-style-bullet text:level="3" text:bullet-char="•">
        <style:list-level-properties text:space-before="1.2986in" text:min-label-width="0.1701in"/>
      </text:list-level-style-bullet>
      <text:list-level-style-bullet text:level="4" text:bullet-char="•">
        <style:list-level-properties text:space-before="1.9138in" text:min-label-width="0.1701in"/>
      </text:list-level-style-bullet>
      <text:list-level-style-bullet text:level="5" text:bullet-char="•">
        <style:list-level-properties text:space-before="2.5284in" text:min-label-width="0.1701in"/>
      </text:list-level-style-bullet>
      <text:list-level-style-bullet text:level="6" text:bullet-char="•">
        <style:list-level-properties text:space-before="3.1437in" text:min-label-width="0.1701in"/>
      </text:list-level-style-bullet>
      <text:list-level-style-bullet text:level="7" text:bullet-char="•">
        <style:list-level-properties text:space-before="3.7583in" text:min-label-width="0.1701in"/>
      </text:list-level-style-bullet>
      <text:list-level-style-bullet text:level="8" text:bullet-char="•">
        <style:list-level-properties text:space-before="4.3736in" text:min-label-width="0.1701in"/>
      </text:list-level-style-bullet>
      <text:list-level-style-bullet text:level="9" text:bullet-char="•">
        <style:list-level-properties text:space-before="4.9881in" text:min-label-width="0.1701in"/>
      </text:list-level-style-bullet>
    </text:list-style>
    <text:list-style style:name="LFO8">
      <text:list-level-style-number text:level="1" text:style-name="WW_CharLFO8LVL1" style:num-suffix="." style:num-format="1" text:start-value="3">
        <style:list-level-properties text:space-before="-0.1006in" text:min-label-width="0.1701in"/>
      </text:list-level-style-number>
      <text:list-level-style-bullet text:level="2" text:bullet-char="•">
        <style:list-level-properties text:space-before="0.5312in" text:min-label-width="0.1701in"/>
      </text:list-level-style-bullet>
      <text:list-level-style-bullet text:level="3" text:bullet-char="•">
        <style:list-level-properties text:space-before="1.1631in" text:min-label-width="0.1701in"/>
      </text:list-level-style-bullet>
      <text:list-level-style-bullet text:level="4" text:bullet-char="•">
        <style:list-level-properties text:space-before="1.7951in" text:min-label-width="0.1701in"/>
      </text:list-level-style-bullet>
      <text:list-level-style-bullet text:level="5" text:bullet-char="•">
        <style:list-level-properties text:space-before="2.427in" text:min-label-width="0.1701in"/>
      </text:list-level-style-bullet>
      <text:list-level-style-bullet text:level="6" text:bullet-char="•">
        <style:list-level-properties text:space-before="3.059in" text:min-label-width="0.1701in"/>
      </text:list-level-style-bullet>
      <text:list-level-style-bullet text:level="7" text:bullet-char="•">
        <style:list-level-properties text:space-before="3.6909in" text:min-label-width="0.1701in"/>
      </text:list-level-style-bullet>
      <text:list-level-style-bullet text:level="8" text:bullet-char="•">
        <style:list-level-properties text:space-before="4.3229in" text:min-label-width="0.1701in"/>
      </text:list-level-style-bullet>
      <text:list-level-style-bullet text:level="9" text:bullet-char="•">
        <style:list-level-properties text:space-before="4.9548in" text:min-label-width="0.1701in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-0.1006in" text:min-label-width="0.1701in"/>
      </text:list-level-style-number>
      <text:list-level-style-bullet text:level="2" text:bullet-char="•">
        <style:list-level-properties text:space-before="0.5326in" text:min-label-width="0.1701in"/>
      </text:list-level-style-bullet>
      <text:list-level-style-bullet text:level="3" text:bullet-char="•">
        <style:list-level-properties text:space-before="1.1659in" text:min-label-width="0.1701in"/>
      </text:list-level-style-bullet>
      <text:list-level-style-bullet text:level="4" text:bullet-char="•">
        <style:list-level-properties text:space-before="1.7993in" text:min-label-width="0.1701in"/>
      </text:list-level-style-bullet>
      <text:list-level-style-bullet text:level="5" text:bullet-char="•">
        <style:list-level-properties text:space-before="2.4326in" text:min-label-width="0.1701in"/>
      </text:list-level-style-bullet>
      <text:list-level-style-bullet text:level="6" text:bullet-char="•">
        <style:list-level-properties text:space-before="3.0659in" text:min-label-width="0.1701in"/>
      </text:list-level-style-bullet>
      <text:list-level-style-bullet text:level="7" text:bullet-char="•">
        <style:list-level-properties text:space-before="3.6993in" text:min-label-width="0.1701in"/>
      </text:list-level-style-bullet>
      <text:list-level-style-bullet text:level="8" text:bullet-char="•">
        <style:list-level-properties text:space-before="4.3326in" text:min-label-width="0.1701in"/>
      </text:list-level-style-bullet>
      <text:list-level-style-bullet text:level="9" text:bullet-char="•">
        <style:list-level-properties text:space-before="4.9659in" text:min-label-width="0.1701in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-0.1006in" text:min-label-width="0.1701in"/>
      </text:list-level-style-number>
      <text:list-level-style-bullet text:level="2" text:bullet-char="•">
        <style:list-level-properties text:space-before="0.5326in" text:min-label-width="0.1701in"/>
      </text:list-level-style-bullet>
      <text:list-level-style-bullet text:level="3" text:bullet-char="•">
        <style:list-level-properties text:space-before="1.1659in" text:min-label-width="0.1701in"/>
      </text:list-level-style-bullet>
      <text:list-level-style-bullet text:level="4" text:bullet-char="•">
        <style:list-level-properties text:space-before="1.7993in" text:min-label-width="0.1701in"/>
      </text:list-level-style-bullet>
      <text:list-level-style-bullet text:level="5" text:bullet-char="•">
        <style:list-level-properties text:space-before="2.4326in" text:min-label-width="0.1701in"/>
      </text:list-level-style-bullet>
      <text:list-level-style-bullet text:level="6" text:bullet-char="•">
        <style:list-level-properties text:space-before="3.0659in" text:min-label-width="0.1701in"/>
      </text:list-level-style-bullet>
      <text:list-level-style-bullet text:level="7" text:bullet-char="•">
        <style:list-level-properties text:space-before="3.6993in" text:min-label-width="0.1701in"/>
      </text:list-level-style-bullet>
      <text:list-level-style-bullet text:level="8" text:bullet-char="•">
        <style:list-level-properties text:space-before="4.3326in" text:min-label-width="0.1701in"/>
      </text:list-level-style-bullet>
      <text:list-level-style-bullet text:level="9" text:bullet-char="•">
        <style:list-level-properties text:space-before="4.9659in" text:min-label-width="0.1701in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-0.1006in" text:min-label-width="0.1701in"/>
      </text:list-level-style-number>
      <text:list-level-style-bullet text:level="2" text:bullet-char="•">
        <style:list-level-properties text:space-before="0.527in" text:min-label-width="0.1701in"/>
      </text:list-level-style-bullet>
      <text:list-level-style-bullet text:level="3" text:bullet-char="•">
        <style:list-level-properties text:space-before="1.1548in" text:min-label-width="0.1701in"/>
      </text:list-level-style-bullet>
      <text:list-level-style-bullet text:level="4" text:bullet-char="•">
        <style:list-level-properties text:space-before="1.7826in" text:min-label-width="0.1701in"/>
      </text:list-level-style-bullet>
      <text:list-level-style-bullet text:level="5" text:bullet-char="•">
        <style:list-level-properties text:space-before="2.4104in" text:min-label-width="0.1701in"/>
      </text:list-level-style-bullet>
      <text:list-level-style-bullet text:level="6" text:bullet-char="•">
        <style:list-level-properties text:space-before="3.0381in" text:min-label-width="0.1701in"/>
      </text:list-level-style-bullet>
      <text:list-level-style-bullet text:level="7" text:bullet-char="•">
        <style:list-level-properties text:space-before="3.6659in" text:min-label-width="0.1701in"/>
      </text:list-level-style-bullet>
      <text:list-level-style-bullet text:level="8" text:bullet-char="•">
        <style:list-level-properties text:space-before="4.2937in" text:min-label-width="0.1701in"/>
      </text:list-level-style-bullet>
      <text:list-level-style-bullet text:level="9" text:bullet-char="•">
        <style:list-level-properties text:space-before="4.9215in" text:min-label-width="0.1701in"/>
      </text:list-level-style-bullet>
    </text:list-style>
    <style:style style:name="P1" style:parent-style-name="Standard" style:master-page-name="MP0" style:family="paragraph">
      <style:paragraph-properties fo:margin-top="0.0555in" fo:margin-left="0.0694in">
        <style:tab-stops/>
      </style:paragraph-properties>
    </style:style>
    <style:style style:name="T2" style:parent-style-name="Absatz-Standardschriftart" style:family="text">
      <style:text-properties style:font-name="Arial" fo:font-weight="bold" style:font-weight-asian="bold" fo:letter-spacing="-0.0006in" fo:font-size="13pt" style:font-size-asian="13pt"/>
    </style:style>
    <style:style style:name="T3" style:parent-style-name="Absatz-Standardschriftart" style:family="text">
      <style:text-properties style:font-name="Arial" fo:font-weight="bold" style:font-weight-asian="bold" fo:font-size="13pt" style:font-size-asian="13pt"/>
    </style:style>
    <style:style style:name="P4" style:parent-style-name="Standard" style:family="paragraph">
      <style:paragraph-properties fo:margin-top="0.0062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5" style:parent-style-name="Überschrift1" style:family="paragraph">
      <style:paragraph-properties fo:line-height="115%" fo:margin-right="0.0986in" fo:text-indent="0in">
        <style:tab-stops>
          <style:tab-stop style:type="left" style:position="0.1701in"/>
        </style:tab-stops>
      </style:paragraph-properties>
    </style:style>
    <style:style style:name="T6" style:parent-style-name="Absatz-Standardschriftart" style:family="text">
      <style:text-properties fo:letter-spacing="-0.0006in"/>
    </style:style>
    <style:style style:name="T7" style:parent-style-name="Absatz-Standardschriftart" style:family="text">
      <style:text-properties fo:letter-spacing="-0.0006in"/>
    </style:style>
    <style:style style:name="T8" style:parent-style-name="Absatz-Standardschriftart" style:family="text">
      <style:text-properties fo:letter-spacing="-0.0006in"/>
    </style:style>
    <style:style style:name="T9" style:parent-style-name="Absatz-Standardschriftart" style:family="text">
      <style:text-properties fo:letter-spacing="0.0159in"/>
    </style:style>
    <style:style style:name="T10" style:parent-style-name="Absatz-Standardschriftart" style:family="text">
      <style:text-properties fo:letter-spacing="-0.0006in"/>
    </style:style>
    <style:style style:name="P11" style:parent-style-name="Standard" style:family="paragraph">
      <style:paragraph-properties fo:margin-top="0.0006in" fo:line-height="115%" fo:margin-left="0.0694in" fo:margin-right="0.0986in">
        <style:tab-stops/>
      </style:paragraph-properties>
    </style:style>
    <style:style style:name="T12" style:parent-style-name="Absatz-Standardschriftart" style:family="text">
      <style:text-properties style:font-name="Arial" fo:font-weight="bold" style:font-weight-asian="bold" fo:letter-spacing="-0.0006in"/>
    </style:style>
    <style:style style:name="T13" style:parent-style-name="Absatz-Standardschriftart" style:family="text">
      <style:text-properties style:font-name="Arial" fo:font-weight="bold" style:font-weight-asian="bold"/>
    </style:style>
    <style:style style:name="T14" style:parent-style-name="Absatz-Standardschriftart" style:family="text">
      <style:text-properties style:font-name="Arial" fo:font-weight="bold" style:font-weight-asian="bold" fo:letter-spacing="-0.0006in"/>
    </style:style>
    <style:style style:name="T15" style:parent-style-name="Absatz-Standardschriftart" style:family="text">
      <style:text-properties style:font-name="Arial" fo:font-weight="bold" style:font-weight-asian="bold" fo:letter-spacing="-0.002in"/>
    </style:style>
    <style:style style:name="T16" style:parent-style-name="Absatz-Standardschriftart" style:family="text">
      <style:text-properties style:font-name="Arial" fo:font-weight="bold" style:font-weight-asian="bold" fo:letter-spacing="0.0229in"/>
    </style:style>
    <style:style style:name="T17" style:parent-style-name="Absatz-Standardschriftart" style:family="text">
      <style:text-properties style:font-name="Arial" fo:font-weight="bold" style:font-weight-asian="bold" fo:letter-spacing="-0.0006in"/>
    </style:style>
    <style:style style:name="T18" style:parent-style-name="Absatz-Standardschriftart" style:family="text">
      <style:text-properties style:font-name="Arial" fo:font-weight="bold" style:font-weight-asian="bold"/>
    </style:style>
    <style:style style:name="T19" style:parent-style-name="Absatz-Standardschriftart" style:family="text">
      <style:text-properties style:font-name="Arial" fo:font-weight="bold" style:font-weight-asian="bold" fo:letter-spacing="-0.0006in"/>
    </style:style>
    <style:style style:name="T20" style:parent-style-name="Absatz-Standardschriftart" style:family="text">
      <style:text-properties style:font-name="Arial" fo:font-weight="bold" style:font-weight-asian="bold"/>
    </style:style>
    <style:style style:name="T21" style:parent-style-name="Absatz-Standardschriftart" style:family="text">
      <style:text-properties style:font-name="Arial" fo:font-weight="bold" style:font-weight-asian="bold" fo:letter-spacing="-0.0006in"/>
    </style:style>
    <style:style style:name="T22" style:parent-style-name="Absatz-Standardschriftart" style:family="text">
      <style:text-properties style:font-name="Arial" fo:font-weight="bold" style:font-weight-asian="bold" fo:letter-spacing="0.0187in"/>
    </style:style>
    <style:style style:name="T23" style:parent-style-name="Absatz-Standardschriftart" style:family="text">
      <style:text-properties style:font-name="Arial" fo:font-weight="bold" style:font-weight-asian="bold" fo:letter-spacing="-0.0006in"/>
    </style:style>
    <style:style style:name="P24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25" style:parent-style-name="Standard" style:family="paragraph">
      <style:paragraph-properties fo:margin-left="0.0694in">
        <style:tab-stops/>
      </style:paragraph-properties>
    </style:style>
    <style:style style:name="T26" style:parent-style-name="Absatz-Standardschriftart" style:family="text">
      <style:text-properties style:font-name="Arial" fo:font-weight="bold" style:font-weight-asian="bold" fo:letter-spacing="-0.0006in"/>
    </style:style>
    <style:style style:name="P27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8" style:parent-style-name="Textkörper" style:family="paragraph">
      <style:paragraph-properties fo:line-height="115%" fo:margin-right="0.0986in"/>
    </style:style>
    <style:style style:name="T29" style:parent-style-name="Absatz-Standardschriftart" style:family="text">
      <style:text-properties fo:letter-spacing="-0.0006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0.0354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06in"/>
    </style:style>
    <style:style style:name="P3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T37" style:parent-style-name="Absatz-Standardschriftart" style:family="text">
      <style:text-properties fo:letter-spacing="-0.0013in"/>
    </style:style>
    <style:style style:name="T38" style:parent-style-name="Absatz-Standardschriftart" style:family="text">
      <style:text-properties fo:letter-spacing="-0.0006in"/>
    </style:style>
    <style:style style:name="P39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40" style:parent-style-name="Überschrift1" style:family="paragraph">
      <style:paragraph-properties fo:text-indent="0in"/>
    </style:style>
    <style:style style:name="T41" style:parent-style-name="Absatz-Standardschriftart" style:family="text">
      <style:text-properties fo:letter-spacing="-0.0006in"/>
    </style:style>
    <style:style style:name="P42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3" style:parent-style-name="Textkörper" style:family="paragraph">
      <style:paragraph-properties fo:line-height="115%" fo:margin-right="0.098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0.0312in"/>
    </style:style>
    <style:style style:name="T46" style:parent-style-name="Absatz-Standardschriftart" style:family="text">
      <style:text-properties fo:letter-spacing="-0.0006in"/>
    </style:style>
    <style:style style:name="P47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T48" style:parent-style-name="Absatz-Standardschriftart" style:family="text">
      <style:text-properties fo:letter-spacing="-0.0013in"/>
    </style:style>
    <style:style style:name="T49" style:parent-style-name="Absatz-Standardschriftart" style:family="text">
      <style:text-properties fo:letter-spacing="-0.0006in"/>
    </style:style>
    <style:style style:name="P50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51" style:parent-style-name="Überschrift1" style:family="paragraph">
      <style:paragraph-properties fo:line-height="115%" fo:margin-right="0.0986in" fo:text-indent="0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0.0159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06in"/>
    </style:style>
    <style:style style:name="P56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57" style:parent-style-name="Textkörper" style:family="paragraph">
      <style:paragraph-properties fo:line-height="115%" fo:margin-right="0.098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0.0298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06in"/>
    </style:style>
    <style:style style:name="P64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T65" style:parent-style-name="Absatz-Standardschriftart" style:family="text">
      <style:text-properties fo:letter-spacing="-0.0013in"/>
    </style:style>
    <style:style style:name="T66" style:parent-style-name="Absatz-Standardschriftart" style:family="text">
      <style:text-properties fo:letter-spacing="-0.0006in"/>
    </style:style>
    <style:style style:name="P67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68" style:parent-style-name="Überschrift1" style:family="paragraph">
      <style:paragraph-properties fo:line-height="115%" fo:margin-right="0.1166in" fo:text-indent="0in"/>
    </style:style>
    <style:style style:name="T69" style:parent-style-name="Absatz-Standardschriftart" style:family="text">
      <style:text-properties fo:letter-spacing="-0.0006in"/>
    </style:style>
    <style:style style:name="T70" style:parent-style-name="Absatz-Standardschriftart" style:family="text">
      <style:text-properties fo:letter-spacing="0.0187in"/>
    </style:style>
    <style:style style:name="T71" style:parent-style-name="Absatz-Standardschriftart" style:family="text">
      <style:text-properties fo:letter-spacing="-0.0006in"/>
    </style:style>
    <style:style style:name="P72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73" style:parent-style-name="Textkörper" style:family="paragraph">
      <style:paragraph-properties fo:line-height="115%" fo:margin-right="0.0986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0.0326in"/>
    </style:style>
    <style:style style:name="T76" style:parent-style-name="Absatz-Standardschriftart" style:family="text">
      <style:text-properties fo:letter-spacing="-0.0006in"/>
    </style:style>
    <style:style style:name="P77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T78" style:parent-style-name="Absatz-Standardschriftart" style:family="text">
      <style:text-properties fo:letter-spacing="-0.0013in"/>
    </style:style>
    <style:style style:name="T79" style:parent-style-name="Absatz-Standardschriftart" style:family="text">
      <style:text-properties fo:letter-spacing="-0.0006in"/>
    </style:style>
    <style:style style:name="P80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81" style:parent-style-name="Überschrift1" style:family="paragraph">
      <style:paragraph-properties fo:text-indent="0in"/>
    </style:style>
    <style:style style:name="T82" style:parent-style-name="Absatz-Standardschriftart" style:family="text">
      <style:text-properties fo:letter-spacing="-0.0027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06in"/>
    </style:style>
    <style:style style:name="P85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86" style:parent-style-name="Textkörper" style:family="paragraph">
      <style:paragraph-properties fo:line-height="115%" fo:margin-right="0.0986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0.0354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06in"/>
    </style:style>
    <style:style style:name="P92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T93" style:parent-style-name="Absatz-Standardschriftart" style:family="text">
      <style:text-properties fo:letter-spacing="-0.0013in"/>
    </style:style>
    <style:style style:name="T94" style:parent-style-name="Absatz-Standardschriftart" style:family="text">
      <style:text-properties fo:letter-spacing="-0.0006in"/>
    </style:style>
    <style:style style:name="P95" style:parent-style-name="Standard" style:family="paragraph">
      <style:paragraph-properties fo:margin-top="0.0013in"/>
      <style:text-properties style:font-name="Arial" style:font-name-asian="Arial" style:font-name-complex="Arial" fo:font-size="12pt" style:font-size-asian="12pt" style:font-size-complex="12pt"/>
    </style:style>
    <style:style style:name="P96" style:parent-style-name="Überschrift1" style:family="paragraph">
      <style:paragraph-properties fo:text-indent="0in"/>
    </style:style>
    <style:style style:name="T97" style:parent-style-name="Absatz-Standardschriftart" style:family="text">
      <style:text-properties fo:letter-spacing="-0.0006in"/>
    </style:style>
    <style:style style:name="P98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9" style:parent-style-name="Textkörper" style:family="paragraph">
      <style:paragraph-properties fo:line-height="209%" fo:margin-right="0.0986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0.0312in"/>
    </style:style>
    <style:style style:name="T104" style:parent-style-name="Absatz-Standardschriftart" style:family="text">
      <style:text-properties fo:letter-spacing="-0.0013in"/>
    </style:style>
    <style:style style:name="T105" style:parent-style-name="Absatz-Standardschriftart" style:family="text">
      <style:text-properties fo:letter-spacing="-0.0006in"/>
    </style:style>
    <style:style style:name="P106" style:parent-style-name="Überschrift1" style:master-page-name="MP1" style:family="paragraph">
      <style:paragraph-properties fo:break-before="page" fo:margin-top="0.0416in" fo:line-height="115%" fo:margin-right="0.2736in" fo:text-indent="0in">
        <style:tab-stops>
          <style:tab-stop style:type="left" style:position="0.1701in"/>
        </style:tab-stops>
      </style:paragraph-properties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0.0187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0.0159in"/>
    </style:style>
    <style:style style:name="T113" style:parent-style-name="Absatz-Standardschriftart" style:family="text">
      <style:text-properties fo:letter-spacing="-0.0006in"/>
    </style:style>
    <style:style style:name="P114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115" style:parent-style-name="Textkörper" style:family="paragraph">
      <style:paragraph-properties fo:line-height="115%" fo:margin-right="0.1194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0.0312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0.0284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0.0326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P12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127" style:parent-style-name="Überschrift1" style:family="paragraph">
      <style:paragraph-properties fo:text-indent="0in"/>
    </style:style>
    <style:style style:name="T128" style:parent-style-name="Absatz-Standardschriftart" style:family="text">
      <style:text-properties fo:letter-spacing="-0.0006in"/>
    </style:style>
    <style:style style:name="P129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30" style:parent-style-name="Textkörper" style:family="paragraph">
      <style:paragraph-properties fo:text-align="justify" fo:line-height="115%" fo:margin-right="0.0993in" fo:text-indent="0in">
        <style:tab-stops>
          <style:tab-stop style:type="left" style:position="0.1701in"/>
        </style:tab-stops>
      </style:paragraph-properties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0.0298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0.0284in"/>
    </style:style>
    <style:style style:name="T137" style:parent-style-name="Absatz-Standardschriftart" style:family="text">
      <style:text-properties fo:letter-spacing="-0.0006in"/>
    </style:style>
    <style:style style:name="P13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139" style:parent-style-name="Textkörper" style:family="paragraph">
      <style:paragraph-properties fo:line-height="115%" fo:margin-right="0.225in" fo:text-indent="0in">
        <style:tab-stops>
          <style:tab-stop style:type="left" style:position="0.1701in"/>
        </style:tab-stops>
      </style:paragraph-properties>
    </style:style>
    <style:style style:name="T140" style:parent-style-name="Absatz-Standardschriftart" style:family="text">
      <style:text-properties fo:letter-spacing="-0.0006in"/>
    </style:style>
    <style:style style:name="T141" style:parent-style-name="Absatz-Standardschriftart" style:family="text">
      <style:text-properties fo:letter-spacing="0.025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0.0312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06in"/>
    </style:style>
    <style:style style:name="P149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150" style:parent-style-name="Textkörper" style:family="paragraph">
      <style:paragraph-properties fo:line-height="115%" fo:margin-right="0.225in" fo:text-indent="0in">
        <style:tab-stops>
          <style:tab-stop style:type="left" style:position="0.1701in"/>
        </style:tab-stops>
      </style:paragraph-properties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0.0229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06in"/>
    </style:style>
    <style:style style:name="P15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159" style:parent-style-name="Überschrift1" style:family="paragraph">
      <style:paragraph-properties fo:text-indent="0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06in"/>
    </style:style>
    <style:style style:name="P162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163" style:parent-style-name="Textkörper" style:family="paragraph">
      <style:paragraph-properties fo:line-height="115%" fo:margin-right="0.3368in" fo:text-indent="0in">
        <style:tab-stops>
          <style:tab-stop style:type="left" style:position="0.1701in"/>
        </style:tab-stops>
      </style:paragraph-properties>
    </style:style>
    <style:style style:name="T164" style:parent-style-name="Absatz-Standardschriftart" style:family="text">
      <style:text-properties fo:letter-spacing="-0.0006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0.027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0.0256in"/>
    </style:style>
    <style:style style:name="T171" style:parent-style-name="Absatz-Standardschriftart" style:family="text">
      <style:text-properties fo:letter-spacing="-0.0006in"/>
    </style:style>
    <style:style style:name="T172" style:parent-style-name="Absatz-Standardschriftart" style:family="text">
      <style:text-properties fo:letter-spacing="-0.0006in"/>
    </style:style>
    <style:style style:name="T173" style:parent-style-name="Absatz-Standardschriftart" style:family="text">
      <style:text-properties fo:letter-spacing="-0.0006in"/>
    </style:style>
    <style:style style:name="P174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175" style:parent-style-name="Textkörper" style:family="paragraph">
      <style:paragraph-properties fo:line-height="115%" fo:margin-right="0.1194in" fo:text-indent="0in">
        <style:tab-stops>
          <style:tab-stop style:type="left" style:position="0.1701in"/>
        </style:tab-stops>
      </style:paragraph-properties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0.0326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0.027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06in"/>
    </style:style>
    <style:style style:name="P189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190" style:parent-style-name="Textkörper" style:family="paragraph">
      <style:paragraph-properties fo:line-height="115%" fo:margin-right="0.2006in" fo:text-indent="0in">
        <style:tab-stops>
          <style:tab-stop style:type="left" style:position="0.1701in"/>
        </style:tab-stops>
      </style:paragraph-properties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0.0298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06in"/>
    </style:style>
    <style:style style:name="T197" style:parent-style-name="Absatz-Standardschriftart" style:family="text">
      <style:text-properties fo:letter-spacing="0.027in"/>
    </style:style>
    <style:style style:name="T198" style:parent-style-name="Absatz-Standardschriftart" style:family="text">
      <style:text-properties fo:letter-spacing="-0.0006in"/>
    </style:style>
    <style:style style:name="P199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200" style:parent-style-name="Textkörper" style:family="paragraph">
      <style:paragraph-properties fo:line-height="115%" fo:margin-right="0.2006in" fo:text-indent="0in">
        <style:tab-stops>
          <style:tab-stop style:type="left" style:position="0.1701in"/>
        </style:tab-stops>
      </style:paragraph-properties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06in"/>
    </style:style>
    <style:style style:name="T204" style:parent-style-name="Absatz-Standardschriftart" style:family="text">
      <style:text-properties fo:letter-spacing="0.0326in"/>
    </style:style>
    <style:style style:name="T205" style:parent-style-name="Absatz-Standardschriftart" style:family="text">
      <style:text-properties fo:letter-spacing="-0.0006in"/>
    </style:style>
    <style:style style:name="T206" style:parent-style-name="Absatz-Standardschriftart" style:family="text">
      <style:text-properties fo:letter-spacing="0.027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06in"/>
    </style:style>
    <style:style style:name="T209" style:parent-style-name="Absatz-Standardschriftart" style:family="text">
      <style:text-properties fo:letter-spacing="-0.0006in"/>
    </style:style>
    <style:style style:name="T210" style:parent-style-name="Absatz-Standardschriftart" style:family="text">
      <style:text-properties fo:letter-spacing="-0.0006in"/>
    </style:style>
    <style:style style:name="P211" style:parent-style-name="Überschrift1" style:master-page-name="MP2" style:family="paragraph">
      <style:paragraph-properties fo:break-before="page" fo:margin-top="0.0416in" fo:text-indent="0in">
        <style:tab-stops>
          <style:tab-stop style:type="left" style:position="0.1701in"/>
        </style:tab-stops>
      </style:paragraph-properties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06in"/>
    </style:style>
    <style:style style:name="P214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15" style:parent-style-name="Textkörper" style:family="paragraph">
      <style:paragraph-properties fo:line-height="115%" fo:margin-right="0.102in"/>
    </style:style>
    <style:style style:name="T216" style:parent-style-name="Absatz-Standardschriftart" style:family="text">
      <style:text-properties fo:letter-spacing="-0.0006in"/>
    </style:style>
    <style:style style:name="T217" style:parent-style-name="Absatz-Standardschriftart" style:family="text">
      <style:text-properties fo:letter-spacing="0.0243in"/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0.032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0.0326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06in"/>
    </style:style>
    <style:style style:name="P227" style:parent-style-name="Standard" style:family="paragraph">
      <style:text-properties style:font-name="Arial" style:font-name-asian="Arial" style:font-name-complex="Arial"/>
    </style:style>
    <style:style style:name="P228" style:parent-style-name="Standard" style:family="paragraph">
      <style:text-properties style:font-name="Arial" style:font-name-asian="Arial" style:font-name-complex="Arial"/>
    </style:style>
    <style:style style:name="P229" style:parent-style-name="Standard" style:family="paragraph">
      <style:paragraph-properties fo:margin-top="0.0013in"/>
      <style:text-properties style:font-name="Arial" style:font-name-asian="Arial" style:font-name-complex="Arial" fo:font-size="11.5pt" style:font-size-asian="11.5pt" style:font-size-complex="11.5pt"/>
    </style:style>
    <style:style style:name="P230" style:parent-style-name="Überschrift1" style:family="paragraph">
      <style:paragraph-properties fo:line-height="115%" fo:margin-right="0.102in" fo:text-indent="0in">
        <style:tab-stops>
          <style:tab-stop style:type="left" style:position="0.1701in"/>
        </style:tab-stops>
      </style:paragraph-properties>
    </style:style>
    <style:style style:name="T231" style:parent-style-name="Absatz-Standardschriftart" style:family="text">
      <style:text-properties fo:letter-spacing="-0.002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0.0284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0.0159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06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0.0173in"/>
    </style:style>
    <style:style style:name="T240" style:parent-style-name="Absatz-Standardschriftart" style:family="text">
      <style:text-properties fo:letter-spacing="-0.0006in"/>
    </style:style>
    <style:style style:name="P241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242" style:parent-style-name="Textkörper" style:family="paragraph">
      <style:paragraph-properties fo:line-height="115%" fo:margin-right="0.1375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0.0312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0.0326in"/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0.0256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0.0284in"/>
    </style:style>
    <style:style style:name="T255" style:parent-style-name="Absatz-Standardschriftart" style:family="text">
      <style:text-properties fo:letter-spacing="-0.0006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0.0284in"/>
    </style:style>
    <style:style style:name="T259" style:parent-style-name="Absatz-Standardschriftart" style:family="text">
      <style:text-properties fo:letter-spacing="-0.0006in"/>
    </style:style>
    <style:style style:name="P260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261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262" style:parent-style-name="Absatz-Standardschriftart" style:family="text">
      <style:text-properties fo:letter-spacing="-0.0006in"/>
    </style:style>
    <style:style style:name="P263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64" style:parent-style-name="Standard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265" style:parent-style-name="Absatz-Standardschriftart" style:family="text">
      <style:text-properties style:font-name="Arial" fo:font-weight="bold" style:font-weight-asian="bold" fo:letter-spacing="-0.0006in"/>
    </style:style>
    <style:style style:name="T266" style:parent-style-name="Absatz-Standardschriftart" style:family="text">
      <style:text-properties style:font-name="Arial" fo:font-weight="bold" style:font-weight-asian="bold"/>
    </style:style>
    <style:style style:name="T267" style:parent-style-name="Absatz-Standardschriftart" style:family="text">
      <style:text-properties style:font-name="Arial" fo:font-weight="bold" style:font-weight-asian="bold" fo:letter-spacing="-0.0006in"/>
    </style:style>
    <style:style style:name="P268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69" style:parent-style-name="Standard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270" style:parent-style-name="Absatz-Standardschriftart" style:family="text">
      <style:text-properties style:font-name="Arial" fo:font-weight="bold" style:font-weight-asian="bold" fo:letter-spacing="-0.0006in"/>
    </style:style>
    <style:style style:name="T271" style:parent-style-name="Absatz-Standardschriftart" style:family="text">
      <style:text-properties style:font-name="Arial" fo:font-weight="bold" style:font-weight-asian="bold"/>
    </style:style>
    <style:style style:name="T272" style:parent-style-name="Absatz-Standardschriftart" style:family="text">
      <style:text-properties style:font-name="Arial" fo:font-weight="bold" style:font-weight-asian="bold" fo:letter-spacing="-0.0006in"/>
    </style:style>
    <style:style style:name="T273" style:parent-style-name="Absatz-Standardschriftart" style:family="text">
      <style:text-properties style:font-name="Arial" fo:font-weight="bold" style:font-weight-asian="bold" fo:letter-spacing="-0.0027in"/>
    </style:style>
    <style:style style:name="T274" style:parent-style-name="Absatz-Standardschriftart" style:family="text">
      <style:text-properties style:font-name="Arial" fo:font-weight="bold" style:font-weight-asian="bold" fo:letter-spacing="-0.0006in"/>
    </style:style>
    <style:style style:name="P275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76" style:parent-style-name="Standard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277" style:parent-style-name="Absatz-Standardschriftart" style:family="text">
      <style:text-properties style:font-name="Arial" fo:font-weight="bold" style:font-weight-asian="bold" fo:letter-spacing="-0.0006in"/>
    </style:style>
    <style:style style:name="T278" style:parent-style-name="Absatz-Standardschriftart" style:family="text">
      <style:text-properties style:font-name="Arial" fo:font-weight="bold" style:font-weight-asian="bold"/>
    </style:style>
    <style:style style:name="T279" style:parent-style-name="Absatz-Standardschriftart" style:family="text">
      <style:text-properties style:font-name="Arial" fo:font-weight="bold" style:font-weight-asian="bold" fo:letter-spacing="-0.0006in"/>
    </style:style>
    <style:style style:name="P280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81" style:parent-style-name="Standard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282" style:parent-style-name="Absatz-Standardschriftart" style:family="text">
      <style:text-properties style:font-name="Arial" fo:font-weight="bold" style:font-weight-asian="bold" fo:letter-spacing="-0.0006in"/>
    </style:style>
    <style:style style:name="T283" style:parent-style-name="Absatz-Standardschriftart" style:family="text">
      <style:text-properties style:font-name="Arial" fo:font-weight="bold" style:font-weight-asian="bold"/>
    </style:style>
    <style:style style:name="T284" style:parent-style-name="Absatz-Standardschriftart" style:family="text">
      <style:text-properties style:font-name="Arial" fo:font-weight="bold" style:font-weight-asian="bold" fo:letter-spacing="-0.0006in"/>
    </style:style>
    <style:style style:name="P285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286" style:parent-style-name="Textkörper" style:family="paragraph">
      <style:paragraph-properties fo:line-height="115%" fo:margin-right="0.102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0.034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0.0256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0.0284in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006in"/>
    </style:style>
    <style:style style:name="P298" style:parent-style-name="Überschrift1" style:master-page-name="MP3" style:family="paragraph">
      <style:paragraph-properties fo:break-before="page" fo:margin-top="0.0416in" fo:line-height="115%" fo:margin-right="0.3895in" fo:text-indent="0in">
        <style:tab-stops>
          <style:tab-stop style:type="left" style:position="0.1701in"/>
        </style:tab-stops>
      </style:paragraph-properties>
    </style:style>
    <style:style style:name="T299" style:parent-style-name="Absatz-Standardschriftart" style:family="text">
      <style:text-properties fo:letter-spacing="-0.002in"/>
    </style:style>
    <style:style style:name="T300" style:parent-style-name="Absatz-Standardschriftart" style:family="text">
      <style:text-properties fo:letter-spacing="-0.0006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0.0215in"/>
    </style:style>
    <style:style style:name="T303" style:parent-style-name="Absatz-Standardschriftart" style:family="text">
      <style:text-properties fo:letter-spacing="-0.0006in"/>
    </style:style>
    <style:style style:name="T304" style:parent-style-name="Absatz-Standardschriftart" style:family="text">
      <style:text-properties fo:letter-spacing="-0.0006in"/>
    </style:style>
    <style:style style:name="T305" style:parent-style-name="Absatz-Standardschriftart" style:family="text">
      <style:text-properties fo:letter-spacing="0.0173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0.0145in"/>
    </style:style>
    <style:style style:name="T312" style:parent-style-name="Absatz-Standardschriftart" style:family="text">
      <style:text-properties fo:letter-spacing="-0.0006in"/>
    </style:style>
    <style:style style:name="P313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314" style:parent-style-name="Textkörper" style:family="paragraph">
      <style:paragraph-properties fo:line-height="115%" fo:margin-right="0.1597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06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0.034in"/>
    </style:style>
    <style:style style:name="T319" style:parent-style-name="Absatz-Standardschriftart" style:family="text">
      <style:text-properties fo:letter-spacing="-0.0006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06in"/>
    </style:style>
    <style:style style:name="T322" style:parent-style-name="Absatz-Standardschriftart" style:family="text">
      <style:text-properties fo:letter-spacing="0.0243in"/>
    </style:style>
    <style:style style:name="T323" style:parent-style-name="Absatz-Standardschriftart" style:family="text">
      <style:text-properties fo:letter-spacing="-0.0006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06in"/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0.027in"/>
    </style:style>
    <style:style style:name="T329" style:parent-style-name="Absatz-Standardschriftart" style:family="text">
      <style:text-properties fo:letter-spacing="-0.0006in"/>
    </style:style>
    <style:style style:name="P330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31" style:parent-style-name="Überschrift1" style:family="paragraph">
      <style:paragraph-properties fo:text-indent="0in"/>
    </style:style>
    <style:style style:name="T332" style:parent-style-name="Absatz-Standardschriftart" style:family="text">
      <style:text-properties fo:letter-spacing="-0.0006in"/>
    </style:style>
    <style:style style:name="P333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334" style:parent-style-name="Textkörper" style:family="paragraph">
      <style:paragraph-properties fo:line-height="115%" fo:margin-right="0.1597in" fo:text-indent="0in">
        <style:tab-stops>
          <style:tab-stop style:type="left" style:position="0.0937in"/>
        </style:tab-stops>
      </style:paragraph-properties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06in"/>
    </style:style>
    <style:style style:name="T338" style:parent-style-name="Absatz-Standardschriftart" style:family="text">
      <style:text-properties fo:letter-spacing="0.0312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06in"/>
    </style:style>
    <style:style style:name="P342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43" style:parent-style-name="Textkörper" style:family="paragraph">
      <style:paragraph-properties fo:line-height="115%" fo:margin-right="0.0868in" fo:text-indent="0in">
        <style:tab-stops>
          <style:tab-stop style:type="left" style:position="0.0937in"/>
        </style:tab-stops>
      </style:paragraph-properties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0.027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06in"/>
    </style:style>
    <style:style style:name="T350" style:parent-style-name="Absatz-Standardschriftart" style:family="text">
      <style:text-properties fo:letter-spacing="0.0256in"/>
    </style:style>
    <style:style style:name="T351" style:parent-style-name="Absatz-Standardschriftart" style:family="text">
      <style:text-properties fo:letter-spacing="-0.0006in"/>
    </style:style>
    <style:style style:name="P352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53" style:parent-style-name="Überschrift1" style:family="paragraph">
      <style:paragraph-properties fo:text-indent="0in"/>
    </style:style>
    <style:style style:name="T354" style:parent-style-name="Absatz-Standardschriftart" style:family="text">
      <style:text-properties fo:letter-spacing="-0.0006in"/>
    </style:style>
    <style:style style:name="P355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356" style:parent-style-name="Textkörper" style:family="paragraph">
      <style:paragraph-properties fo:line-height="115%" fo:margin-right="0.1597in" fo:text-indent="0in">
        <style:tab-stops>
          <style:tab-stop style:type="left" style:position="0.0937in"/>
        </style:tab-stops>
      </style:paragraph-properties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0.0284in"/>
    </style:style>
    <style:style style:name="T359" style:parent-style-name="Absatz-Standardschriftart" style:family="text">
      <style:text-properties fo:letter-spacing="-0.0006in"/>
    </style:style>
    <style:style style:name="P360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61" style:parent-style-name="Textkörper" style:family="paragraph">
      <style:paragraph-properties fo:line-height="115%" fo:margin-right="0.3291in" fo:text-indent="0in">
        <style:tab-stops>
          <style:tab-stop style:type="left" style:position="0.0937in"/>
        </style:tab-stops>
      </style:paragraph-properties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0.027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06in"/>
    </style:style>
    <style:style style:name="P367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68" style:parent-style-name="Überschrift1" style:family="paragraph">
      <style:paragraph-properties fo:text-indent="0in"/>
    </style:style>
    <style:style style:name="T369" style:parent-style-name="Absatz-Standardschriftart" style:family="text">
      <style:text-properties fo:letter-spacing="-0.0006in"/>
    </style:style>
    <style:style style:name="P370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371" style:parent-style-name="Textkörper" style:family="paragraph">
      <style:paragraph-properties fo:line-height="115%" fo:margin-right="0.2458in" fo:text-indent="0in">
        <style:tab-stops>
          <style:tab-stop style:type="left" style:position="0.0937in"/>
        </style:tab-stops>
      </style:paragraph-properties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06in"/>
    </style:style>
    <style:style style:name="T375" style:parent-style-name="Absatz-Standardschriftart" style:family="text">
      <style:text-properties fo:letter-spacing="0.0312in"/>
    </style:style>
    <style:style style:name="T376" style:parent-style-name="Absatz-Standardschriftart" style:family="text">
      <style:text-properties fo:letter-spacing="-0.0006in"/>
    </style:style>
    <style:style style:name="T377" style:parent-style-name="Absatz-Standardschriftart" style:family="text">
      <style:text-properties fo:letter-spacing="-0.0006in"/>
    </style:style>
    <style:style style:name="P37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79" style:parent-style-name="Textkörper" style:family="paragraph">
      <style:paragraph-properties fo:line-height="115%" fo:margin-right="0.3291in" fo:text-indent="0in">
        <style:tab-stops>
          <style:tab-stop style:type="left" style:position="0.0937in"/>
        </style:tab-stops>
      </style:paragraph-properties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06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0.027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06in"/>
    </style:style>
    <style:style style:name="P38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387" style:parent-style-name="Textkörper" style:family="paragraph">
      <style:paragraph-properties fo:line-height="115%" fo:margin-right="0.1597in"/>
    </style:style>
    <style:style style:name="T388" style:parent-style-name="Absatz-Standardschriftart" style:family="text">
      <style:text-properties fo:letter-spacing="-0.0006in"/>
    </style:style>
    <style:style style:name="T389" style:parent-style-name="Absatz-Standardschriftart" style:family="text">
      <style:text-properties fo:letter-spacing="0.0284in"/>
    </style:style>
    <style:style style:name="T390" style:parent-style-name="Absatz-Standardschriftart" style:family="text">
      <style:text-properties fo:letter-spacing="-0.0006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06in"/>
    </style:style>
    <style:style style:name="T393" style:parent-style-name="Absatz-Standardschriftart" style:family="text">
      <style:text-properties fo:letter-spacing="0.0284in"/>
    </style:style>
    <style:style style:name="T394" style:parent-style-name="Absatz-Standardschriftart" style:family="text">
      <style:text-properties fo:letter-spacing="-0.0006in"/>
    </style:style>
    <style:style style:name="P395" style:parent-style-name="Überschrift1" style:master-page-name="MP4" style:family="paragraph">
      <style:paragraph-properties fo:break-before="page" fo:margin-top="0.0416in" fo:line-height="115%" fo:margin-right="0.1993in" fo:text-indent="0in">
        <style:tab-stops>
          <style:tab-stop style:type="left" style:position="0.1701in"/>
        </style:tab-stops>
      </style:paragraph-properties>
    </style:style>
    <style:style style:name="T396" style:parent-style-name="Absatz-Standardschriftart" style:family="text">
      <style:text-properties fo:letter-spacing="-0.0006in"/>
    </style:style>
    <style:style style:name="T397" style:parent-style-name="Absatz-Standardschriftart" style:family="text">
      <style:text-properties fo:letter-spacing="0.0201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0.0173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0.0201in"/>
    </style:style>
    <style:style style:name="T402" style:parent-style-name="Absatz-Standardschriftart" style:family="text">
      <style:text-properties fo:letter-spacing="-0.0006in"/>
    </style:style>
    <style:style style:name="P403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404" style:parent-style-name="Textkörper" style:family="paragraph">
      <style:paragraph-properties fo:line-height="115%" fo:margin-right="0.102in"/>
    </style:style>
    <style:style style:name="T405" style:parent-style-name="Absatz-Standardschriftart" style:family="text">
      <style:text-properties fo:letter-spacing="-0.0006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06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0.027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fo:letter-spacing="-0.0006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06in"/>
    </style:style>
    <style:style style:name="T415" style:parent-style-name="Absatz-Standardschriftart" style:family="text">
      <style:text-properties fo:letter-spacing="-0.0006in"/>
    </style:style>
    <style:style style:name="T416" style:parent-style-name="Absatz-Standardschriftart" style:family="text">
      <style:text-properties fo:letter-spacing="0.0229in"/>
    </style:style>
    <style:style style:name="T417" style:parent-style-name="Absatz-Standardschriftart" style:family="text">
      <style:text-properties fo:letter-spacing="-0.0006in"/>
    </style:style>
    <style:style style:name="P41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419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420" style:parent-style-name="Absatz-Standardschriftart" style:family="text">
      <style:text-properties fo:letter-spacing="-0.0006in"/>
    </style:style>
    <style:style style:name="P421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22" style:parent-style-name="Textkörper" style:family="paragraph">
      <style:paragraph-properties fo:line-height="115%" fo:margin-right="0.1993in" fo:text-indent="0.127in">
        <style:tab-stops>
          <style:tab-stop style:type="left" style:position="0.2208in"/>
        </style:tab-stops>
      </style:paragraph-properties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0.0215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06in"/>
    </style:style>
    <style:style style:name="T430" style:parent-style-name="Absatz-Standardschriftart" style:family="text">
      <style:text-properties fo:letter-spacing="0.027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06in"/>
    </style:style>
    <style:style style:name="P434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435" style:parent-style-name="Textkörper" style:family="paragraph">
      <style:paragraph-properties fo:text-align="justify" fo:line-height="115%" fo:margin-right="0.4333in" fo:text-indent="0.127in">
        <style:tab-stops>
          <style:tab-stop style:type="left" style:position="0.2208in"/>
        </style:tab-stops>
      </style:paragraph-properties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-0.0006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0.0215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06in"/>
    </style:style>
    <style:style style:name="T442" style:parent-style-name="Absatz-Standardschriftart" style:family="text">
      <style:text-properties fo:letter-spacing="-0.0006in"/>
    </style:style>
    <style:style style:name="T443" style:parent-style-name="Absatz-Standardschriftart" style:family="text">
      <style:text-properties fo:letter-spacing="0.0312in"/>
    </style:style>
    <style:style style:name="T444" style:parent-style-name="Absatz-Standardschriftart" style:family="text">
      <style:text-properties fo:letter-spacing="-0.0006in"/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06in"/>
    </style:style>
    <style:style style:name="P447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448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449" style:parent-style-name="Absatz-Standardschriftart" style:family="text">
      <style:text-properties fo:letter-spacing="-0.0006in"/>
    </style:style>
    <style:style style:name="P450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51" style:parent-style-name="Textkörper" style:family="paragraph">
      <style:paragraph-properties fo:line-height="115%" fo:margin-right="0.1993in" fo:text-indent="0.127in">
        <style:tab-stops>
          <style:tab-stop style:type="left" style:position="0.2208in"/>
        </style:tab-stops>
      </style:paragraph-properties>
    </style:style>
    <style:style style:name="T452" style:parent-style-name="Absatz-Standardschriftart" style:family="text">
      <style:text-properties fo:letter-spacing="-0.0006in"/>
    </style:style>
    <style:style style:name="T453" style:parent-style-name="Absatz-Standardschriftart" style:family="text">
      <style:text-properties fo:letter-spacing="0.0326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0.027in"/>
    </style:style>
    <style:style style:name="T458" style:parent-style-name="Absatz-Standardschriftart" style:family="text">
      <style:text-properties fo:letter-spacing="-0.0006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06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0.0284in"/>
    </style:style>
    <style:style style:name="T463" style:parent-style-name="Absatz-Standardschriftart" style:family="text">
      <style:text-properties fo:letter-spacing="-0.0006in"/>
    </style:style>
    <style:style style:name="P464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465" style:parent-style-name="Textkörper" style:family="paragraph">
      <style:paragraph-properties fo:line-height="115%" fo:margin-right="0.2847in" fo:text-indent="0.127in">
        <style:tab-stops>
          <style:tab-stop style:type="left" style:position="0.2208in"/>
        </style:tab-stops>
      </style:paragraph-properties>
    </style:style>
    <style:style style:name="T466" style:parent-style-name="Absatz-Standardschriftart" style:family="text">
      <style:text-properties fo:letter-spacing="-0.0006in"/>
    </style:style>
    <style:style style:name="T467" style:parent-style-name="Absatz-Standardschriftart" style:family="text">
      <style:text-properties fo:letter-spacing="0.027in"/>
    </style:style>
    <style:style style:name="T468" style:parent-style-name="Absatz-Standardschriftart" style:family="text">
      <style:text-properties fo:letter-spacing="-0.0006in"/>
    </style:style>
    <style:style style:name="T469" style:parent-style-name="Absatz-Standardschriftart" style:family="text">
      <style:text-properties fo:letter-spacing="0.0243in"/>
    </style:style>
    <style:style style:name="T470" style:parent-style-name="Absatz-Standardschriftart" style:family="text">
      <style:text-properties fo:letter-spacing="-0.0006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06in"/>
    </style:style>
    <style:style style:name="T473" style:parent-style-name="Absatz-Standardschriftart" style:family="text">
      <style:text-properties fo:letter-spacing="0.0354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0.0354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06in"/>
    </style:style>
    <style:style style:name="P479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480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481" style:parent-style-name="Absatz-Standardschriftart" style:family="text">
      <style:text-properties fo:letter-spacing="-0.0006in"/>
    </style:style>
    <style:style style:name="T482" style:parent-style-name="Absatz-Standardschriftart" style:family="text">
      <style:text-properties fo:letter-spacing="-0.0006in"/>
    </style:style>
    <style:style style:name="P483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484" style:parent-style-name="Textkörper" style:family="paragraph">
      <style:paragraph-properties fo:line-height="115%" fo:margin-right="0.3652in" fo:text-indent="0.127in">
        <style:tab-stops>
          <style:tab-stop style:type="left" style:position="0.2208in"/>
        </style:tab-stops>
      </style:paragraph-properties>
    </style:style>
    <style:style style:name="T485" style:parent-style-name="Absatz-Standardschriftart" style:family="text">
      <style:text-properties fo:letter-spacing="-0.0062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06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-0.0006in"/>
    </style:style>
    <style:style style:name="T491" style:parent-style-name="Absatz-Standardschriftart" style:family="text">
      <style:text-properties fo:letter-spacing="0.0229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0.027in"/>
    </style:style>
    <style:style style:name="T495" style:parent-style-name="Absatz-Standardschriftart" style:family="text">
      <style:text-properties fo:letter-spacing="-0.0006in"/>
    </style:style>
    <style:style style:name="P49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497" style:parent-style-name="Textkörper" style:family="paragraph">
      <style:paragraph-properties fo:line-height="115%" fo:margin-right="0.102in" fo:text-indent="0.127in">
        <style:tab-stops>
          <style:tab-stop style:type="left" style:position="0.2208in"/>
        </style:tab-stops>
      </style:paragraph-properties>
    </style:style>
    <style:style style:name="T498" style:parent-style-name="Absatz-Standardschriftart" style:family="text">
      <style:text-properties fo:letter-spacing="-0.0006in"/>
    </style:style>
    <style:style style:name="T499" style:parent-style-name="Absatz-Standardschriftart" style:family="text">
      <style:text-properties fo:letter-spacing="-0.0006in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0.0284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06in"/>
    </style:style>
    <style:style style:name="P50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507" style:parent-style-name="Textkörper" style:family="paragraph">
      <style:paragraph-properties fo:line-height="115%" fo:margin-right="0.102in"/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0.0284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06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06in"/>
    </style:style>
    <style:style style:name="T516" style:parent-style-name="Absatz-Standardschriftart" style:family="text">
      <style:text-properties fo:letter-spacing="0.0229in"/>
    </style:style>
    <style:style style:name="T517" style:parent-style-name="Absatz-Standardschriftart" style:family="text">
      <style:text-properties fo:letter-spacing="-0.0006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06in"/>
    </style:style>
    <style:style style:name="T522" style:parent-style-name="Absatz-Standardschriftart" style:family="text">
      <style:text-properties fo:letter-spacing="0.0229in"/>
    </style:style>
    <style:style style:name="T523" style:parent-style-name="Absatz-Standardschriftart" style:family="text">
      <style:text-properties fo:letter-spacing="-0.0006in"/>
    </style:style>
    <style:style style:name="P524" style:parent-style-name="Überschrift1" style:master-page-name="MP5" style:family="paragraph">
      <style:paragraph-properties fo:break-before="page" fo:margin-top="0.0416in" fo:line-height="115%" fo:margin-left="0.0833in" fo:text-indent="0in">
        <style:tab-stops/>
      </style:paragraph-properties>
    </style:style>
    <style:style style:name="T525" style:parent-style-name="Absatz-Standardschriftart" style:family="text">
      <style:text-properties fo:letter-spacing="-0.0006in"/>
    </style:style>
    <style:style style:name="T526" style:parent-style-name="Absatz-Standardschriftart" style:family="text">
      <style:text-properties fo:letter-spacing="-0.002in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0.0284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0.0201in"/>
    </style:style>
    <style:style style:name="T532" style:parent-style-name="Absatz-Standardschriftart" style:family="text">
      <style:text-properties fo:letter-spacing="-0.0006in"/>
    </style:style>
    <style:style style:name="P533" style:parent-style-name="Standard" style:family="paragraph">
      <style:paragraph-properties fo:margin-top="0.0006in" fo:line-height="115%" fo:margin-left="0.0833in" fo:margin-right="0.1416in">
        <style:tab-stops/>
      </style:paragraph-properties>
    </style:style>
    <style:style style:name="T53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3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45in"/>
    </style:style>
    <style:style style:name="T53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3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3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87in"/>
    </style:style>
    <style:style style:name="T53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4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215in"/>
    </style:style>
    <style:style style:name="T54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4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201in"/>
    </style:style>
    <style:style style:name="T543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44" style:parent-style-name="Absatz-Standardschriftart" style:family="text">
      <style:text-properties style:font-name="Arial" style:font-name-asian="Arial" style:font-name-complex="Arial" fo:font-weight="bold" style:font-weight-asian="bold" style:font-weight-complex="bold"/>
    </style:style>
    <style:style style:name="T545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4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201in"/>
    </style:style>
    <style:style style:name="T54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48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87in"/>
    </style:style>
    <style:style style:name="T54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5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208in"/>
    </style:style>
    <style:style style:name="T55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52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53" style:parent-style-name="Absatz-Standardschriftart" style:family="text">
      <style:text-properties style:font-name="Arial" style:font-name-asian="Arial" style:font-name-complex="Arial" fo:font-weight="bold" style:font-weight-asian="bold" style:font-weight-complex="bold"/>
    </style:style>
    <style:style style:name="T554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55" style:parent-style-name="Absatz-Standardschriftart" style:family="text">
      <style:text-properties style:font-name="Arial" style:font-name-asian="Arial" style:font-name-complex="Arial" fo:font-weight="bold" style:font-weight-asian="bold" style:font-weight-complex="bold"/>
    </style:style>
    <style:style style:name="T556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208in"/>
    </style:style>
    <style:style style:name="T557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58" style:parent-style-name="Absatz-Standardschriftart" style:family="text">
      <style:text-properties style:font-name="Arial" style:font-name-asian="Arial" style:font-name-complex="Arial" fo:font-weight="bold" style:font-weight-asian="bold" style:font-weight-complex="bold"/>
    </style:style>
    <style:style style:name="T559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T560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0.0145in"/>
    </style:style>
    <style:style style:name="T561" style:parent-style-name="Absatz-Standardschriftart" style:family="text">
      <style:text-properties style:font-name="Arial" style:font-name-asian="Arial" style:font-name-complex="Arial" fo:font-weight="bold" style:font-weight-asian="bold" style:font-weight-complex="bold" fo:letter-spacing="-0.0006in"/>
    </style:style>
    <style:style style:name="P562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563" style:parent-style-name="Textkörper" style:family="paragraph">
      <style:paragraph-properties fo:line-height="115%" fo:margin-left="0.0833in" fo:margin-right="0.1194in">
        <style:tab-stops/>
      </style:paragraph-properties>
    </style:style>
    <style:style style:name="T564" style:parent-style-name="Absatz-Standardschriftart" style:family="text">
      <style:text-properties fo:letter-spacing="-0.0006in"/>
    </style:style>
    <style:style style:name="T565" style:parent-style-name="Absatz-Standardschriftart" style:family="text">
      <style:text-properties fo:letter-spacing="0.0298in"/>
    </style:style>
    <style:style style:name="T566" style:parent-style-name="Absatz-Standardschriftart" style:family="text">
      <style:text-properties fo:letter-spacing="-0.0006in"/>
    </style:style>
    <style:style style:name="T567" style:parent-style-name="Absatz-Standardschriftart" style:family="text">
      <style:text-properties fo:letter-spacing="-0.0006in"/>
    </style:style>
    <style:style style:name="P56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569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570" style:parent-style-name="Absatz-Standardschriftart" style:family="text">
      <style:text-properties fo:letter-spacing="-0.0006in"/>
    </style:style>
    <style:style style:name="P571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572" style:parent-style-name="Textkörper" style:family="paragraph">
      <style:paragraph-properties fo:line-height="115%" fo:margin-right="0.2736in" fo:text-indent="0.127in">
        <style:tab-stops>
          <style:tab-stop style:type="left" style:position="0.2208in"/>
        </style:tab-stops>
      </style:paragraph-properties>
    </style:style>
    <style:style style:name="T573" style:parent-style-name="Absatz-Standardschriftart" style:family="text">
      <style:text-properties fo:letter-spacing="-0.0006in"/>
    </style:style>
    <style:style style:name="T574" style:parent-style-name="Absatz-Standardschriftart" style:family="text">
      <style:text-properties fo:letter-spacing="0.0395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-0.0006in"/>
    </style:style>
    <style:style style:name="T580" style:parent-style-name="Absatz-Standardschriftart" style:family="text">
      <style:text-properties fo:letter-spacing="-0.0013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0.0326in"/>
    </style:style>
    <style:style style:name="T583" style:parent-style-name="Absatz-Standardschriftart" style:family="text">
      <style:text-properties fo:letter-spacing="-0.0006in"/>
    </style:style>
    <style:style style:name="P584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585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586" style:parent-style-name="Absatz-Standardschriftart" style:family="text">
      <style:text-properties fo:letter-spacing="-0.0006in"/>
    </style:style>
    <style:style style:name="P587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588" style:parent-style-name="Textkörper" style:family="paragraph">
      <style:paragraph-properties fo:line-height="115%" fo:margin-right="0.225in" fo:text-indent="0.127in">
        <style:tab-stops>
          <style:tab-stop style:type="left" style:position="0.2208in"/>
        </style:tab-stops>
      </style:paragraph-properties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0.0284in"/>
    </style:style>
    <style:style style:name="T591" style:parent-style-name="Absatz-Standardschriftart" style:family="text">
      <style:text-properties fo:letter-spacing="-0.0006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06in"/>
    </style:style>
    <style:style style:name="T594" style:parent-style-name="Absatz-Standardschriftart" style:family="text">
      <style:text-properties fo:letter-spacing="-0.0006in"/>
    </style:style>
    <style:style style:name="T595" style:parent-style-name="Absatz-Standardschriftart" style:family="text">
      <style:text-properties fo:letter-spacing="0.0298in"/>
    </style:style>
    <style:style style:name="T596" style:parent-style-name="Absatz-Standardschriftart" style:family="text">
      <style:text-properties fo:letter-spacing="-0.0006in"/>
    </style:style>
    <style:style style:name="T597" style:parent-style-name="Absatz-Standardschriftart" style:family="text">
      <style:text-properties fo:letter-spacing="-0.0006in"/>
    </style:style>
    <style:style style:name="T598" style:parent-style-name="Absatz-Standardschriftart" style:family="text">
      <style:text-properties fo:letter-spacing="-0.0006in"/>
    </style:style>
    <style:style style:name="T599" style:parent-style-name="Absatz-Standardschriftart" style:family="text">
      <style:text-properties fo:letter-spacing="0.0284in"/>
    </style:style>
    <style:style style:name="T600" style:parent-style-name="Absatz-Standardschriftart" style:family="text">
      <style:text-properties fo:letter-spacing="-0.0006in"/>
    </style:style>
    <style:style style:name="P601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602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603" style:parent-style-name="Absatz-Standardschriftart" style:family="text">
      <style:text-properties fo:letter-spacing="-0.0006in"/>
    </style:style>
    <style:style style:name="T604" style:parent-style-name="Absatz-Standardschriftart" style:family="text">
      <style:text-properties fo:letter-spacing="-0.0006in"/>
    </style:style>
    <style:style style:name="P605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606" style:parent-style-name="Textkörper" style:family="paragraph">
      <style:paragraph-properties fo:line-height="115%" fo:margin-right="0.2736in" fo:text-indent="0.127in">
        <style:tab-stops>
          <style:tab-stop style:type="left" style:position="0.2208in"/>
        </style:tab-stops>
      </style:paragraph-properties>
    </style:style>
    <style:style style:name="T607" style:parent-style-name="Absatz-Standardschriftart" style:family="text">
      <style:text-properties fo:letter-spacing="-0.0006in"/>
    </style:style>
    <style:style style:name="T608" style:parent-style-name="Absatz-Standardschriftart" style:family="text">
      <style:text-properties fo:letter-spacing="-0.0006in"/>
    </style:style>
    <style:style style:name="T609" style:parent-style-name="Absatz-Standardschriftart" style:family="text">
      <style:text-properties fo:letter-spacing="0.0326in"/>
    </style:style>
    <style:style style:name="T610" style:parent-style-name="Absatz-Standardschriftart" style:family="text">
      <style:text-properties fo:letter-spacing="-0.0006in"/>
    </style:style>
    <style:style style:name="T611" style:parent-style-name="Absatz-Standardschriftart" style:family="text">
      <style:text-properties fo:letter-spacing="0.027in"/>
    </style:style>
    <style:style style:name="T612" style:parent-style-name="Absatz-Standardschriftart" style:family="text">
      <style:text-properties fo:letter-spacing="-0.0006in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-0.0006in"/>
    </style:style>
    <style:style style:name="T615" style:parent-style-name="Absatz-Standardschriftart" style:family="text">
      <style:text-properties fo:letter-spacing="-0.0006in"/>
    </style:style>
    <style:style style:name="T616" style:parent-style-name="Absatz-Standardschriftart" style:family="text">
      <style:text-properties fo:letter-spacing="-0.0006in"/>
    </style:style>
    <style:style style:name="P617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618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619" style:parent-style-name="Absatz-Standardschriftart" style:family="text">
      <style:text-properties fo:letter-spacing="-0.0006in"/>
    </style:style>
    <style:style style:name="P620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621" style:parent-style-name="Textkörper" style:family="paragraph">
      <style:paragraph-properties fo:line-height="115%" fo:margin-left="0.0826in" fo:margin-right="0.225in" fo:text-indent="0.1277in">
        <style:tab-stops>
          <style:tab-stop style:type="left" style:position="0.2215in"/>
        </style:tab-stops>
      </style:paragraph-properties>
    </style:style>
    <style:style style:name="T622" style:parent-style-name="Absatz-Standardschriftart" style:family="text">
      <style:text-properties fo:letter-spacing="-0.0006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0.0312in"/>
    </style:style>
    <style:style style:name="T625" style:parent-style-name="Absatz-Standardschriftart" style:family="text">
      <style:text-properties fo:letter-spacing="-0.0006in"/>
    </style:style>
    <style:style style:name="T626" style:parent-style-name="Absatz-Standardschriftart" style:family="text">
      <style:text-properties fo:letter-spacing="-0.0006in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0.0312in"/>
    </style:style>
    <style:style style:name="T629" style:parent-style-name="Absatz-Standardschriftart" style:family="text">
      <style:text-properties fo:letter-spacing="-0.0006in"/>
    </style:style>
    <style:style style:name="T630" style:parent-style-name="Absatz-Standardschriftart" style:family="text">
      <style:text-properties fo:letter-spacing="-0.0006in"/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0.0215in"/>
    </style:style>
    <style:style style:name="T633" style:parent-style-name="Absatz-Standardschriftart" style:family="text">
      <style:text-properties fo:letter-spacing="-0.0006in"/>
    </style:style>
    <style:style style:name="P634" style:parent-style-name="Überschrift1" style:master-page-name="MP6" style:family="paragraph">
      <style:paragraph-properties fo:break-before="page" fo:margin-top="0.0416in" fo:text-indent="0in"/>
    </style:style>
    <style:style style:name="T635" style:parent-style-name="Absatz-Standardschriftart" style:family="text">
      <style:text-properties fo:letter-spacing="-0.0006in"/>
    </style:style>
    <style:style style:name="P636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637" style:parent-style-name="Textkörper" style:family="paragraph">
      <style:paragraph-properties fo:line-height="115%" fo:margin-left="0.0694in" fo:margin-right="0.3652in" fo:text-indent="0.127in">
        <style:tab-stops>
          <style:tab-stop style:type="left" style:position="0.2208in"/>
        </style:tab-stops>
      </style:paragraph-properties>
    </style:style>
    <style:style style:name="T638" style:parent-style-name="Absatz-Standardschriftart" style:family="text">
      <style:text-properties fo:letter-spacing="-0.0006in"/>
    </style:style>
    <style:style style:name="T639" style:parent-style-name="Absatz-Standardschriftart" style:family="text">
      <style:text-properties fo:letter-spacing="-0.0006in"/>
    </style:style>
    <style:style style:name="T640" style:parent-style-name="Absatz-Standardschriftart" style:family="text">
      <style:text-properties fo:letter-spacing="0.0215in"/>
    </style:style>
    <style:style style:name="T641" style:parent-style-name="Absatz-Standardschriftart" style:family="text">
      <style:text-properties fo:letter-spacing="-0.0006in"/>
    </style:style>
    <style:style style:name="P642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643" style:parent-style-name="Textkörper" style:family="paragraph">
      <style:paragraph-properties fo:line-height="115%" fo:margin-right="0.2847in" fo:text-indent="0.2118in">
        <style:tab-stops>
          <style:tab-stop style:type="left" style:position="0.3055in"/>
        </style:tab-stops>
      </style:paragraph-properties>
    </style:style>
    <style:style style:name="T644" style:parent-style-name="Absatz-Standardschriftart" style:family="text">
      <style:text-properties fo:letter-spacing="-0.0006in"/>
    </style:style>
    <style:style style:name="T645" style:parent-style-name="Absatz-Standardschriftart" style:family="text">
      <style:text-properties fo:letter-spacing="-0.0006in"/>
    </style:style>
    <style:style style:name="T646" style:parent-style-name="Absatz-Standardschriftart" style:family="text">
      <style:text-properties fo:letter-spacing="-0.0006in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0.0381in"/>
    </style:style>
    <style:style style:name="T649" style:parent-style-name="Absatz-Standardschriftart" style:family="text">
      <style:text-properties fo:letter-spacing="-0.0006in"/>
    </style:style>
    <style:style style:name="T650" style:parent-style-name="Absatz-Standardschriftart" style:family="text">
      <style:text-properties fo:letter-spacing="-0.0006in"/>
    </style:style>
    <style:style style:name="T651" style:parent-style-name="Absatz-Standardschriftart" style:family="text">
      <style:text-properties fo:letter-spacing="-0.0006in"/>
    </style:style>
    <style:style style:name="T652" style:parent-style-name="Absatz-Standardschriftart" style:family="text">
      <style:text-properties fo:letter-spacing="-0.0006in"/>
    </style:style>
    <style:style style:name="T653" style:parent-style-name="Absatz-Standardschriftart" style:family="text">
      <style:text-properties fo:letter-spacing="-0.0006in"/>
    </style:style>
    <style:style style:name="T654" style:parent-style-name="Absatz-Standardschriftart" style:family="text">
      <style:text-properties fo:letter-spacing="-0.0006in"/>
    </style:style>
    <style:style style:name="T655" style:parent-style-name="Absatz-Standardschriftart" style:family="text">
      <style:text-properties fo:letter-spacing="-0.0006in"/>
    </style:style>
    <style:style style:name="P65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657" style:parent-style-name="Textkörper" style:family="paragraph">
      <style:paragraph-properties fo:line-height="115%" fo:margin-right="0.102in" fo:text-indent="0.2118in">
        <style:tab-stops>
          <style:tab-stop style:type="left" style:position="0.3055in"/>
        </style:tab-stops>
      </style:paragraph-properties>
    </style:style>
    <style:style style:name="T658" style:parent-style-name="Absatz-Standardschriftart" style:family="text">
      <style:text-properties fo:letter-spacing="-0.0006in"/>
    </style:style>
    <style:style style:name="T659" style:parent-style-name="Absatz-Standardschriftart" style:family="text">
      <style:text-properties fo:letter-spacing="0.0215in"/>
    </style:style>
    <style:style style:name="T660" style:parent-style-name="Absatz-Standardschriftart" style:family="text">
      <style:text-properties fo:letter-spacing="-0.0006in"/>
    </style:style>
    <style:style style:name="T661" style:parent-style-name="Absatz-Standardschriftart" style:family="text">
      <style:text-properties fo:letter-spacing="-0.0006in"/>
    </style:style>
    <style:style style:name="T662" style:parent-style-name="Absatz-Standardschriftart" style:family="text">
      <style:text-properties fo:letter-spacing="-0.0006in"/>
    </style:style>
    <style:style style:name="T663" style:parent-style-name="Absatz-Standardschriftart" style:family="text">
      <style:text-properties fo:letter-spacing="-0.0006in"/>
    </style:style>
    <style:style style:name="T664" style:parent-style-name="Absatz-Standardschriftart" style:family="text">
      <style:text-properties fo:letter-spacing="0.0326in"/>
    </style:style>
    <style:style style:name="T665" style:parent-style-name="Absatz-Standardschriftart" style:family="text">
      <style:text-properties fo:letter-spacing="-0.0006in"/>
    </style:style>
    <style:style style:name="P66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667" style:parent-style-name="Textkörper" style:family="paragraph">
      <style:paragraph-properties fo:line-height="115%" fo:margin-right="0.102in"/>
    </style:style>
    <style:style style:name="T668" style:parent-style-name="Absatz-Standardschriftart" style:family="text">
      <style:text-properties fo:letter-spacing="-0.0006in"/>
    </style:style>
    <style:style style:name="T669" style:parent-style-name="Absatz-Standardschriftart" style:family="text">
      <style:text-properties fo:letter-spacing="-0.0006in"/>
    </style:style>
    <style:style style:name="T670" style:parent-style-name="Absatz-Standardschriftart" style:family="text">
      <style:text-properties fo:letter-spacing="-0.0013in"/>
    </style:style>
    <style:style style:name="T671" style:parent-style-name="Absatz-Standardschriftart" style:family="text">
      <style:text-properties fo:letter-spacing="-0.0006in"/>
    </style:style>
    <style:style style:name="T672" style:parent-style-name="Absatz-Standardschriftart" style:family="text">
      <style:text-properties fo:letter-spacing="0.0284in"/>
    </style:style>
    <style:style style:name="T673" style:parent-style-name="Absatz-Standardschriftart" style:family="text">
      <style:text-properties fo:letter-spacing="-0.0006in"/>
    </style:style>
    <style:style style:name="T674" style:parent-style-name="Absatz-Standardschriftart" style:family="text">
      <style:text-properties fo:letter-spacing="-0.0006in"/>
    </style:style>
    <style:style style:name="T675" style:parent-style-name="Absatz-Standardschriftart" style:family="text">
      <style:text-properties fo:letter-spacing="-0.0006in"/>
    </style:style>
    <style:style style:name="T676" style:parent-style-name="Absatz-Standardschriftart" style:family="text">
      <style:text-properties fo:letter-spacing="-0.0006in"/>
    </style:style>
    <style:style style:name="T677" style:parent-style-name="Absatz-Standardschriftart" style:family="text">
      <style:text-properties fo:letter-spacing="-0.0006in"/>
    </style:style>
    <style:style style:name="T678" style:parent-style-name="Absatz-Standardschriftart" style:family="text">
      <style:text-properties fo:letter-spacing="-0.0006in"/>
    </style:style>
    <style:style style:name="T679" style:parent-style-name="Absatz-Standardschriftart" style:family="text">
      <style:text-properties fo:letter-spacing="0.0368in"/>
    </style:style>
    <style:style style:name="T680" style:parent-style-name="Absatz-Standardschriftart" style:family="text">
      <style:text-properties fo:letter-spacing="-0.0006in"/>
    </style:style>
    <style:style style:name="T681" style:parent-style-name="Absatz-Standardschriftart" style:family="text">
      <style:text-properties fo:letter-spacing="-0.0006in"/>
    </style:style>
    <style:style style:name="T682" style:parent-style-name="Absatz-Standardschriftart" style:family="text">
      <style:text-properties fo:letter-spacing="-0.0006in"/>
    </style:style>
    <style:style style:name="T683" style:parent-style-name="Absatz-Standardschriftart" style:family="text">
      <style:text-properties fo:letter-spacing="0.0298in"/>
    </style:style>
    <style:style style:name="T684" style:parent-style-name="Absatz-Standardschriftart" style:family="text">
      <style:text-properties fo:letter-spacing="-0.0006in"/>
    </style:style>
    <style:style style:name="T685" style:parent-style-name="Absatz-Standardschriftart" style:family="text">
      <style:text-properties fo:letter-spacing="-0.0006in"/>
    </style:style>
    <style:style style:name="T686" style:parent-style-name="Absatz-Standardschriftart" style:family="text">
      <style:text-properties fo:letter-spacing="-0.0006in"/>
    </style:style>
    <style:style style:name="T687" style:parent-style-name="Absatz-Standardschriftart" style:family="text">
      <style:text-properties fo:letter-spacing="-0.0006in"/>
    </style:style>
    <style:style style:name="T688" style:parent-style-name="Absatz-Standardschriftart" style:family="text">
      <style:text-properties fo:letter-spacing="0.0284in"/>
    </style:style>
    <style:style style:name="T689" style:parent-style-name="Absatz-Standardschriftart" style:family="text">
      <style:text-properties fo:letter-spacing="-0.0006in"/>
    </style:style>
    <style:style style:name="T690" style:parent-style-name="Absatz-Standardschriftart" style:family="text">
      <style:text-properties fo:letter-spacing="-0.0006in"/>
    </style:style>
    <style:style style:name="T691" style:parent-style-name="Absatz-Standardschriftart" style:family="text">
      <style:text-properties fo:letter-spacing="-0.0006in"/>
    </style:style>
    <style:style style:name="T692" style:parent-style-name="Absatz-Standardschriftart" style:family="text">
      <style:text-properties fo:letter-spacing="-0.0006in"/>
    </style:style>
    <style:style style:name="P693" style:parent-style-name="Standard" style:family="paragraph">
      <style:text-properties style:font-name="Arial" style:font-name-asian="Arial" style:font-name-complex="Arial"/>
    </style:style>
    <style:style style:name="P694" style:parent-style-name="Standard" style:family="paragraph">
      <style:text-properties style:font-name="Arial" style:font-name-asian="Arial" style:font-name-complex="Arial"/>
    </style:style>
    <style:style style:name="P695" style:parent-style-name="Standard" style:family="paragraph">
      <style:paragraph-properties fo:margin-top="0.0013in"/>
      <style:text-properties style:font-name="Arial" style:font-name-asian="Arial" style:font-name-complex="Arial" fo:font-size="11.5pt" style:font-size-asian="11.5pt" style:font-size-complex="11.5pt"/>
    </style:style>
    <style:style style:name="P696" style:parent-style-name="Überschrift1" style:family="paragraph">
      <style:paragraph-properties fo:line-height="115%" fo:margin-right="0.1993in" fo:text-indent="0in"/>
    </style:style>
    <style:style style:name="T697" style:parent-style-name="Absatz-Standardschriftart" style:family="text">
      <style:text-properties fo:letter-spacing="-0.0006in"/>
    </style:style>
    <style:style style:name="T698" style:parent-style-name="Absatz-Standardschriftart" style:family="text">
      <style:text-properties fo:letter-spacing="0.0229in"/>
    </style:style>
    <style:style style:name="T699" style:parent-style-name="Absatz-Standardschriftart" style:family="text">
      <style:text-properties fo:letter-spacing="-0.0006in"/>
    </style:style>
    <style:style style:name="T700" style:parent-style-name="Absatz-Standardschriftart" style:family="text">
      <style:text-properties fo:letter-spacing="-0.0006in"/>
    </style:style>
    <style:style style:name="T701" style:parent-style-name="Absatz-Standardschriftart" style:family="text">
      <style:text-properties fo:letter-spacing="0.0159in"/>
    </style:style>
    <style:style style:name="T702" style:parent-style-name="Absatz-Standardschriftart" style:family="text">
      <style:text-properties fo:letter-spacing="-0.0006in"/>
    </style:style>
    <style:style style:name="T703" style:parent-style-name="Absatz-Standardschriftart" style:family="text">
      <style:text-properties fo:letter-spacing="-0.0006in"/>
    </style:style>
    <style:style style:name="T704" style:parent-style-name="Absatz-Standardschriftart" style:family="text">
      <style:text-properties fo:letter-spacing="-0.0006in"/>
    </style:style>
    <style:style style:name="T705" style:parent-style-name="Absatz-Standardschriftart" style:family="text">
      <style:text-properties fo:letter-spacing="0.0187in"/>
    </style:style>
    <style:style style:name="T706" style:parent-style-name="Absatz-Standardschriftart" style:family="text">
      <style:text-properties fo:letter-spacing="-0.0006in"/>
    </style:style>
    <style:style style:name="T707" style:parent-style-name="Absatz-Standardschriftart" style:family="text">
      <style:text-properties fo:letter-spacing="-0.0006in"/>
    </style:style>
    <style:style style:name="T708" style:parent-style-name="Absatz-Standardschriftart" style:family="text">
      <style:text-properties fo:letter-spacing="0.0159in"/>
    </style:style>
    <style:style style:name="T709" style:parent-style-name="Absatz-Standardschriftart" style:family="text">
      <style:text-properties fo:letter-spacing="-0.0006in"/>
    </style:style>
    <style:style style:name="T710" style:parent-style-name="Absatz-Standardschriftart" style:family="text">
      <style:text-properties fo:letter-spacing="0.0187in"/>
    </style:style>
    <style:style style:name="T711" style:parent-style-name="Absatz-Standardschriftart" style:family="text">
      <style:text-properties fo:letter-spacing="-0.0006in"/>
    </style:style>
    <style:style style:name="T712" style:parent-style-name="Absatz-Standardschriftart" style:family="text">
      <style:text-properties fo:letter-spacing="-0.0006in"/>
    </style:style>
    <style:style style:name="T713" style:parent-style-name="Absatz-Standardschriftart" style:family="text">
      <style:text-properties fo:letter-spacing="0.0145in"/>
    </style:style>
    <style:style style:name="T714" style:parent-style-name="Absatz-Standardschriftart" style:family="text">
      <style:text-properties fo:letter-spacing="-0.0006in"/>
    </style:style>
    <style:style style:name="P715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716" style:parent-style-name="Textkörper" style:family="paragraph">
      <style:paragraph-properties fo:line-height="115%" fo:margin-right="0.102in"/>
    </style:style>
    <style:style style:name="T717" style:parent-style-name="Absatz-Standardschriftart" style:family="text">
      <style:text-properties fo:letter-spacing="-0.0006in"/>
    </style:style>
    <style:style style:name="T718" style:parent-style-name="Absatz-Standardschriftart" style:family="text">
      <style:text-properties fo:letter-spacing="0.0354in"/>
    </style:style>
    <style:style style:name="T719" style:parent-style-name="Absatz-Standardschriftart" style:family="text">
      <style:text-properties fo:letter-spacing="-0.0006in"/>
    </style:style>
    <style:style style:name="T720" style:parent-style-name="Absatz-Standardschriftart" style:family="text">
      <style:text-properties fo:letter-spacing="-0.0006in"/>
    </style:style>
    <style:style style:name="T721" style:parent-style-name="Absatz-Standardschriftart" style:family="text">
      <style:text-properties fo:letter-spacing="-0.0006in"/>
    </style:style>
    <style:style style:name="T722" style:parent-style-name="Absatz-Standardschriftart" style:family="text">
      <style:text-properties fo:letter-spacing="0.0326in"/>
    </style:style>
    <style:style style:name="T723" style:parent-style-name="Absatz-Standardschriftart" style:family="text">
      <style:text-properties fo:letter-spacing="-0.0006in"/>
    </style:style>
    <style:style style:name="T724" style:parent-style-name="Absatz-Standardschriftart" style:family="text">
      <style:text-properties fo:letter-spacing="0.034in"/>
    </style:style>
    <style:style style:name="T725" style:parent-style-name="Absatz-Standardschriftart" style:family="text">
      <style:text-properties fo:letter-spacing="-0.0006in"/>
    </style:style>
    <style:style style:name="P726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727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728" style:parent-style-name="Absatz-Standardschriftart" style:family="text">
      <style:text-properties fo:letter-spacing="-0.0006in"/>
    </style:style>
    <style:style style:name="T729" style:parent-style-name="Absatz-Standardschriftart" style:family="text">
      <style:text-properties fo:letter-spacing="-0.0006in"/>
    </style:style>
    <style:style style:name="P730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31" style:parent-style-name="Textkörper" style:family="paragraph">
      <style:paragraph-properties fo:line-height="115%" fo:margin-right="0.2847in" fo:text-indent="0.127in">
        <style:tab-stops>
          <style:tab-stop style:type="left" style:position="0.2208in"/>
        </style:tab-stops>
      </style:paragraph-properties>
    </style:style>
    <style:style style:name="T732" style:parent-style-name="Absatz-Standardschriftart" style:family="text">
      <style:text-properties fo:letter-spacing="-0.0006in"/>
    </style:style>
    <style:style style:name="T733" style:parent-style-name="Absatz-Standardschriftart" style:family="text">
      <style:text-properties fo:letter-spacing="-0.0006in"/>
    </style:style>
    <style:style style:name="T734" style:parent-style-name="Absatz-Standardschriftart" style:family="text">
      <style:text-properties fo:letter-spacing="-0.0006in"/>
    </style:style>
    <style:style style:name="T735" style:parent-style-name="Absatz-Standardschriftart" style:family="text">
      <style:text-properties fo:letter-spacing="0.0312in"/>
    </style:style>
    <style:style style:name="T736" style:parent-style-name="Absatz-Standardschriftart" style:family="text">
      <style:text-properties fo:letter-spacing="-0.0006in"/>
    </style:style>
    <style:style style:name="T737" style:parent-style-name="Absatz-Standardschriftart" style:family="text">
      <style:text-properties fo:letter-spacing="-0.0006in"/>
    </style:style>
    <style:style style:name="T738" style:parent-style-name="Absatz-Standardschriftart" style:family="text">
      <style:text-properties fo:letter-spacing="-0.0006in"/>
    </style:style>
    <style:style style:name="T739" style:parent-style-name="Absatz-Standardschriftart" style:family="text">
      <style:text-properties fo:letter-spacing="0.0326in"/>
    </style:style>
    <style:style style:name="T740" style:parent-style-name="Absatz-Standardschriftart" style:family="text">
      <style:text-properties fo:letter-spacing="-0.0006in"/>
    </style:style>
    <style:style style:name="T741" style:parent-style-name="Absatz-Standardschriftart" style:family="text">
      <style:text-properties fo:letter-spacing="0.0243in"/>
    </style:style>
    <style:style style:name="T742" style:parent-style-name="Absatz-Standardschriftart" style:family="text">
      <style:text-properties fo:letter-spacing="-0.0006in"/>
    </style:style>
    <style:style style:name="T743" style:parent-style-name="Absatz-Standardschriftart" style:family="text">
      <style:text-properties fo:letter-spacing="-0.0006in"/>
    </style:style>
    <style:style style:name="T744" style:parent-style-name="Absatz-Standardschriftart" style:family="text">
      <style:text-properties fo:letter-spacing="-0.0006in"/>
    </style:style>
    <style:style style:name="P745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746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747" style:parent-style-name="Absatz-Standardschriftart" style:family="text">
      <style:text-properties fo:letter-spacing="-0.0006in"/>
    </style:style>
    <style:style style:name="T748" style:parent-style-name="Absatz-Standardschriftart" style:family="text">
      <style:text-properties fo:letter-spacing="-0.0006in"/>
    </style:style>
    <style:style style:name="P749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50" style:parent-style-name="Textkörper" style:family="paragraph">
      <style:paragraph-properties fo:line-height="115%" fo:margin-right="0.102in" fo:text-indent="0.127in">
        <style:tab-stops>
          <style:tab-stop style:type="left" style:position="0.2208in"/>
        </style:tab-stops>
      </style:paragraph-properties>
    </style:style>
    <style:style style:name="T751" style:parent-style-name="Absatz-Standardschriftart" style:family="text">
      <style:text-properties fo:letter-spacing="-0.0006in"/>
    </style:style>
    <style:style style:name="T752" style:parent-style-name="Absatz-Standardschriftart" style:family="text">
      <style:text-properties fo:letter-spacing="-0.0006in"/>
    </style:style>
    <style:style style:name="T753" style:parent-style-name="Absatz-Standardschriftart" style:family="text">
      <style:text-properties fo:letter-spacing="-0.0006in"/>
    </style:style>
    <style:style style:name="T754" style:parent-style-name="Absatz-Standardschriftart" style:family="text">
      <style:text-properties fo:letter-spacing="-0.0006in"/>
    </style:style>
    <style:style style:name="T755" style:parent-style-name="Absatz-Standardschriftart" style:family="text">
      <style:text-properties fo:letter-spacing="0.0298in"/>
    </style:style>
    <style:style style:name="T756" style:parent-style-name="Absatz-Standardschriftart" style:family="text">
      <style:text-properties fo:letter-spacing="-0.0006in"/>
    </style:style>
    <style:style style:name="T757" style:parent-style-name="Absatz-Standardschriftart" style:family="text">
      <style:text-properties fo:letter-spacing="-0.0006in"/>
    </style:style>
    <style:style style:name="T758" style:parent-style-name="Absatz-Standardschriftart" style:family="text">
      <style:text-properties fo:letter-spacing="0.027in"/>
    </style:style>
    <style:style style:name="T759" style:parent-style-name="Absatz-Standardschriftart" style:family="text">
      <style:text-properties fo:letter-spacing="-0.0006in"/>
    </style:style>
    <style:style style:name="T760" style:parent-style-name="Absatz-Standardschriftart" style:family="text">
      <style:text-properties fo:letter-spacing="-0.002in"/>
    </style:style>
    <style:style style:name="T761" style:parent-style-name="Absatz-Standardschriftart" style:family="text">
      <style:text-properties fo:letter-spacing="-0.0006in"/>
    </style:style>
    <style:style style:name="T762" style:parent-style-name="Absatz-Standardschriftart" style:family="text">
      <style:text-properties fo:letter-spacing="-0.0006in"/>
    </style:style>
    <style:style style:name="T763" style:parent-style-name="Absatz-Standardschriftart" style:family="text">
      <style:text-properties fo:letter-spacing="0.034in"/>
    </style:style>
    <style:style style:name="T764" style:parent-style-name="Absatz-Standardschriftart" style:family="text">
      <style:text-properties fo:letter-spacing="-0.0006in"/>
    </style:style>
    <style:style style:name="P765" style:parent-style-name="Überschrift1" style:master-page-name="MP7" style:family="paragraph">
      <style:paragraph-properties fo:break-before="page" fo:margin-top="0.0416in" fo:margin-left="0.2527in" fo:text-indent="-0.1694in">
        <style:tab-stops>
          <style:tab-stop style:type="left" style:position="0.0006in"/>
        </style:tab-stops>
      </style:paragraph-properties>
    </style:style>
    <style:style style:name="T766" style:parent-style-name="Absatz-Standardschriftart" style:family="text">
      <style:text-properties fo:letter-spacing="-0.0006in"/>
    </style:style>
    <style:style style:name="T767" style:parent-style-name="Absatz-Standardschriftart" style:family="text">
      <style:text-properties fo:letter-spacing="-0.0013in"/>
    </style:style>
    <style:style style:name="P768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69" style:parent-style-name="Textkörper" style:family="paragraph">
      <style:paragraph-properties fo:line-height="115%" fo:margin-left="0.0833in" fo:margin-right="0.0791in" fo:text-indent="0.127in">
        <style:tab-stops>
          <style:tab-stop style:type="left" style:position="0.2208in"/>
        </style:tab-stops>
      </style:paragraph-properties>
    </style:style>
    <style:style style:name="T770" style:parent-style-name="Absatz-Standardschriftart" style:family="text">
      <style:text-properties fo:letter-spacing="-0.0006in"/>
    </style:style>
    <style:style style:name="T771" style:parent-style-name="Absatz-Standardschriftart" style:family="text">
      <style:text-properties fo:letter-spacing="0.034in"/>
    </style:style>
    <style:style style:name="T772" style:parent-style-name="Absatz-Standardschriftart" style:family="text">
      <style:text-properties fo:letter-spacing="-0.0006in"/>
    </style:style>
    <style:style style:name="T773" style:parent-style-name="Absatz-Standardschriftart" style:family="text">
      <style:text-properties fo:letter-spacing="-0.0006in"/>
    </style:style>
    <style:style style:name="T774" style:parent-style-name="Absatz-Standardschriftart" style:family="text">
      <style:text-properties fo:letter-spacing="-0.0006in"/>
    </style:style>
    <style:style style:name="T775" style:parent-style-name="Absatz-Standardschriftart" style:family="text">
      <style:text-properties fo:letter-spacing="0.034in"/>
    </style:style>
    <style:style style:name="T776" style:parent-style-name="Absatz-Standardschriftart" style:family="text">
      <style:text-properties fo:letter-spacing="-0.0006in"/>
    </style:style>
    <style:style style:name="T777" style:parent-style-name="Absatz-Standardschriftart" style:family="text">
      <style:text-properties fo:letter-spacing="-0.0006in"/>
    </style:style>
    <style:style style:name="T778" style:parent-style-name="Absatz-Standardschriftart" style:family="text">
      <style:text-properties fo:letter-spacing="-0.0006in"/>
    </style:style>
    <style:style style:name="T779" style:parent-style-name="Absatz-Standardschriftart" style:family="text">
      <style:text-properties fo:letter-spacing="0.0298in"/>
    </style:style>
    <style:style style:name="T780" style:parent-style-name="Absatz-Standardschriftart" style:family="text">
      <style:text-properties fo:letter-spacing="-0.0006in"/>
    </style:style>
    <style:style style:name="T781" style:parent-style-name="Absatz-Standardschriftart" style:family="text">
      <style:text-properties fo:letter-spacing="-0.0006in"/>
    </style:style>
    <style:style style:name="P782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783" style:parent-style-name="Überschrift1" style:family="paragraph">
      <style:paragraph-properties fo:margin-left="0.2527in" fo:text-indent="-0.1694in">
        <style:tab-stops>
          <style:tab-stop style:type="left" style:position="0.0006in"/>
        </style:tab-stops>
      </style:paragraph-properties>
    </style:style>
    <style:style style:name="T784" style:parent-style-name="Absatz-Standardschriftart" style:family="text">
      <style:text-properties fo:letter-spacing="-0.0006in"/>
    </style:style>
    <style:style style:name="T785" style:parent-style-name="Absatz-Standardschriftart" style:family="text">
      <style:text-properties fo:letter-spacing="-0.0013in"/>
    </style:style>
    <style:style style:name="P786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787" style:parent-style-name="Textkörper" style:family="paragraph">
      <style:paragraph-properties fo:line-height="115%" fo:margin-left="0.0833in" fo:margin-right="0.2187in" fo:text-indent="0.127in">
        <style:tab-stops>
          <style:tab-stop style:type="left" style:position="0.2208in"/>
        </style:tab-stops>
      </style:paragraph-properties>
    </style:style>
    <style:style style:name="T788" style:parent-style-name="Absatz-Standardschriftart" style:family="text">
      <style:text-properties fo:letter-spacing="-0.0006in"/>
    </style:style>
    <style:style style:name="T789" style:parent-style-name="Absatz-Standardschriftart" style:family="text">
      <style:text-properties fo:letter-spacing="-0.0006in"/>
    </style:style>
    <style:style style:name="T790" style:parent-style-name="Absatz-Standardschriftart" style:family="text">
      <style:text-properties fo:letter-spacing="0.0298in"/>
    </style:style>
    <style:style style:name="T791" style:parent-style-name="Absatz-Standardschriftart" style:family="text">
      <style:text-properties fo:letter-spacing="-0.0006in"/>
    </style:style>
    <style:style style:name="T792" style:parent-style-name="Absatz-Standardschriftart" style:family="text">
      <style:text-properties fo:letter-spacing="0.0284in"/>
    </style:style>
    <style:style style:name="T793" style:parent-style-name="Absatz-Standardschriftart" style:family="text">
      <style:text-properties fo:letter-spacing="-0.0006in"/>
    </style:style>
    <style:style style:name="T794" style:parent-style-name="Absatz-Standardschriftart" style:family="text">
      <style:text-properties fo:letter-spacing="-0.0006in"/>
    </style:style>
    <style:style style:name="T795" style:parent-style-name="Absatz-Standardschriftart" style:family="text">
      <style:text-properties fo:letter-spacing="-0.0006in"/>
    </style:style>
    <style:style style:name="T796" style:parent-style-name="Absatz-Standardschriftart" style:family="text">
      <style:text-properties fo:letter-spacing="-0.0006in"/>
    </style:style>
    <style:style style:name="T797" style:parent-style-name="Absatz-Standardschriftart" style:family="text">
      <style:text-properties fo:letter-spacing="0.0298in"/>
    </style:style>
    <style:style style:name="T798" style:parent-style-name="Absatz-Standardschriftart" style:family="text">
      <style:text-properties fo:letter-spacing="-0.0006in"/>
    </style:style>
    <style:style style:name="P799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800" style:parent-style-name="Überschrift1" style:family="paragraph">
      <style:paragraph-properties fo:margin-left="0.2527in" fo:text-indent="-0.1694in">
        <style:tab-stops>
          <style:tab-stop style:type="left" style:position="0.0006in"/>
        </style:tab-stops>
      </style:paragraph-properties>
    </style:style>
    <style:style style:name="T801" style:parent-style-name="Absatz-Standardschriftart" style:family="text">
      <style:text-properties fo:letter-spacing="-0.0006in"/>
    </style:style>
    <style:style style:name="T802" style:parent-style-name="Absatz-Standardschriftart" style:family="text">
      <style:text-properties fo:letter-spacing="-0.0006in"/>
    </style:style>
    <style:style style:name="T803" style:parent-style-name="Absatz-Standardschriftart" style:family="text">
      <style:text-properties fo:letter-spacing="-0.0027in"/>
    </style:style>
    <style:style style:name="P804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805" style:parent-style-name="Textkörper" style:family="paragraph">
      <style:paragraph-properties fo:line-height="115%" fo:margin-left="0.0833in" fo:margin-right="0.2187in" fo:text-indent="0.127in">
        <style:tab-stops>
          <style:tab-stop style:type="left" style:position="0.2208in"/>
        </style:tab-stops>
      </style:paragraph-properties>
    </style:style>
    <style:style style:name="T806" style:parent-style-name="Absatz-Standardschriftart" style:family="text">
      <style:text-properties fo:letter-spacing="-0.0006in"/>
    </style:style>
    <style:style style:name="T807" style:parent-style-name="Absatz-Standardschriftart" style:family="text">
      <style:text-properties fo:letter-spacing="-0.0006in"/>
    </style:style>
    <style:style style:name="T808" style:parent-style-name="Absatz-Standardschriftart" style:family="text">
      <style:text-properties fo:letter-spacing="-0.0006in"/>
    </style:style>
    <style:style style:name="T809" style:parent-style-name="Absatz-Standardschriftart" style:family="text">
      <style:text-properties fo:letter-spacing="0.034in"/>
    </style:style>
    <style:style style:name="T810" style:parent-style-name="Absatz-Standardschriftart" style:family="text">
      <style:text-properties fo:letter-spacing="-0.0006in"/>
    </style:style>
    <style:style style:name="T811" style:parent-style-name="Absatz-Standardschriftart" style:family="text">
      <style:text-properties fo:letter-spacing="-0.0006in"/>
    </style:style>
    <style:style style:name="T812" style:parent-style-name="Absatz-Standardschriftart" style:family="text">
      <style:text-properties fo:letter-spacing="-0.0006in"/>
    </style:style>
    <style:style style:name="T813" style:parent-style-name="Absatz-Standardschriftart" style:family="text">
      <style:text-properties fo:letter-spacing="-0.0006in"/>
    </style:style>
    <style:style style:name="T814" style:parent-style-name="Absatz-Standardschriftart" style:family="text">
      <style:text-properties fo:letter-spacing="0.0298in"/>
    </style:style>
    <style:style style:name="T815" style:parent-style-name="Absatz-Standardschriftart" style:family="text">
      <style:text-properties fo:letter-spacing="-0.0006in"/>
    </style:style>
    <style:style style:name="T816" style:parent-style-name="Absatz-Standardschriftart" style:family="text">
      <style:text-properties fo:letter-spacing="-0.0006in"/>
    </style:style>
    <style:style style:name="T817" style:parent-style-name="Absatz-Standardschriftart" style:family="text">
      <style:text-properties fo:letter-spacing="-0.0006in"/>
    </style:style>
    <style:style style:name="P81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819" style:parent-style-name="Textkörper" style:family="paragraph">
      <style:paragraph-properties fo:line-height="115%" fo:margin-left="0.0833in" fo:margin-right="0.0791in">
        <style:tab-stops/>
      </style:paragraph-properties>
    </style:style>
    <style:style style:name="T820" style:parent-style-name="Absatz-Standardschriftart" style:family="text">
      <style:text-properties fo:letter-spacing="-0.0006in"/>
    </style:style>
    <style:style style:name="T821" style:parent-style-name="Absatz-Standardschriftart" style:family="text">
      <style:text-properties fo:letter-spacing="-0.0006in"/>
    </style:style>
    <style:style style:name="T822" style:parent-style-name="Absatz-Standardschriftart" style:family="text">
      <style:text-properties fo:letter-spacing="-0.0006in"/>
    </style:style>
    <style:style style:name="T823" style:parent-style-name="Absatz-Standardschriftart" style:family="text">
      <style:text-properties fo:letter-spacing="0.034in"/>
    </style:style>
    <style:style style:name="T824" style:parent-style-name="Absatz-Standardschriftart" style:family="text">
      <style:text-properties fo:letter-spacing="-0.0006in"/>
    </style:style>
    <style:style style:name="T825" style:parent-style-name="Absatz-Standardschriftart" style:family="text">
      <style:text-properties fo:letter-spacing="-0.0006in"/>
    </style:style>
    <style:style style:name="T826" style:parent-style-name="Absatz-Standardschriftart" style:family="text">
      <style:text-properties fo:letter-spacing="0.0298in"/>
    </style:style>
    <style:style style:name="T827" style:parent-style-name="Absatz-Standardschriftart" style:family="text">
      <style:text-properties fo:letter-spacing="-0.0006in"/>
    </style:style>
    <style:style style:name="T828" style:parent-style-name="Absatz-Standardschriftart" style:family="text">
      <style:text-properties fo:letter-spacing="-0.0006in"/>
    </style:style>
    <style:style style:name="T829" style:parent-style-name="Absatz-Standardschriftart" style:family="text">
      <style:text-properties fo:letter-spacing="-0.0006in"/>
    </style:style>
    <style:style style:name="T830" style:parent-style-name="Absatz-Standardschriftart" style:family="text">
      <style:text-properties fo:letter-spacing="-0.0006in"/>
    </style:style>
    <style:style style:name="P831" style:parent-style-name="Standard" style:family="paragraph">
      <style:text-properties style:font-name="Arial" style:font-name-asian="Arial" style:font-name-complex="Arial"/>
    </style:style>
    <style:style style:name="P832" style:parent-style-name="Standard" style:family="paragraph">
      <style:text-properties style:font-name="Arial" style:font-name-asian="Arial" style:font-name-complex="Arial"/>
    </style:style>
    <style:style style:name="P833" style:parent-style-name="Standard" style:family="paragraph">
      <style:paragraph-properties fo:margin-top="0.0013in"/>
      <style:text-properties style:font-name="Arial" style:font-name-asian="Arial" style:font-name-complex="Arial" fo:font-size="11.5pt" style:font-size-asian="11.5pt" style:font-size-complex="11.5pt"/>
    </style:style>
    <style:style style:name="P834" style:parent-style-name="Überschrift1" style:family="paragraph">
      <style:paragraph-properties fo:line-height="115%" fo:margin-left="0.0833in" fo:margin-right="0.0791in" fo:text-indent="0in">
        <style:tab-stops/>
      </style:paragraph-properties>
    </style:style>
    <style:style style:name="T835" style:parent-style-name="Absatz-Standardschriftart" style:family="text">
      <style:text-properties fo:letter-spacing="-0.0006in"/>
    </style:style>
    <style:style style:name="T836" style:parent-style-name="Absatz-Standardschriftart" style:family="text">
      <style:text-properties fo:letter-spacing="-0.0006in"/>
    </style:style>
    <style:style style:name="T837" style:parent-style-name="Absatz-Standardschriftart" style:family="text">
      <style:text-properties fo:letter-spacing="0.0215in"/>
    </style:style>
    <style:style style:name="T838" style:parent-style-name="Absatz-Standardschriftart" style:family="text">
      <style:text-properties fo:letter-spacing="-0.0006in"/>
    </style:style>
    <style:style style:name="T839" style:parent-style-name="Absatz-Standardschriftart" style:family="text">
      <style:text-properties fo:letter-spacing="-0.0006in"/>
    </style:style>
    <style:style style:name="T840" style:parent-style-name="Absatz-Standardschriftart" style:family="text">
      <style:text-properties fo:letter-spacing="-0.0006in"/>
    </style:style>
    <style:style style:name="T841" style:parent-style-name="Absatz-Standardschriftart" style:family="text">
      <style:text-properties fo:letter-spacing="-0.0006in"/>
    </style:style>
    <style:style style:name="T842" style:parent-style-name="Absatz-Standardschriftart" style:family="text">
      <style:text-properties fo:letter-spacing="0.0201in"/>
    </style:style>
    <style:style style:name="T843" style:parent-style-name="Absatz-Standardschriftart" style:family="text">
      <style:text-properties fo:letter-spacing="-0.0006in"/>
    </style:style>
    <style:style style:name="T844" style:parent-style-name="Absatz-Standardschriftart" style:family="text">
      <style:text-properties fo:letter-spacing="-0.0006in"/>
    </style:style>
    <style:style style:name="P845" style:parent-style-name="Standard" style:family="paragraph">
      <style:paragraph-properties fo:margin-top="0.0076in"/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/>
    </style:style>
    <style:style style:name="P846" style:parent-style-name="Textkörper" style:family="paragraph">
      <style:paragraph-properties fo:line-height="115%" fo:margin-left="0.0833in" fo:margin-right="0.2187in">
        <style:tab-stops/>
      </style:paragraph-properties>
    </style:style>
    <style:style style:name="T847" style:parent-style-name="Absatz-Standardschriftart" style:family="text">
      <style:text-properties fo:letter-spacing="-0.0006in"/>
    </style:style>
    <style:style style:name="T848" style:parent-style-name="Absatz-Standardschriftart" style:family="text">
      <style:text-properties fo:letter-spacing="0.0298in"/>
    </style:style>
    <style:style style:name="T849" style:parent-style-name="Absatz-Standardschriftart" style:family="text">
      <style:text-properties fo:letter-spacing="-0.0006in"/>
    </style:style>
    <style:style style:name="T850" style:parent-style-name="Absatz-Standardschriftart" style:family="text">
      <style:text-properties fo:letter-spacing="-0.0006in"/>
    </style:style>
    <style:style style:name="T851" style:parent-style-name="Absatz-Standardschriftart" style:family="text">
      <style:text-properties fo:letter-spacing="-0.0006in"/>
    </style:style>
    <style:style style:name="T852" style:parent-style-name="Absatz-Standardschriftart" style:family="text">
      <style:text-properties fo:letter-spacing="-0.0006in"/>
    </style:style>
    <style:style style:name="T853" style:parent-style-name="Absatz-Standardschriftart" style:family="text">
      <style:text-properties fo:letter-spacing="-0.0013in"/>
    </style:style>
    <style:style style:name="T854" style:parent-style-name="Absatz-Standardschriftart" style:family="text">
      <style:text-properties fo:letter-spacing="-0.0006in"/>
    </style:style>
    <style:style style:name="T855" style:parent-style-name="Absatz-Standardschriftart" style:family="text">
      <style:text-properties fo:letter-spacing="-0.0006in"/>
    </style:style>
    <style:style style:name="T856" style:parent-style-name="Absatz-Standardschriftart" style:family="text">
      <style:text-properties fo:letter-spacing="0.027in"/>
    </style:style>
    <style:style style:name="T857" style:parent-style-name="Absatz-Standardschriftart" style:family="text">
      <style:text-properties fo:letter-spacing="-0.0006in"/>
    </style:style>
    <style:style style:name="P85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859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860" style:parent-style-name="Absatz-Standardschriftart" style:family="text">
      <style:text-properties fo:letter-spacing="-0.0006in"/>
    </style:style>
    <style:style style:name="T861" style:parent-style-name="Absatz-Standardschriftart" style:family="text">
      <style:text-properties fo:letter-spacing="-0.002in"/>
    </style:style>
    <style:style style:name="P862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863" style:parent-style-name="Textkörper" style:family="paragraph">
      <style:paragraph-properties fo:text-align="justify" fo:line-height="115%" fo:margin-right="0.5284in" fo:text-indent="0.127in">
        <style:tab-stops>
          <style:tab-stop style:type="left" style:position="0.2208in"/>
        </style:tab-stops>
      </style:paragraph-properties>
    </style:style>
    <style:style style:name="T864" style:parent-style-name="Absatz-Standardschriftart" style:family="text">
      <style:text-properties fo:letter-spacing="-0.0006in"/>
    </style:style>
    <style:style style:name="T865" style:parent-style-name="Absatz-Standardschriftart" style:family="text">
      <style:text-properties fo:letter-spacing="-0.0006in"/>
    </style:style>
    <style:style style:name="T866" style:parent-style-name="Absatz-Standardschriftart" style:family="text">
      <style:text-properties fo:letter-spacing="-0.0006in"/>
    </style:style>
    <style:style style:name="T867" style:parent-style-name="Absatz-Standardschriftart" style:family="text">
      <style:text-properties fo:letter-spacing="0.0215in"/>
    </style:style>
    <style:style style:name="T868" style:parent-style-name="Absatz-Standardschriftart" style:family="text">
      <style:text-properties fo:letter-spacing="-0.0006in"/>
    </style:style>
    <style:style style:name="T869" style:parent-style-name="Absatz-Standardschriftart" style:family="text">
      <style:text-properties fo:letter-spacing="0.0256in"/>
    </style:style>
    <style:style style:name="T870" style:parent-style-name="Absatz-Standardschriftart" style:family="text">
      <style:text-properties fo:letter-spacing="-0.0006in"/>
    </style:style>
    <style:style style:name="P871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872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873" style:parent-style-name="Absatz-Standardschriftart" style:family="text">
      <style:text-properties fo:letter-spacing="-0.0006in"/>
    </style:style>
    <style:style style:name="P874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875" style:parent-style-name="Textkörper" style:family="paragraph">
      <style:paragraph-properties fo:line-height="115%" fo:margin-right="0.4986in" fo:text-indent="0.127in">
        <style:tab-stops>
          <style:tab-stop style:type="left" style:position="0.2208in"/>
        </style:tab-stops>
      </style:paragraph-properties>
    </style:style>
    <style:style style:name="T876" style:parent-style-name="Absatz-Standardschriftart" style:family="text">
      <style:text-properties fo:letter-spacing="-0.0006in"/>
    </style:style>
    <style:style style:name="T877" style:parent-style-name="Absatz-Standardschriftart" style:family="text">
      <style:text-properties fo:letter-spacing="-0.0006in"/>
    </style:style>
    <style:style style:name="T878" style:parent-style-name="Absatz-Standardschriftart" style:family="text">
      <style:text-properties fo:letter-spacing="-0.0006in"/>
    </style:style>
    <style:style style:name="T879" style:parent-style-name="Absatz-Standardschriftart" style:family="text">
      <style:text-properties fo:letter-spacing="-0.0006in"/>
    </style:style>
    <style:style style:name="T880" style:parent-style-name="Absatz-Standardschriftart" style:family="text">
      <style:text-properties fo:letter-spacing="0.0256in"/>
    </style:style>
    <style:style style:name="T881" style:parent-style-name="Absatz-Standardschriftart" style:family="text">
      <style:text-properties fo:letter-spacing="-0.0006in"/>
    </style:style>
    <style:style style:name="T882" style:parent-style-name="Absatz-Standardschriftart" style:family="text">
      <style:text-properties fo:letter-spacing="0.027in"/>
    </style:style>
    <style:style style:name="T883" style:parent-style-name="Absatz-Standardschriftart" style:family="text">
      <style:text-properties fo:letter-spacing="-0.0006in"/>
    </style:style>
    <style:style style:name="P884" style:parent-style-name="Überschrift1" style:master-page-name="MP8" style:family="paragraph">
      <style:paragraph-properties fo:break-before="page" fo:margin-top="0.0416in" fo:text-indent="-0.1694in">
        <style:tab-stops>
          <style:tab-stop style:type="left" style:position="0.0006in"/>
        </style:tab-stops>
      </style:paragraph-properties>
    </style:style>
    <style:style style:name="T885" style:parent-style-name="Absatz-Standardschriftart" style:family="text">
      <style:text-properties fo:letter-spacing="-0.0006in"/>
    </style:style>
    <style:style style:name="P886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887" style:parent-style-name="Textkörper" style:family="paragraph">
      <style:paragraph-properties fo:line-height="115%" fo:margin-right="0.0868in" fo:text-indent="0.127in">
        <style:tab-stops>
          <style:tab-stop style:type="left" style:position="0.2208in"/>
        </style:tab-stops>
      </style:paragraph-properties>
    </style:style>
    <style:style style:name="T888" style:parent-style-name="Absatz-Standardschriftart" style:family="text">
      <style:text-properties fo:letter-spacing="-0.0006in"/>
    </style:style>
    <style:style style:name="T889" style:parent-style-name="Absatz-Standardschriftart" style:family="text">
      <style:text-properties fo:letter-spacing="-0.0006in"/>
    </style:style>
    <style:style style:name="T890" style:parent-style-name="Absatz-Standardschriftart" style:family="text">
      <style:text-properties fo:letter-spacing="-0.0006in"/>
    </style:style>
    <style:style style:name="T891" style:parent-style-name="Absatz-Standardschriftart" style:family="text">
      <style:text-properties fo:letter-spacing="-0.0006in"/>
    </style:style>
    <style:style style:name="T892" style:parent-style-name="Absatz-Standardschriftart" style:family="text">
      <style:text-properties fo:letter-spacing="0.0284in"/>
    </style:style>
    <style:style style:name="T893" style:parent-style-name="Absatz-Standardschriftart" style:family="text">
      <style:text-properties fo:letter-spacing="-0.0006in"/>
    </style:style>
    <style:style style:name="T894" style:parent-style-name="Absatz-Standardschriftart" style:family="text">
      <style:text-properties fo:letter-spacing="-0.0006in"/>
    </style:style>
    <style:style style:name="T895" style:parent-style-name="Absatz-Standardschriftart" style:family="text">
      <style:text-properties fo:letter-spacing="-0.0006in"/>
    </style:style>
    <style:style style:name="T896" style:parent-style-name="Absatz-Standardschriftart" style:family="text">
      <style:text-properties fo:letter-spacing="0.0298in"/>
    </style:style>
    <style:style style:name="T897" style:parent-style-name="Absatz-Standardschriftart" style:family="text">
      <style:text-properties fo:letter-spacing="-0.0006in"/>
    </style:style>
    <style:style style:name="T898" style:parent-style-name="Absatz-Standardschriftart" style:family="text">
      <style:text-properties fo:letter-spacing="-0.0006in"/>
    </style:style>
    <style:style style:name="T899" style:parent-style-name="Absatz-Standardschriftart" style:family="text">
      <style:text-properties fo:letter-spacing="-0.0006in"/>
    </style:style>
    <style:style style:name="P900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01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902" style:parent-style-name="Absatz-Standardschriftart" style:family="text">
      <style:text-properties fo:letter-spacing="-0.002in"/>
    </style:style>
    <style:style style:name="T903" style:parent-style-name="Absatz-Standardschriftart" style:family="text">
      <style:text-properties fo:letter-spacing="-0.0006in"/>
    </style:style>
    <style:style style:name="P904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05" style:parent-style-name="Textkörper" style:family="paragraph">
      <style:paragraph-properties fo:line-height="115%" fo:margin-right="0.3895in" fo:text-indent="0.127in">
        <style:tab-stops>
          <style:tab-stop style:type="left" style:position="0.2208in"/>
        </style:tab-stops>
      </style:paragraph-properties>
    </style:style>
    <style:style style:name="T906" style:parent-style-name="Absatz-Standardschriftart" style:family="text">
      <style:text-properties fo:letter-spacing="-0.0006in"/>
    </style:style>
    <style:style style:name="T907" style:parent-style-name="Absatz-Standardschriftart" style:family="text">
      <style:text-properties fo:letter-spacing="-0.0006in"/>
    </style:style>
    <style:style style:name="T908" style:parent-style-name="Absatz-Standardschriftart" style:family="text">
      <style:text-properties fo:letter-spacing="0.0284in"/>
    </style:style>
    <style:style style:name="T909" style:parent-style-name="Absatz-Standardschriftart" style:family="text">
      <style:text-properties fo:letter-spacing="-0.0006in"/>
    </style:style>
    <style:style style:name="T910" style:parent-style-name="Absatz-Standardschriftart" style:family="text">
      <style:text-properties fo:letter-spacing="-0.0006in"/>
    </style:style>
    <style:style style:name="T911" style:parent-style-name="Absatz-Standardschriftart" style:family="text">
      <style:text-properties fo:letter-spacing="-0.0006in"/>
    </style:style>
    <style:style style:name="T912" style:parent-style-name="Absatz-Standardschriftart" style:family="text">
      <style:text-properties fo:letter-spacing="0.0243in"/>
    </style:style>
    <style:style style:name="T913" style:parent-style-name="Absatz-Standardschriftart" style:family="text">
      <style:text-properties fo:letter-spacing="-0.0006in"/>
    </style:style>
    <style:style style:name="P914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15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916" style:parent-style-name="Absatz-Standardschriftart" style:family="text">
      <style:text-properties fo:letter-spacing="-0.0006in"/>
    </style:style>
    <style:style style:name="T917" style:parent-style-name="Absatz-Standardschriftart" style:family="text">
      <style:text-properties fo:letter-spacing="-0.0006in"/>
    </style:style>
    <style:style style:name="P918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19" style:parent-style-name="Textkörper" style:family="paragraph">
      <style:paragraph-properties fo:line-height="115%" fo:margin-right="0.0868in" fo:text-indent="0.127in">
        <style:tab-stops>
          <style:tab-stop style:type="left" style:position="0.2208in"/>
        </style:tab-stops>
      </style:paragraph-properties>
    </style:style>
    <style:style style:name="T920" style:parent-style-name="Absatz-Standardschriftart" style:family="text">
      <style:text-properties fo:letter-spacing="-0.0006in"/>
    </style:style>
    <style:style style:name="T921" style:parent-style-name="Absatz-Standardschriftart" style:family="text">
      <style:text-properties fo:letter-spacing="-0.0006in"/>
    </style:style>
    <style:style style:name="T922" style:parent-style-name="Absatz-Standardschriftart" style:family="text">
      <style:text-properties fo:letter-spacing="0.0326in"/>
    </style:style>
    <style:style style:name="T923" style:parent-style-name="Absatz-Standardschriftart" style:family="text">
      <style:text-properties fo:letter-spacing="-0.0006in"/>
    </style:style>
    <style:style style:name="T924" style:parent-style-name="Absatz-Standardschriftart" style:family="text">
      <style:text-properties fo:letter-spacing="-0.0006in"/>
    </style:style>
    <style:style style:name="T925" style:parent-style-name="Absatz-Standardschriftart" style:family="text">
      <style:text-properties fo:letter-spacing="0.0312in"/>
    </style:style>
    <style:style style:name="T926" style:parent-style-name="Absatz-Standardschriftart" style:family="text">
      <style:text-properties fo:letter-spacing="-0.0006in"/>
    </style:style>
    <style:style style:name="T927" style:parent-style-name="Absatz-Standardschriftart" style:family="text">
      <style:text-properties fo:letter-spacing="-0.0006in"/>
    </style:style>
    <style:style style:name="T928" style:parent-style-name="Absatz-Standardschriftart" style:family="text">
      <style:text-properties fo:letter-spacing="-0.0006in"/>
    </style:style>
    <style:style style:name="T929" style:parent-style-name="Absatz-Standardschriftart" style:family="text">
      <style:text-properties fo:letter-spacing="-0.0006in"/>
    </style:style>
    <style:style style:name="P930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31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932" style:parent-style-name="Absatz-Standardschriftart" style:family="text">
      <style:text-properties fo:letter-spacing="-0.0006in"/>
    </style:style>
    <style:style style:name="P933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34" style:parent-style-name="Textkörper" style:family="paragraph">
      <style:paragraph-properties fo:line-height="115%" fo:margin-right="0.4173in" fo:text-indent="0.127in">
        <style:tab-stops>
          <style:tab-stop style:type="left" style:position="0.2208in"/>
        </style:tab-stops>
      </style:paragraph-properties>
    </style:style>
    <style:style style:name="T935" style:parent-style-name="Absatz-Standardschriftart" style:family="text">
      <style:text-properties fo:letter-spacing="-0.0006in"/>
    </style:style>
    <style:style style:name="T936" style:parent-style-name="Absatz-Standardschriftart" style:family="text">
      <style:text-properties fo:letter-spacing="-0.0006in"/>
    </style:style>
    <style:style style:name="T937" style:parent-style-name="Absatz-Standardschriftart" style:family="text">
      <style:text-properties fo:letter-spacing="0.0354in"/>
    </style:style>
    <style:style style:name="T938" style:parent-style-name="Absatz-Standardschriftart" style:family="text">
      <style:text-properties fo:letter-spacing="-0.0006in"/>
    </style:style>
    <style:style style:name="T939" style:parent-style-name="Absatz-Standardschriftart" style:family="text">
      <style:text-properties fo:letter-spacing="0.027in"/>
    </style:style>
    <style:style style:name="T940" style:parent-style-name="Absatz-Standardschriftart" style:family="text">
      <style:text-properties fo:letter-spacing="-0.0006in"/>
    </style:style>
    <style:style style:name="T941" style:parent-style-name="Absatz-Standardschriftart" style:family="text">
      <style:text-properties fo:letter-spacing="-0.0006in"/>
    </style:style>
    <style:style style:name="P942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43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944" style:parent-style-name="Absatz-Standardschriftart" style:family="text">
      <style:text-properties fo:letter-spacing="-0.0006in"/>
    </style:style>
    <style:style style:name="T945" style:parent-style-name="Absatz-Standardschriftart" style:family="text">
      <style:text-properties fo:letter-spacing="-0.0006in"/>
    </style:style>
    <style:style style:name="P946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47" style:parent-style-name="Textkörper" style:family="paragraph">
      <style:paragraph-properties fo:line-height="115%" fo:margin-right="0.0868in" fo:text-indent="0.127in">
        <style:tab-stops>
          <style:tab-stop style:type="left" style:position="0.2208in"/>
        </style:tab-stops>
      </style:paragraph-properties>
    </style:style>
    <style:style style:name="T948" style:parent-style-name="Absatz-Standardschriftart" style:family="text">
      <style:text-properties fo:letter-spacing="-0.0006in"/>
    </style:style>
    <style:style style:name="T949" style:parent-style-name="Absatz-Standardschriftart" style:family="text">
      <style:text-properties fo:letter-spacing="-0.0006in"/>
    </style:style>
    <style:style style:name="T950" style:parent-style-name="Absatz-Standardschriftart" style:family="text">
      <style:text-properties fo:letter-spacing="-0.0006in"/>
    </style:style>
    <style:style style:name="T951" style:parent-style-name="Absatz-Standardschriftart" style:family="text">
      <style:text-properties fo:letter-spacing="0.0229in"/>
    </style:style>
    <style:style style:name="T952" style:parent-style-name="Absatz-Standardschriftart" style:family="text">
      <style:text-properties fo:letter-spacing="-0.0006in"/>
    </style:style>
    <style:style style:name="T953" style:parent-style-name="Absatz-Standardschriftart" style:family="text">
      <style:text-properties fo:letter-spacing="0.0284in"/>
    </style:style>
    <style:style style:name="T954" style:parent-style-name="Absatz-Standardschriftart" style:family="text">
      <style:text-properties fo:letter-spacing="-0.0006in"/>
    </style:style>
    <style:style style:name="T955" style:parent-style-name="Absatz-Standardschriftart" style:family="text">
      <style:text-properties fo:letter-spacing="-0.0006in"/>
    </style:style>
    <style:style style:name="T956" style:parent-style-name="Absatz-Standardschriftart" style:family="text">
      <style:text-properties fo:letter-spacing="-0.0006in"/>
    </style:style>
    <style:style style:name="P957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58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959" style:parent-style-name="Absatz-Standardschriftart" style:family="text">
      <style:text-properties fo:letter-spacing="-0.0006in"/>
    </style:style>
    <style:style style:name="P960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61" style:parent-style-name="Textkörper" style:family="paragraph">
      <style:paragraph-properties fo:line-height="115%" fo:margin-right="0.3291in" fo:text-indent="0.127in">
        <style:tab-stops>
          <style:tab-stop style:type="left" style:position="0.2208in"/>
        </style:tab-stops>
      </style:paragraph-properties>
    </style:style>
    <style:style style:name="T962" style:parent-style-name="Absatz-Standardschriftart" style:family="text">
      <style:text-properties fo:letter-spacing="-0.0006in"/>
    </style:style>
    <style:style style:name="T963" style:parent-style-name="Absatz-Standardschriftart" style:family="text">
      <style:text-properties fo:letter-spacing="0.0243in"/>
    </style:style>
    <style:style style:name="T964" style:parent-style-name="Absatz-Standardschriftart" style:family="text">
      <style:text-properties fo:letter-spacing="-0.0006in"/>
    </style:style>
    <style:style style:name="T965" style:parent-style-name="Absatz-Standardschriftart" style:family="text">
      <style:text-properties fo:letter-spacing="-0.0006in"/>
    </style:style>
    <style:style style:name="T966" style:parent-style-name="Absatz-Standardschriftart" style:family="text">
      <style:text-properties fo:letter-spacing="0.0229in"/>
    </style:style>
    <style:style style:name="T967" style:parent-style-name="Absatz-Standardschriftart" style:family="text">
      <style:text-properties fo:letter-spacing="-0.0006in"/>
    </style:style>
    <style:style style:name="P968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69" style:parent-style-name="Überschrift1" style:family="paragraph">
      <style:paragraph-properties fo:text-indent="-0.1694in">
        <style:tab-stops>
          <style:tab-stop style:type="left" style:position="0.0006in"/>
        </style:tab-stops>
      </style:paragraph-properties>
    </style:style>
    <style:style style:name="T970" style:parent-style-name="Absatz-Standardschriftart" style:family="text">
      <style:text-properties fo:letter-spacing="-0.0006in"/>
    </style:style>
    <style:style style:name="P971" style:parent-style-name="Standard" style:family="paragraph">
      <style:paragraph-properties fo:margin-top="0.001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P972" style:parent-style-name="Textkörper" style:family="paragraph">
      <style:paragraph-properties fo:line-height="115%" fo:margin-left="0.0826in" fo:margin-right="0.2458in" fo:text-indent="0.1277in">
        <style:tab-stops>
          <style:tab-stop style:type="left" style:position="0.2215in"/>
        </style:tab-stops>
      </style:paragraph-properties>
    </style:style>
    <style:style style:name="T973" style:parent-style-name="Absatz-Standardschriftart" style:family="text">
      <style:text-properties fo:letter-spacing="-0.0006in"/>
    </style:style>
    <style:style style:name="T974" style:parent-style-name="Absatz-Standardschriftart" style:family="text">
      <style:text-properties fo:letter-spacing="-0.0006in"/>
    </style:style>
    <style:style style:name="T975" style:parent-style-name="Absatz-Standardschriftart" style:family="text">
      <style:text-properties fo:letter-spacing="-0.0006in"/>
    </style:style>
    <style:style style:name="T976" style:parent-style-name="Absatz-Standardschriftart" style:family="text">
      <style:text-properties fo:letter-spacing="-0.0006in"/>
    </style:style>
    <style:style style:name="T977" style:parent-style-name="Absatz-Standardschriftart" style:family="text">
      <style:text-properties fo:letter-spacing="-0.0006in"/>
    </style:style>
    <style:style style:name="T978" style:parent-style-name="Absatz-Standardschriftart" style:family="text">
      <style:text-properties fo:letter-spacing="0.0326in"/>
    </style:style>
    <style:style style:name="T979" style:parent-style-name="Absatz-Standardschriftart" style:family="text">
      <style:text-properties fo:letter-spacing="-0.0006in"/>
    </style:style>
    <style:style style:name="T980" style:parent-style-name="Absatz-Standardschriftart" style:family="text">
      <style:text-properties fo:letter-spacing="-0.0006in"/>
    </style:style>
    <style:style style:name="T981" style:parent-style-name="Absatz-Standardschriftart" style:family="text">
      <style:text-properties fo:letter-spacing="-0.0006in"/>
    </style:style>
    <style:style style:name="T982" style:parent-style-name="Absatz-Standardschriftart" style:family="text">
      <style:text-properties fo:letter-spacing="0.0284in"/>
    </style:style>
    <style:style style:name="T983" style:parent-style-name="Absatz-Standardschriftart" style:family="text">
      <style:text-properties fo:letter-spacing="-0.0006in"/>
    </style:style>
    <style:style style:name="T984" style:parent-style-name="Absatz-Standardschriftart" style:family="text">
      <style:text-properties fo:letter-spacing="-0.0006in"/>
    </style:style>
    <style:style style:name="P985" style:parent-style-name="Standard" style:family="paragraph">
      <style:paragraph-properties fo:margin-top="0.0076in"/>
      <style:text-properties style:font-name="Arial" style:font-name-asian="Arial" style:font-name-complex="Arial" fo:font-size="10pt" style:font-size-asian="10pt" style:font-size-complex="10pt"/>
    </style:style>
    <style:style style:name="P986" style:parent-style-name="Textkörper" style:family="paragraph">
      <style:paragraph-properties fo:line-height="115%" fo:margin-left="0.0826in" fo:margin-right="0.1597in">
        <style:tab-stops/>
      </style:paragraph-properties>
    </style:style>
    <style:style style:name="T987" style:parent-style-name="Absatz-Standardschriftart" style:family="text">
      <style:text-properties fo:letter-spacing="-0.0006in"/>
    </style:style>
    <style:style style:name="T988" style:parent-style-name="Absatz-Standardschriftart" style:family="text">
      <style:text-properties fo:letter-spacing="-0.0006in"/>
    </style:style>
    <style:style style:name="T989" style:parent-style-name="Absatz-Standardschriftart" style:family="text">
      <style:text-properties fo:letter-spacing="0.0312in"/>
    </style:style>
    <style:style style:name="T990" style:parent-style-name="Absatz-Standardschriftart" style:family="text">
      <style:text-properties fo:letter-spacing="-0.0006in"/>
    </style:style>
    <style:style style:name="T991" style:parent-style-name="Absatz-Standardschriftart" style:family="text">
      <style:text-properties fo:letter-spacing="-0.0006in"/>
    </style:style>
    <style:style style:name="T992" style:parent-style-name="Absatz-Standardschriftart" style:family="text">
      <style:text-properties fo:letter-spacing="-0.0006in"/>
    </style:style>
    <style:style style:name="P993" style:parent-style-name="Textkörper" style:family="paragraph">
      <style:paragraph-properties fo:margin-top="0.0006in" fo:line-height="115%" fo:margin-left="0.0826in" fo:margin-right="0.1597in">
        <style:tab-stops/>
      </style:paragraph-properties>
    </style:style>
    <style:style style:name="T994" style:parent-style-name="Absatz-Standardschriftart" style:family="text">
      <style:text-properties fo:letter-spacing="-0.0006in"/>
    </style:style>
    <style:style style:name="T995" style:parent-style-name="Absatz-Standardschriftart" style:family="text">
      <style:text-properties fo:letter-spacing="-0.0006in"/>
    </style:style>
    <style:style style:name="T996" style:parent-style-name="Absatz-Standardschriftart" style:family="text">
      <style:text-properties fo:letter-spacing="-0.0006in"/>
    </style:style>
    <style:style style:name="T997" style:parent-style-name="Absatz-Standardschriftart" style:family="text">
      <style:text-properties fo:letter-spacing="-0.0006in"/>
    </style:style>
    <style:style style:name="T998" style:parent-style-name="Absatz-Standardschriftart" style:family="text">
      <style:text-properties fo:letter-spacing="-0.0006in"/>
    </style:style>
    <style:style style:name="T999" style:parent-style-name="Absatz-Standardschriftart" style:family="text">
      <style:text-properties fo:letter-spacing="0.0312in"/>
    </style:style>
    <style:style style:name="T1000" style:parent-style-name="Absatz-Standardschriftart" style:family="text">
      <style:text-properties fo:letter-spacing="-0.0006in"/>
    </style:style>
    <style:style style:name="T1001" style:parent-style-name="Absatz-Standardschriftart" style:family="text">
      <style:text-properties fo:letter-spacing="-0.0006in"/>
    </style:style>
  </office:automatic-styles>
  <office:body>
    <office:text text:use-soft-page-breaks="true">
      <text:p text:style-name="P1"><text:span text:style-name="T2">Activitat<text:s/></text:span><text:span text:style-name="T3">4</text:span></text:p>
      <text:p text:style-name="P4"/>
      <text:list text:style-name="LFO11" text:continue-numbering="true">
        <text:list-item>
          <text:p text:style-name="P5"><text:span text:style-name="T6">Indiqueu quins poden ser els aspectes rellevants<text:s/></text:span>a<text:span text:style-name="T7"><text:s/>l’hora de localitzar<text:s/></text:span>o<text:span text:style-name="T8"><text:s/>emplaçar</text:span><text:span text:style-name="T9"><text:s/></text:span><text:span text:style-name="T10">físicament les següents activitats empresarials. Cal seguir les següents instruccions:</text:span></text:p>
        </text:list-item>
      </text:list>
      <text:p text:style-name="P11"><text:span text:style-name="T12">a) No podeu repetir resposta, b) No vos demane exemples sinó els criteris<text:s/></text:span><text:span text:style-name="T13">a</text:span><text:span text:style-name="T14"><text:s/></text:span><text:span text:style-name="T15">seguir.</text:span><text:span text:style-name="T16"><text:s/></text:span><text:span text:style-name="T17">Els exemples poden servir per<text:s/></text:span><text:span text:style-name="T18">a</text:span><text:span text:style-name="T19"><text:s/>completar no com<text:s/></text:span><text:span text:style-name="T20">a</text:span><text:span text:style-name="T21"><text:s/>resposta única, c) Cal que</text:span><text:span text:style-name="T22"><text:s/></text:span><text:span text:style-name="T23">indiqueu també en quina tipologia de negoci enquadreu cadascun:</text:span></text:p>
      <text:p text:style-name="P24"/>
      <text:p text:style-name="P25"><text:span text:style-name="T26">Supermercat:</text:span></text:p>
      <text:p text:style-name="P27"/>
      <text:p text:style-name="P28"><text:span text:style-name="T29">Aspectes rellev</text:span><text:span text:style-name="T30">ants: Accessibilitat per als clients, proximitat<text:s/></text:span>a<text:span text:style-name="T31"><text:s/>zones residencials, ampli</text:span><text:span text:style-name="T32"><text:s/></text:span><text:span text:style-name="T33">espai per<text:s/></text:span>a<text:span text:style-name="T34"><text:s/>estoc<text:s/></text:span>i<text:span text:style-name="T35"><text:s/>aparcament.</text:span></text:p>
      <text:p text:style-name="P36"/>
      <text:p text:style-name="Textkörper"><text:span text:style-name="T37">Tipologia</text:span><text:span text:style-name="T38"><text:s/>de negoci: Comerç minorista.</text:span></text:p>
      <text:p text:style-name="P39"/>
      <text:h text:style-name="P40" text:outline-level="1"><text:span text:style-name="T41">Extracció de marbre:</text:span></text:h>
      <text:p text:style-name="P42"/>
      <text:p text:style-name="P43"><text:span text:style-name="T44">Aspectes rellevants: Ubicació de les pedreres amb reserves de marbre, accessibilitat per al</text:span><text:span text:style-name="T45"><text:s/></text:span><text:span text:style-name="T46">transport de maquinària pesada.</text:span></text:p>
      <text:p text:style-name="P47"/>
      <text:p text:style-name="Textkörper"><text:span text:style-name="T48">Tipologia</text:span><text:span text:style-name="T49"><text:s/>de negoci: Indústria extractiva.</text:span></text:p>
      <text:p text:style-name="P50"/>
      <text:h text:style-name="P51" text:outline-level="1"><text:span text:style-name="T52">Informàtic que crea una empresa individual per desenvolupar pàgines web sense</text:span><text:span text:style-name="T53"><text:s/></text:span><text:span text:style-name="T54">diners pe</text:span><text:span text:style-name="T55">r llogar un local:</text:span></text:h>
      <text:p text:style-name="P56"/>
      <text:p text:style-name="P57"><text:span text:style-name="T58">Aspectes rellevants: Possible ubicació<text:s/></text:span>a<text:span text:style-name="T59"><text:s/>casa, accés<text:s/></text:span>a<text:span text:style-name="T60"><text:s/>serveis de comunicació eficients,</text:span><text:span text:style-name="T61"><text:s/></text:span><text:span text:style-name="T62">presència en línia per<text:s/></text:span>a<text:span text:style-name="T63"><text:s/>captar clients.</text:span></text:p>
      <text:p text:style-name="P64"/>
      <text:p text:style-name="Textkörper"><text:span text:style-name="T65">Tipologia</text:span><text:span text:style-name="T66"><text:s/>de negoci: Serveis informàtics.</text:span></text:p>
      <text:p text:style-name="P67"/>
      <text:h text:style-name="P68" text:outline-level="1"><text:span text:style-name="T69">Arquitecte que crea una xicoteta empresa sense diners per pagar el lloguer d’un</text:span><text:span text:style-name="T70"><text:s/></text:span><text:span text:style-name="T71">local:</text:span></text:h>
      <text:p text:style-name="P72"/>
      <text:p text:style-name="P73"><text:span text:style-name="T74">Aspectes rellevants: Potencial ubicació en un espai de treball compartit, promoció en línia</text:span><text:span text:style-name="T75"><text:s/></text:span><text:span text:style-name="T76">per atraure clients.</text:span></text:p>
      <text:p text:style-name="P77"/>
      <text:p text:style-name="Textkörper"><text:span text:style-name="T78">Tipologia</text:span><text:span text:style-name="T79"><text:s/>de negoci: Serveis d'arquitectura.</text:span></text:p>
      <text:p text:style-name="P80"/>
      <text:h text:style-name="P81" text:outline-level="1"><text:span text:style-name="T82">Taller</text:span><text:span text:style-name="T83"><text:s/>m</text:span><text:span text:style-name="T84">ecànic:</text:span></text:h>
      <text:p text:style-name="P85"/>
      <text:p text:style-name="P86"><text:span text:style-name="T87">Aspectes rellevants: Accessibilitat per als clients<text:s/></text:span>i<text:span text:style-name="T88"><text:s/>els vehicles, espai suficient per<text:s/></text:span>a<text:span text:style-name="T89"><text:s/></text:span><text:span text:style-name="T90">reparacions<text:s/></text:span>i<text:span text:style-name="T91"><text:s/>estoc de peces.</text:span></text:p>
      <text:p text:style-name="P92"/>
      <text:p text:style-name="Textkörper"><text:span text:style-name="T93">Tipologia</text:span><text:span text:style-name="T94"><text:s/>de negoci: Reparació d'automòbils.</text:span></text:p>
      <text:p text:style-name="P95"/>
      <text:h text:style-name="P96" text:outline-level="1"><text:span text:style-name="T97">Despatx d’advocats:</text:span></text:h>
      <text:p text:style-name="P98"/>
      <text:p text:style-name="P99"><text:span text:style-name="T100">Aspectes rellevants: Ubicació cèntrica<text:s/></text:span>o<text:span text:style-name="T101"><text:s/>accessible, privacitat<text:s/></text:span>i<text:span text:style-name="T102"><text:s/>seguretat per als clients.</text:span><text:span text:style-name="T103"><text:s/></text:span><text:span text:style-name="T104">Tipologia</text:span><text:span text:style-name="T105"><text:s/>de negoci: Serveis legals</text:span></text:p>
      <text:soft-page-break/>
      <text:list text:style-name="LFO11" text:continue-numbering="true">
        <text:list-item>
          <text:p text:style-name="P106"><text:span text:style-name="T107">Una empresa que sempre ha tractat de donar una imatge corporativa de serietat<text:s/></text:span>i<text:span text:style-name="T108"><text:s/></text:span><text:span text:style-name="T109">rectitud,<text:s/></text:span>i<text:span text:style-name="T110"><text:s/>que té una magnífica imatge corporativa, decideix fer una c</text:span><text:span text:style-name="T111">ampanya</text:span><text:span text:style-name="T112"><text:s/></text:span><text:span text:style-name="T113">publicitària humorística. Que creus que pot passar?</text:span></text:p>
        </text:list-item>
      </text:list>
      <text:p text:style-name="P114"/>
      <text:p text:style-name="P115"><text:span text:style-name="T116">La decisió de realitzar una campanya publicitària humorística per part d'una empresa que</text:span><text:span text:style-name="T117"><text:s/></text:span><text:span text:style-name="T118">sempre ha cultivat una imatge corporativa de serietat<text:s/></text:span>i<text:span text:style-name="T119"><text:s/>rectitud pot tenir diverses</text:span><text:span text:style-name="T120"><text:s/></text:span><text:span text:style-name="T121">conseqüències significatives. En general,<text:s/></text:span>la<text:span text:style-name="T122"><text:s/>publicitat humorística pot ser una arma de doble</text:span><text:span text:style-name="T123"><text:s/></text:span><text:span text:style-name="T124">tall, amb potencials avantatges<text:s/></text:span>i<text:span text:style-name="T125"><text:s/>desavantatges:</text:span></text:p>
      <text:p text:style-name="P126"/>
      <text:h text:style-name="P127" text:outline-level="1"><text:span text:style-name="T128">Possibles avantatges:</text:span></text:h>
      <text:p text:style-name="P129"/>
      <text:list text:style-name="LFO10" text:continue-numbering="true">
        <text:list-item>
          <text:p text:style-name="P130"><text:span text:style-name="T131">Atracció de l'atenció: Les campanyes publicitàries humorístiques poden ser molt efectives</text:span><text:span text:style-name="T132"><text:s/></text:span><text:span text:style-name="T133">per cridar l'atenció del públic. L'humor té<text:s/></text:span>la<text:span text:style-name="T134"><text:s/>capacitat d'enganxar els espectadors<text:s/></text:span>i<text:span text:style-name="T135"><text:s/>fer que<text:s/></text:span>la<text:span text:style-name="T136"><text:s/></text:span><text:span text:style-name="T137">publicitat sigui recordada.</text:span></text:p>
        </text:list-item>
      </text:list>
      <text:p text:style-name="P138"/>
      <text:list text:style-name="LFO10" text:continue-numbering="true">
        <text:list-item>
          <text:p text:style-name="P139"><text:span text:style-name="T140">Connectivitat emocional: L'ús de l'humor pot generar una connexió emocional amb</text:span><text:span text:style-name="T141"><text:s/></text:span><text:span text:style-name="T142">l'audiència. Si s'aconsegueix que<text:s/></text:span>la<text:span text:style-name="T143"><text:s/>gent riu<text:s/></text:span>i<text:span text:style-name="T144"><text:s/>comparteix<text:s/></text:span>la<text:span text:style-name="T145"><text:s/>publicitat, això pot generar una</text:span><text:span text:style-name="T146"><text:s/></text:span><text:span text:style-name="T147">interacció positiva amb<text:s/></text:span>la<text:span text:style-name="T148"><text:s/>marca.</text:span></text:p>
        </text:list-item>
      </text:list>
      <text:p text:style-name="P149"/>
      <text:list text:style-name="LFO10" text:continue-numbering="true">
        <text:list-item>
          <text:p text:style-name="P150"><text:span text:style-name="T151">Diferenciació de<text:s/></text:span>la<text:span text:style-name="T152"><text:s/>competència:** En un mercat saturat, una campanya humorística pot</text:span><text:span text:style-name="T153"><text:s/></text:span><text:span text:style-name="T154">diferenciar<text:s/></text:span>la<text:span text:style-name="T155"><text:s/>marca de<text:s/></text:span>la<text:span text:style-name="T156"><text:s/>competència, donant-li una identitat única<text:s/></text:span>i<text:span text:style-name="T157"><text:s/>memorable.</text:span></text:p>
        </text:list-item>
      </text:list>
      <text:p text:style-name="P158"/>
      <text:h text:style-name="P159" text:outline-level="1"><text:span text:style-name="T160">Pos</text:span><text:span text:style-name="T161">sibles desavantatges:</text:span></text:h>
      <text:p text:style-name="P162"/>
      <text:list text:style-name="LFO9" text:continue-numbering="true">
        <text:list-item>
          <text:p text:style-name="P163"><text:span text:style-name="T164">Confusió de<text:s/></text:span>la<text:span text:style-name="T165"><text:s/>imatge corporativa: Si l'empresa<text:s/></text:span>ja<text:span text:style-name="T166"><text:s/>ha establert una imatge de serietat<text:s/></text:span>i<text:span text:style-name="T167"><text:s/></text:span><text:span text:style-name="T168">rectitud, una campanya humorística pot confondre els clients<text:s/></text:span>i<text:span text:style-name="T169"><text:s/>crear una dissonància</text:span><text:span text:style-name="T170"><text:s/></text:span><text:span text:style-name="T171">cognitiva. Els clients podrien qüestionar<text:s/></text:span>la<text:span text:style-name="T172"><text:s/>coherència de<text:s/></text:span>la<text:span text:style-name="T173"><text:s/>marca.</text:span></text:p>
        </text:list-item>
      </text:list>
      <text:p text:style-name="P174"/>
      <text:list text:style-name="LFO9" text:continue-numbering="true">
        <text:list-item>
          <text:p text:style-name="P175"><text:span text:style-name="T176">Deteriorament de<text:s/></text:span>la<text:span text:style-name="T177"><text:s/>credibilitat: La serietat<text:s/></text:span>i<text:span text:style-name="T178"><text:s/></text:span>la<text:span text:style-name="T179"><text:s/>rectitud són atributs que els clients podrien</text:span><text:span text:style-name="T180"><text:s/></text:span><text:span text:style-name="T181">associar amb<text:s/></text:span>la<text:span text:style-name="T182"><text:s/>fiabilitat<text:s/></text:span>i<text:span text:style-name="T183"><text:s/></text:span>la<text:span text:style-name="T184"><text:s/>professionalitat. Una campanya humorística pot ser percebuda</text:span><text:span text:style-name="T185"><text:s/></text:span><text:span text:style-name="T186">com poca seriosa, posant en dubte<text:s/></text:span>la<text:span text:style-name="T187"><text:s/>credibilitat de<text:s/></text:span>la<text:span text:style-name="T188"><text:s/>marca.</text:span></text:p>
        </text:list-item>
      </text:list>
      <text:p text:style-name="P189"/>
      <text:list text:style-name="LFO9" text:continue-numbering="true">
        <text:list-item>
          <text:p text:style-name="P190"><text:span text:style-name="T191">Alienació d'audiències: L'humor és subjectiu<text:s/></text:span>i<text:span text:style-name="T192"><text:s/>pot ser difícil d'entendre<text:s/></text:span>o<text:span text:style-name="T193"><text:s/>apreciar per</text:span><text:span text:style-name="T194"><text:s/></text:span><text:span text:style-name="T195">tothom. Hi ha el risc que<text:s/></text:span>la<text:span text:style-name="T196"><text:s/>campanya no sigui ben rebuda per certs segments d'audiència,</text:span><text:span text:style-name="T197"><text:s/></text:span><text:span text:style-name="T198">alienant-los potencialment.</text:span></text:p>
        </text:list-item>
      </text:list>
      <text:p text:style-name="P199"/>
      <text:list text:style-name="LFO9" text:continue-numbering="true">
        <text:list-item>
          <text:p text:style-name="P200"><text:span text:style-name="T201">Dificultat de canvi d'imatge: Canviar l</text:span><text:span text:style-name="T202">'imatge corporativa és un procés delicat<text:s/></text:span>i<text:span text:style-name="T203"><text:s/>pot ser</text:span><text:span text:style-name="T204"><text:s/></text:span><text:span text:style-name="T205">difícil revertir una nova percepció una vegada que s'ha establert. La campanya humorística</text:span><text:span text:style-name="T206"><text:s/></text:span><text:span text:style-name="T207">pot deixar una empremta duradora en<text:s/></text:span>la<text:span text:style-name="T208"><text:s/>manera com<text:s/></text:span>la<text:span text:style-name="T209"><text:s/>gent percebrà<text:s/></text:span>la<text:span text:style-name="T210"><text:s/>marca.</text:span></text:p>
        </text:list-item>
      </text:list>
      <text:soft-page-break/>
      <text:list text:style-name="LFO8" text:continue-numbering="true">
        <text:list-item>
          <text:p text:style-name="P211"><text:span text:style-name="T212">Què és la responsabilit</text:span><text:span text:style-name="T213">at social corporativa d’una empresa?</text:span></text:p>
        </text:list-item>
      </text:list>
      <text:p text:style-name="P214"/>
      <text:p text:style-name="P215"><text:span text:style-name="T216">La responsabilitat social corporativa (RSC) d'una empresa és un enfocament integral<text:s/></text:span>i<text:span text:style-name="T217"><text:s/></text:span><text:span text:style-name="T218">proactiu que va més enllà de<text:s/></text:span>la<text:span text:style-name="T219"><text:s/>simple consecució de beneficis econòmics. Es refereix<text:s/></text:span>a<text:span text:style-name="T220"><text:s/></text:span>la<text:span text:style-name="T221"><text:s/></text:span><text:span text:style-name="T222">manera com una empresa gestiona les seves</text:span><text:span text:style-name="T223"><text:s/>activitats perquè tinguin un impacte positiu en</text:span><text:span text:style-name="T224"><text:s/></text:span>la<text:span text:style-name="T225"><text:s/>societat<text:s/></text:span>i<text:span text:style-name="T226"><text:s/>en l'entorn en què opera.</text:span></text:p>
      <text:p text:style-name="P227"/>
      <text:p text:style-name="P228"/>
      <text:p text:style-name="P229"/>
      <text:list text:style-name="LFO8" text:continue-numbering="true">
        <text:list-item>
          <text:p text:style-name="P230"><text:span text:style-name="T231">L’empresa</text:span><text:span text:style-name="T232"><text:s/>XXX, que fabrica soldats de plom, decideix posar en marxa un procés de</text:span><text:span text:style-name="T233"><text:s/></text:span><text:span text:style-name="T234">substitució dels materials emprats en la fabricació per altres materials menys</text:span><text:span text:style-name="T235"><text:s/></text:span><text:span text:style-name="T236">cont</text:span><text:span text:style-name="T237">aminants<text:s/></text:span>i<text:span text:style-name="T238"><text:s/>més respectuosos amb el Medi ambient. Creus que la raó d’aquesta</text:span><text:span text:style-name="T239"><text:s/></text:span><text:span text:style-name="T240">decisió és únicament el respecte pel medi ambient? Raona la resposta</text:span></text:p>
        </text:list-item>
      </text:list>
      <text:p text:style-name="P241"/>
      <text:p text:style-name="P242"><text:span text:style-name="T243">L'empresa XXX, que fabrica soldats de plom, decideix implementar un procés de substitució</text:span><text:span text:style-name="T244"><text:s/></text:span><text:span text:style-name="T245">dels materials utilitzats en<text:s/></text:span>la<text:span text:style-name="T246"><text:s/>fabricació per altres materials menys contaminants<text:s/></text:span>i<text:span text:style-name="T247"><text:s/>més</text:span><text:span text:style-name="T248"><text:s/></text:span><text:span text:style-name="T249">respectuosos amb el medi ambient. La raó d'aquesta decisió no és únicament el respecte</text:span><text:span text:style-name="T250"><text:s/></text:span><text:span text:style-name="T251">pel medi ambient, sinó que es pot atribuir<text:s/></text:span>a<text:span text:style-name="T252"><text:s/>diversos factors que reflecteixen u</text:span><text:span text:style-name="T253">na</text:span><text:span text:style-name="T254"><text:s/></text:span><text:span text:style-name="T255">perspectiva més ampla<text:s/></text:span>i<text:span text:style-name="T256"><text:s/>responsabilitat empresarial.<text:s/></text:span>A<text:span text:style-name="T257"><text:s/>continuació, es detallen aquests</text:span><text:span text:style-name="T258"><text:s/></text:span><text:span text:style-name="T259">factors:</text:span></text:p>
      <text:p text:style-name="P260"/>
      <text:list text:style-name="LFO7" text:continue-numbering="true">
        <text:list-item>
          <text:p text:style-name="P261"><text:span text:style-name="T262">Responsabilitat Ambiental</text:span></text:p>
        </text:list-item>
      </text:list>
      <text:p text:style-name="P263"/>
      <text:list text:style-name="LFO7" text:continue-numbering="true">
        <text:list-item>
          <text:p text:style-name="P264"><text:span text:style-name="T265">Pressions Socials<text:s/></text:span><text:span text:style-name="T266">i</text:span><text:span text:style-name="T267"><text:s/>de Mercat</text:span></text:p>
        </text:list-item>
      </text:list>
      <text:p text:style-name="P268"/>
      <text:list text:style-name="LFO7" text:continue-numbering="true">
        <text:list-item>
          <text:p text:style-name="P269"><text:span text:style-name="T270">Imatge de Marca<text:s/></text:span><text:span text:style-name="T271">i</text:span><text:span text:style-name="T272"><text:s/></text:span><text:span text:style-name="T273">Valor</text:span><text:span text:style-name="T274"><text:s/>Afegit</text:span></text:p>
        </text:list-item>
      </text:list>
      <text:p text:style-name="P275"/>
      <text:list text:style-name="LFO7" text:continue-numbering="true">
        <text:list-item>
          <text:p text:style-name="P276"><text:span text:style-name="T277">Compliment de Normatives<text:s/></text:span><text:span text:style-name="T278">i</text:span><text:span text:style-name="T279"><text:s/>Legislació Ambiental</text:span></text:p>
        </text:list-item>
      </text:list>
      <text:p text:style-name="P280"/>
      <text:list text:style-name="LFO7" text:continue-numbering="true">
        <text:list-item>
          <text:p text:style-name="P281"><text:span text:style-name="T282">Innovació<text:s/></text:span><text:span text:style-name="T283">i</text:span><text:span text:style-name="T284"><text:s/>Eficiència Operativa</text:span></text:p>
        </text:list-item>
      </text:list>
      <text:p text:style-name="P285"/>
      <text:p text:style-name="P286"><text:span text:style-name="T287">En conclusió,<text:s/></text:span>la<text:span text:style-name="T288"><text:s/>decisió de l'empresa XXX de substituir els materials contaminants no és</text:span><text:span text:style-name="T289"><text:s/></text:span><text:span text:style-name="T290">simplement una qüestió de respecte pel medi ambient, sinó que també respon<text:s/></text:span>a<text:span text:style-name="T291"><text:s/>una</text:span><text:span text:style-name="T292"><text:s/></text:span><text:span text:style-name="T293">combinació de factors que inclouen pressions socials, demandes<text:s/></text:span><text:span text:style-name="T294">de mercat, imatge de</text:span><text:span text:style-name="T295"><text:s/></text:span><text:span text:style-name="T296">marca<text:s/></text:span>i<text:span text:style-name="T297"><text:s/>eficiència operativa.</text:span></text:p>
      <text:soft-page-break/>
      <text:list text:style-name="LFO6" text:continue-numbering="true">
        <text:list-item>
          <text:p text:style-name="P298"><text:span text:style-name="T299">L’empresa</text:span><text:span text:style-name="T300"><text:s/>de fabricació<text:s/></text:span>i<text:span text:style-name="T301"><text:s/>instal·lació d’equips d’aire condicionat, SSS, acaba</text:span><text:span text:style-name="T302"><text:s/></text:span><text:span text:style-name="T303">d’anomenar<text:s/></text:span>a<text:span text:style-name="T304"><text:s/>la seva empleada Anna cases, treballadora del mes. Dins la cultura</text:span><text:span text:style-name="T305"><text:s/></text:span><text:span text:style-name="T306">empresarial de l’empresa, ens es</text:span><text:span text:style-name="T307">tem referint<text:s/></text:span>a<text:span text:style-name="T308"><text:s/>l’element heroi<text:s/></text:span>o<text:span text:style-name="T309"><text:s/></text:span>a<text:span text:style-name="T310"><text:s/>l’element ritus?</text:span><text:span text:style-name="T311"><text:s/></text:span><text:span text:style-name="T312">Raona la resposta</text:span></text:p>
        </text:list-item>
      </text:list>
      <text:p text:style-name="P313"/>
      <text:p text:style-name="P314"><text:span text:style-name="T315">Dins<text:s/></text:span>la<text:span text:style-name="T316"><text:s/>cultura empresarial de l'empresa de fabricació<text:s/></text:span>i<text:span text:style-name="T317"><text:s/>instal·lació d’equips d’aire</text:span><text:span text:style-name="T318"><text:s/></text:span><text:span text:style-name="T319">condicionat, SSS, l'anomenament de<text:s/></text:span>la<text:span text:style-name="T320"><text:s/>seva empleada Anna com<text:s/></text:span>a<text:span text:style-name="T321"><text:s/>treballadora del mes</text:span><text:span text:style-name="T322"><text:s/></text:span><text:span text:style-name="T323">s'enquadra més<text:s/></text:span><text:span text:style-name="T324">com<text:s/></text:span>a<text:span text:style-name="T325"><text:s/>l'element ritus que com<text:s/></text:span>a<text:span text:style-name="T326"><text:s/>l'element heroi.<text:s/></text:span>A<text:span text:style-name="T327"><text:s/>continuació, es</text:span><text:span text:style-name="T328"><text:s/></text:span><text:span text:style-name="T329">proporciona una explicació més detallada:</text:span></text:p>
      <text:p text:style-name="P330"/>
      <text:h text:style-name="P331" text:outline-level="1"><text:span text:style-name="T332">Element Ritus:</text:span></text:h>
      <text:p text:style-name="P333"/>
      <text:list text:style-name="LFO5" text:continue-numbering="true">
        <text:list-item>
          <text:p text:style-name="P334"><text:span text:style-name="T335">En un context empresarial, els ritus es refereixen<text:s/></text:span>a<text:span text:style-name="T336"><text:s/>les pràctiques<text:s/></text:span>o<text:span text:style-name="T337"><text:s/>cerimònies que tenen</text:span><text:span text:style-name="T338"><text:s/></text:span><text:span text:style-name="T339">lloc de manera regular<text:s/></text:span>i<text:span text:style-name="T340"><text:s/>simbolitzen un esdeveniment significatiu<text:s/></text:span>o<text:span text:style-name="T341"><text:s/>un reconeixement.</text:span></text:p>
        </text:list-item>
      </text:list>
      <text:p text:style-name="P342"/>
      <text:list text:style-name="LFO5" text:continue-numbering="true">
        <text:list-item>
          <text:p text:style-name="P343"><text:span text:style-name="T344">Anomenar<text:s/></text:span>a<text:span text:style-name="T345"><text:s/>algú com<text:s/></text:span>a<text:span text:style-name="T346"><text:s/>treballador del mes és una pràctica que forma part d'aquests ritus,</text:span><text:span text:style-name="T347"><text:s/></text:span>ja<text:span text:style-name="T348"><text:s/>que ocurreix de manera regular<text:s/></text:span>i<text:span text:style-name="T349"><text:s/>simbolitza un reconeixement destacat dins de</text:span><text:span text:style-name="T350"><text:s/></text:span><text:span text:style-name="T351">l'organització.</text:span></text:p>
        </text:list-item>
      </text:list>
      <text:p text:style-name="P352"/>
      <text:h text:style-name="P353" text:outline-level="1"><text:span text:style-name="T354">Element Heroi:</text:span></text:h>
      <text:p text:style-name="P355"/>
      <text:list text:style-name="LFO5" text:continue-numbering="true">
        <text:list-item>
          <text:p text:style-name="P356"><text:span text:style-name="T357">L'element heroi sol centrar-se en individuals que destaquen en situacions extraordinàries<text:s/></text:span>i<text:span text:style-name="T358"><text:s/></text:span><text:span text:style-name="T359">que es destaquen per sobre dels altres de manera excepcional.</text:span></text:p>
        </text:list-item>
      </text:list>
      <text:p text:style-name="P360"/>
      <text:list text:style-name="LFO5" text:continue-numbering="true">
        <text:list-item>
          <text:p text:style-name="P361"><text:span text:style-name="T362">En canvi, l'anomenament com<text:s/></text:span>a<text:span text:style-name="T363"><text:s/>treballador del mes és més una pràctica que reconeix<text:s/></text:span>i<text:span text:style-name="T364"><text:s/></text:span><text:span text:style-name="T365">celebra el rendiment consistent<text:s/></text:span>i<text:span text:style-name="T366"><text:s/>destacat d'un empleat al llarg d'un període determinat.</text:span></text:p>
        </text:list-item>
      </text:list>
      <text:p text:style-name="P367"/>
      <text:h text:style-name="P368" text:outline-level="1"><text:span text:style-name="T369">Raonament:</text:span></text:h>
      <text:p text:style-name="P370"/>
      <text:list text:style-name="LFO5" text:continue-numbering="true">
        <text:list-item>
          <text:p text:style-name="P371"><text:span text:style-name="T372">L'elecció d'Anna com<text:s/></text:span>a<text:span text:style-name="T373"><text:s/>treballadora del mes indica un reconeixement regular<text:s/></text:span>i<text:span text:style-name="T374"><text:s/>planificat,</text:span><text:span text:style-name="T375"><text:s/></text:span><text:span text:style-name="T376">més que una resposta<text:s/></text:span>a<text:span text:style-name="T377"><text:s/>una situació extraordinària.</text:span></text:p>
        </text:list-item>
      </text:list>
      <text:p text:style-name="P378"/>
      <text:list text:style-name="LFO5" text:continue-numbering="true">
        <text:list-item>
          <text:p text:style-name="P379"><text:span text:style-name="T380">Aquest tip</text:span><text:span text:style-name="T381">us de reconeixement, que es repeteix mensualment, contribueix<text:s/></text:span>a<text:span text:style-name="T382"><text:s/>establir un</text:span><text:span text:style-name="T383"><text:s/></text:span><text:span text:style-name="T384">ritus dins de<text:s/></text:span>la<text:span text:style-name="T385"><text:s/>cultura empresarial de l'organització.</text:span></text:p>
        </text:list-item>
      </text:list>
      <text:p text:style-name="P386"/>
      <text:p text:style-name="P387"><text:span text:style-name="T388">En resum, el reconeixement de treballador del mes en aquest cas específic es relaciona</text:span><text:span text:style-name="T389"><text:s/></text:span><text:span text:style-name="T390">més amb<text:s/></text:span>la<text:span text:style-name="T391"><text:s/>pràctica regular de ritus dins de<text:s/></text:span>la<text:span text:style-name="T392"><text:s/>cultura empresarial que amb destacar una</text:span><text:span text:style-name="T393"><text:s/></text:span><text:span text:style-name="T394">acció excepcional com ho faria l'element heroi.</text:span></text:p>
      <text:soft-page-break/>
      <text:list text:style-name="LFO6" text:continue-numbering="true">
        <text:list-item>
          <text:p text:style-name="P395"><text:span text:style-name="T396">La cultura empresarial de CocaCola, sempre ha sigut la de ser una empresa amb</text:span><text:span text:style-name="T397"><text:s/></text:span><text:span text:style-name="T398">valors juvenils, de companyerisme, d’alegria, etc. És el mateix la cultura empresarial</text:span><text:span text:style-name="T399"><text:s/></text:span><text:span text:style-name="T400">d’una empresa que la seva imatge corporativa? Raona la resposta. Quina és per tant</text:span><text:span text:style-name="T401"><text:s/></text:span><text:span text:style-name="T402">la imatge corporativa de Cocacola?</text:span></text:p>
        </text:list-item>
      </text:list>
      <text:p text:style-name="P403"/>
      <text:p text:style-name="P404"><text:span text:style-name="T405">La cultura empresarial<text:s/></text:span>i<text:span text:style-name="T406"><text:s/></text:span>la<text:span text:style-name="T407"><text:s/>imatge corporativa són</text:span><text:span text:style-name="T408"><text:s/>dues dimensions distintes d'una empresa,</text:span><text:span text:style-name="T409"><text:s/></text:span><text:span text:style-name="T410">tot<text:s/></text:span>i<text:span text:style-name="T411"><text:s/>que estan interrelacionades. Anem<text:s/></text:span>a<text:span text:style-name="T412"><text:s/>raonar aquesta afirmació<text:s/></text:span>i<text:span text:style-name="T413"><text:s/></text:span>a<text:span text:style-name="T414"><text:s/>abordar<text:s/></text:span>la<text:span text:style-name="T415"><text:s/>imatge</text:span><text:span text:style-name="T416"><text:s/></text:span><text:span text:style-name="T417">corporativa específica de CocaCola:</text:span></text:p>
      <text:p text:style-name="P418"/>
      <text:list text:style-name="LFO4" text:continue-numbering="true">
        <text:list-item>
          <text:p text:style-name="P419"><text:span text:style-name="T420">Cultura Empresarial vs. Imatge Corporativa:</text:span></text:p>
        </text:list-item>
      </text:list>
      <text:p text:style-name="P421"/>
      <text:list text:style-name="LFO4" text:continue-numbering="true">
        <text:list-item>
          <text:list>
            <text:list-item>
              <text:p text:style-name="P422"><text:span text:style-name="T423">La cultura empresarial és<text:s/></text:span>la<text:span text:style-name="T424"><text:s/>manera com els</text:span><text:span text:style-name="T425"><text:s/>membres internos d'una empresa</text:span><text:span text:style-name="T426"><text:s/></text:span><text:span text:style-name="T427">experimenten<text:s/></text:span>i<text:span text:style-name="T428"><text:s/>interpreten les seves pròpies pràctiques, valors<text:s/></text:span>i<text:span text:style-name="T429"><text:s/>creences. Es centra en les</text:span><text:span text:style-name="T430"><text:s/></text:span><text:span text:style-name="T431">normes, els comportaments<text:s/></text:span>i<text:span text:style-name="T432"><text:s/>les actituds que caracteritzen<text:s/></text:span>la<text:span text:style-name="T433"><text:s/>vida interna de l'organització.</text:span></text:p>
            </text:list-item>
          </text:list>
        </text:list-item>
      </text:list>
      <text:p text:style-name="P434"/>
      <text:list text:style-name="LFO4" text:continue-numbering="true">
        <text:list-item>
          <text:list>
            <text:list-item>
              <text:p text:style-name="P435"><text:span text:style-name="T436">En canvi,<text:s/></text:span>la<text:span text:style-name="T437"><text:s/>**imatge corporativa**<text:s/></text:span><text:span text:style-name="T438">és com l'empresa és percebuda externament pel</text:span><text:span text:style-name="T439"><text:s/></text:span><text:span text:style-name="T440">públic, clients, socis<text:s/></text:span>i<text:span text:style-name="T441"><text:s/>altres stakeholders. Aquesta imatge es construeix<text:s/></text:span>a<text:span text:style-name="T442"><text:s/>través de les</text:span><text:span text:style-name="T443"><text:s/></text:span><text:span text:style-name="T444">comunicacions de l'empresa,<text:s/></text:span>la<text:span text:style-name="T445"><text:s/>publicitat, els productes<text:s/></text:span>i<text:span text:style-name="T446"><text:s/>altres factors.</text:span></text:p>
            </text:list-item>
          </text:list>
        </text:list-item>
      </text:list>
      <text:p text:style-name="P447"/>
      <text:list text:style-name="LFO4" text:continue-numbering="true">
        <text:list-item>
          <text:p text:style-name="P448"><text:span text:style-name="T449">CocaCola:</text:span></text:p>
        </text:list-item>
      </text:list>
      <text:p text:style-name="P450"/>
      <text:list text:style-name="LFO4" text:continue-numbering="true">
        <text:list-item>
          <text:list>
            <text:list-item>
              <text:p text:style-name="P451"><text:span text:style-name="T452">La cultura empresarial de CocaCola es descriu com una cultura amb valors juvenils, de</text:span><text:span text:style-name="T453"><text:s/></text:span><text:span text:style-name="T454">companyerisme<text:s/></text:span>i<text:span text:style-name="T455"><text:s/>alegria. Això reflecteix<text:s/></text:span>la<text:span text:style-name="T456"><text:s/>manera en què els empleats experimenten<text:s/></text:span>i<text:span text:style-name="T457"><text:s/></text:span><text:span text:style-name="T458">viuen<text:s/></text:span>la<text:span text:style-name="T459"><text:s/>seva relació amb l'empresa, les seves pràctiques internes<text:s/></text:span>i<text:span text:style-name="T460"><text:s/>les seves creen</text:span><text:span text:style-name="T461">ces</text:span><text:span text:style-name="T462"><text:s/></text:span><text:span text:style-name="T463">compartides.</text:span></text:p>
            </text:list-item>
          </text:list>
        </text:list-item>
      </text:list>
      <text:p text:style-name="P464"/>
      <text:list text:style-name="LFO4" text:continue-numbering="true">
        <text:list-item>
          <text:list>
            <text:list-item>
              <text:p text:style-name="P465"><text:span text:style-name="T466">L'imatge corporativa de CocaCola, per al públic extern, està estretament lligada<text:s/></text:span>a<text:span text:style-name="T467"><text:s/></text:span><text:span text:style-name="T468">aquests valors. La marca CocaCola ha estat històricament associada amb moments de</text:span><text:span text:style-name="T469"><text:s/></text:span><text:span text:style-name="T470">felicitat, celebració<text:s/></text:span>i<text:span text:style-name="T471"><text:s/>refresc. La seva imatge és sinònim d'una actitud<text:s/></text:span><text:span text:style-name="T472">positiva, dinàmica<text:s/></text:span>i<text:span text:style-name="T473"><text:s/></text:span><text:span text:style-name="T474">d'unió social, que s'alinia amb els valors de joventut, companyerisme<text:s/></text:span>i<text:span text:style-name="T475"><text:s/>alegria que formen</text:span><text:span text:style-name="T476"><text:s/></text:span><text:span text:style-name="T477">part de<text:s/></text:span>la<text:span text:style-name="T478"><text:s/>cultura interna.</text:span></text:p>
            </text:list-item>
          </text:list>
        </text:list-item>
      </text:list>
      <text:p text:style-name="P479"/>
      <text:list text:style-name="LFO4" text:continue-numbering="true">
        <text:list-item>
          <text:p text:style-name="P480"><text:span text:style-name="T481">Relació entre Cultura<text:s/></text:span>i<text:span text:style-name="T482"><text:s/>Imatge:</text:span></text:p>
        </text:list-item>
      </text:list>
      <text:p text:style-name="P483"/>
      <text:list text:style-name="LFO4" text:continue-numbering="true">
        <text:list-item>
          <text:list>
            <text:list-item>
              <text:p text:style-name="P484"><text:span text:style-name="T485">Tot</text:span><text:span text:style-name="T486"><text:s/></text:span>i<text:span text:style-name="T487"><text:s/>que no són el mateix,<text:s/></text:span>la<text:span text:style-name="T488"><text:s/>cultura empresarial<text:s/></text:span>i<text:span text:style-name="T489"><text:s/></text:span>la<text:span text:style-name="T490"><text:s/>imatge corporativa estan</text:span><text:span text:style-name="T491"><text:s/></text:span><text:span text:style-name="T492">interconnectades. La manera com els empleats viuen<text:s/></text:span>la<text:span text:style-name="T493"><text:s/>cultura interna de l'empresa pot</text:span><text:span text:style-name="T494"><text:s/></text:span><text:span text:style-name="T495">influir en com aquesta cultura és percebuda externament.</text:span></text:p>
            </text:list-item>
          </text:list>
        </text:list-item>
      </text:list>
      <text:p text:style-name="P496"/>
      <text:list text:style-name="LFO4" text:continue-numbering="true">
        <text:list-item>
          <text:list>
            <text:list-item>
              <text:p text:style-name="P497"><text:span text:style-name="T498">CocaCola ha aconseguit alinear amb èxit<text:s/></text:span>la<text:span text:style-name="T499"><text:s/>seva cultura interna amb<text:s/></text:span>la<text:span text:style-name="T500"><text:s/>seva imatge</text:span><text:span text:style-name="T501"><text:s/></text:span><text:span text:style-name="T502">corporativa, creant una coherència que reforça<text:s/></text:span>la<text:span text:style-name="T503"><text:s/>seva marca<text:s/></text:span>i<text:span text:style-name="T504"><text:s/></text:span>la<text:span text:style-name="T505"><text:s/>seva relació amb el públic.</text:span></text:p>
            </text:list-item>
          </text:list>
        </text:list-item>
      </text:list>
      <text:p text:style-name="P506"/>
      <text:p text:style-name="P507"><text:span text:style-name="T508">En resum,<text:s/></text:span>la<text:span text:style-name="T509"><text:s/>cultura empresarial de CocaCola, amb els seus valors juvenils, de</text:span><text:span text:style-name="T510"><text:s/></text:span><text:span text:style-name="T511">companyerisme<text:s/></text:span>i<text:span text:style-name="T512"><text:s/>alegria, s'alinea estretament amb<text:s/></text:span>la<text:span text:style-name="T513"><text:s/>imatge corporativa de<text:s/></text:span>la<text:span text:style-name="T514"><text:s/>marc</text:span><text:span text:style-name="T515">a.</text:span><text:span text:style-name="T516"><text:s/></text:span><text:span text:style-name="T517">Aquesta coherència contribueix<text:s/></text:span>a<text:span text:style-name="T518"><text:s/></text:span>la<text:span text:style-name="T519"><text:s/>força<text:s/></text:span>i<text:span text:style-name="T520"><text:s/>al reconeixement de<text:s/></text:span>la<text:span text:style-name="T521"><text:s/>marca CocaCola en el</text:span><text:span text:style-name="T522"><text:s/></text:span><text:span text:style-name="T523">mercat global.</text:span></text:p>
      <text:soft-page-break/>
      <text:h text:style-name="P524" text:outline-level="1"><text:span text:style-name="T525">7.<text:s/></text:span><text:span text:style-name="T526">L’empresa</text:span><text:span text:style-name="T527"><text:s/>Manteniments SL, ha tractat en els últims anys de millorar la seva</text:span><text:span text:style-name="T528"><text:s/></text:span><text:span text:style-name="T529">responsabilitat social corporativa pel que fa als seus e</text:span><text:span text:style-name="T530">mpleats. Així, ha pres una sèrie</text:span><text:span text:style-name="T531"><text:s/></text:span><text:span text:style-name="T532">de mesures com ara: flexibilització dels horaris dels seus empleats per tal que</text:span></text:h>
      <text:p text:style-name="P533"><text:span text:style-name="T534">puguen atendre millor les seves necessitats familiars; dona oportunitats als</text:span><text:span text:style-name="T535"><text:s/></text:span><text:span text:style-name="T536">treballadors que treballen amb força, de formar part de l’accionar</text:span><text:span text:style-name="T537">iat de l’empresa; ha</text:span><text:span text:style-name="T538"><text:s/></text:span><text:span text:style-name="T539">creat una llar d’infants per tal que aquells empleats que no disposen de familiars que</text:span><text:span text:style-name="T540"><text:s/></text:span><text:span text:style-name="T541">puguen tenir cura dels seus fills, puguen deixar-los en aquesta llar; ha establert un</text:span><text:span text:style-name="T542"><text:s/></text:span><text:span text:style-name="T543">sistema de promoció interna dels seus treballadors pel qual en<text:s/></text:span><text:span text:style-name="T544">5</text:span><text:span text:style-name="T545"><text:s/>anys, el 50% dels</text:span><text:span text:style-name="T546"><text:s/></text:span><text:span text:style-name="T547">càrrecs directius de l’empresa hauran d’estar en mans de dones. En quin àmbit</text:span><text:span text:style-name="T548"><text:s/></text:span><text:span text:style-name="T549">d’actuació dins la responsabilitat social corporativa està realitzant l’empresa</text:span><text:span text:style-name="T550"><text:s/></text:span><text:span text:style-name="T551">aquestes actuac</text:span><text:span text:style-name="T552">ions? Raona si aquestes mesures,<text:s/></text:span><text:span text:style-name="T553">a</text:span><text:span text:style-name="T554"><text:s/>més de comprometre<text:s/></text:span><text:span text:style-name="T555">a</text:span><text:span text:style-name="T556"><text:s/></text:span><text:span text:style-name="T557">l’empresa amb el benestar dels seus treballadors, poden proporcionar<text:s/></text:span><text:span text:style-name="T558">a</text:span><text:span text:style-name="T559"><text:s/>l’empresa</text:span><text:span text:style-name="T560"><text:s/></text:span><text:span text:style-name="T561">rendiments econòmics.</text:span></text:p>
      <text:p text:style-name="P562"/>
      <text:p text:style-name="P563"><text:span text:style-name="T564">L'empresa Manteniments SL ha adoptat diverses mesures en els últims anys per millorar<text:s/></text:span>la<text:span text:style-name="T565"><text:s/></text:span><text:span text:style-name="T566">seva re</text:span><text:span text:style-name="T567">sponsabilitat social corporativa, centrada en diversos àmbits clau:</text:span></text:p>
      <text:p text:style-name="P568"/>
      <text:list text:style-name="LFO3" text:continue-numbering="true">
        <text:list-item>
          <text:p text:style-name="P569"><text:span text:style-name="T570">Conciliació familiar:</text:span></text:p>
        </text:list-item>
      </text:list>
      <text:p text:style-name="P571"/>
      <text:list text:style-name="LFO3" text:continue-numbering="true">
        <text:list-item>
          <text:list>
            <text:list-item>
              <text:p text:style-name="P572"><text:span text:style-name="T573">La flexibilització dels horaris per atendre les necessitats familiars dels empleats és una</text:span><text:span text:style-name="T574"><text:s/></text:span><text:span text:style-name="T575">iniciativa que contribueix<text:s/></text:span>a<text:span text:style-name="T576"><text:s/></text:span>la<text:span text:style-name="T577"><text:s/>conciliació entre<text:s/></text:span>la<text:span text:style-name="T578"><text:s/>vida laboral<text:s/></text:span>i<text:span text:style-name="T579"><text:s/></text:span><text:span text:style-name="T580">familiar.</text:span><text:span text:style-name="T581"><text:s/>Això reforça<text:s/></text:span>la<text:span text:style-name="T582"><text:s/></text:span><text:span text:style-name="T583">responsabilitat social corporativa de l'empresa envers el benestar dels seus treballadors.</text:span></text:p>
            </text:list-item>
          </text:list>
        </text:list-item>
      </text:list>
      <text:p text:style-name="P584"/>
      <text:list text:style-name="LFO3" text:continue-numbering="true">
        <text:list-item>
          <text:p text:style-name="P585"><text:span text:style-name="T586">Participació dels treballadors:</text:span></text:p>
        </text:list-item>
      </text:list>
      <text:p text:style-name="P587"/>
      <text:list text:style-name="LFO3" text:continue-numbering="true">
        <text:list-item>
          <text:list>
            <text:list-item>
              <text:p text:style-name="P588"><text:span text:style-name="T589">Ofereixre oportunitats als treballadors per formar part de l'accionariat de l'empresa</text:span><text:span text:style-name="T590"><text:s/></text:span><text:span text:style-name="T591">impulsa<text:s/></text:span>la<text:span text:style-name="T592"><text:s/>particip</text:span><text:span text:style-name="T593">ació dels empleats en el seu propi èxit<text:s/></text:span>i<text:span text:style-name="T594"><text:s/>creixement. Aquesta mesura</text:span><text:span text:style-name="T595"><text:s/></text:span><text:span text:style-name="T596">promou una cultura empresarial més inclusiva<text:s/></text:span>i<text:span text:style-name="T597"><text:s/>demostra un compromís amb<text:s/></text:span>la<text:span text:style-name="T598"><text:s/>implicació</text:span><text:span text:style-name="T599"><text:s/></text:span><text:span text:style-name="T600">dels treballadors en els resultats de l'empresa.</text:span></text:p>
            </text:list-item>
          </text:list>
        </text:list-item>
      </text:list>
      <text:p text:style-name="P601"/>
      <text:list text:style-name="LFO3" text:continue-numbering="true">
        <text:list-item>
          <text:p text:style-name="P602"><text:span text:style-name="T603">Suport<text:s/></text:span>a<text:span text:style-name="T604"><text:s/>la infància:</text:span></text:p>
        </text:list-item>
      </text:list>
      <text:p text:style-name="P605"/>
      <text:list text:style-name="LFO3" text:continue-numbering="true">
        <text:list-item>
          <text:list>
            <text:list-item>
              <text:p text:style-name="P606"><text:span text:style-name="T607">La creació d'una llar d'inf</text:span><text:span text:style-name="T608">ants per als empleats que no tenen altres opcions de cura</text:span><text:span text:style-name="T609"><text:s/></text:span><text:span text:style-name="T610">infantil mostra una preocupació genuïna per les necessitats dels pares empleats. Aquesta</text:span><text:span text:style-name="T611"><text:s/></text:span><text:span text:style-name="T612">mesura contribueix al suport<text:s/></text:span>a<text:span text:style-name="T613"><text:s/></text:span>la<text:span text:style-name="T614"><text:s/>infància<text:s/></text:span>i<text:span text:style-name="T615"><text:s/>facilita<text:s/></text:span>la<text:span text:style-name="T616"><text:s/>vida laboral dels pares.</text:span></text:p>
            </text:list-item>
          </text:list>
        </text:list-item>
      </text:list>
      <text:p text:style-name="P617"/>
      <text:list text:style-name="LFO3" text:continue-numbering="true">
        <text:list-item>
          <text:p text:style-name="P618"><text:span text:style-name="T619">Igualtat de gènere:</text:span></text:p>
        </text:list-item>
      </text:list>
      <text:p text:style-name="P620"/>
      <text:list text:style-name="LFO3" text:continue-numbering="true">
        <text:list-item>
          <text:list>
            <text:list-item>
              <text:p text:style-name="P621"><text:span text:style-name="T622">L'est</text:span><text:span text:style-name="T623">abliment d'un sistema de promoció interna amb l'objectiu que el 50% dels càrrecs</text:span><text:span text:style-name="T624"><text:s/></text:span><text:span text:style-name="T625">directius estiguin en mans de dones en<text:s/></text:span>5<text:span text:style-name="T626"><text:s/>anys reflecteix un fort compromís amb<text:s/></text:span>la<text:span text:style-name="T627"><text:s/>igualtat</text:span><text:span text:style-name="T628"><text:s/></text:span><text:span text:style-name="T629">de gènere. Aquesta mesura busca superar les barreres de gènere<text:s/></text:span>i<text:span text:style-name="T630"><text:s/>promoure<text:s/></text:span>la<text:span text:style-name="T631"><text:s/>diversitat</text:span><text:span text:style-name="T632"><text:s/></text:span><text:span text:style-name="T633">en les posicions directives.</text:span></text:p>
            </text:list-item>
          </text:list>
        </text:list-item>
      </text:list>
      <text:soft-page-break/>
      <text:h text:style-name="P634" text:outline-level="1"><text:span text:style-name="T635">Rendiments Econòmics:</text:span></text:h>
      <text:p text:style-name="P636"/>
      <text:list text:style-name="LFO3" text:continue-numbering="true">
        <text:list-item>
          <text:list>
            <text:list-item>
              <text:p text:style-name="P637"><text:span text:style-name="T638">Aquestes mesures poden generar rendiments econòmics positius per<text:s/></text:span>a<text:span text:style-name="T639"><text:s/>l'empresa en</text:span><text:span text:style-name="T640"><text:s/></text:span><text:span text:style-name="T641">diversos sentits:</text:span></text:p>
            </text:list-item>
          </text:list>
        </text:list-item>
      </text:list>
      <text:p text:style-name="P642"/>
      <text:list text:style-name="LFO3" text:continue-numbering="true">
        <text:list-item>
          <text:list>
            <text:list-item>
              <text:list>
                <text:list-item>
                  <text:p text:style-name="P643"><text:span text:style-name="T644">Millora de<text:s/></text:span>la<text:span text:style-name="T645"><text:s/>productivitat: La conciliació familiar<text:s/></text:span>i<text:span text:style-name="T646"><text:s/></text:span>la<text:span text:style-name="T647"><text:s/>participació dels empleats poden</text:span><text:span text:style-name="T648"><text:s/></text:span><text:span text:style-name="T649">millorar<text:s/></text:span>la<text:span text:style-name="T650"><text:s/>satisfacció<text:s/></text:span>i<text:span text:style-name="T651"><text:s/></text:span>la<text:span text:style-name="T652"><text:s/>motivació, augmentant<text:s/></text:span>la<text:span text:style-name="T653"><text:s/>productivitat<text:s/></text:span>i<text:span text:style-name="T654"><text:s/></text:span>la<text:span text:style-name="T655"><text:s/>retenció del talent.</text:span></text:p>
                </text:list-item>
              </text:list>
            </text:list-item>
          </text:list>
        </text:list-item>
      </text:list>
      <text:p text:style-name="P656"/>
      <text:list text:style-name="LFO3" text:continue-numbering="true">
        <text:list-item>
          <text:list>
            <text:list-item>
              <text:list>
                <text:list-item>
                  <text:p text:style-name="P657"><text:span text:style-name="T658">Imatge de l'empresa: L'adopció d'aquestes pràctiques socialment responsables pot</text:span><text:span text:style-name="T659"><text:s/></text:span><text:span text:style-name="T660">millorar<text:s/></text:span>la<text:span text:style-name="T661"><text:s/>imatge de l'empresa, atraient clie</text:span><text:span text:style-name="T662">nts<text:s/></text:span>i<text:span text:style-name="T663"><text:s/>inversors que valoren empreses amb un fort</text:span><text:span text:style-name="T664"><text:s/></text:span><text:span text:style-name="T665">compromís amb el benestar dels seus treballadors.</text:span></text:p>
                </text:list-item>
              </text:list>
            </text:list-item>
          </text:list>
        </text:list-item>
      </text:list>
      <text:p text:style-name="P666"/>
      <text:p text:style-name="P667"><text:span text:style-name="T668">En resum, les actuacions de Manteniments SL aborden àmbits com<text:s/></text:span>la<text:span text:style-name="T669"><text:s/>conciliació<text:s/></text:span><text:span text:style-name="T670">familiar,</text:span><text:span text:style-name="T671"><text:s/></text:span>la<text:span text:style-name="T672"><text:s/></text:span><text:span text:style-name="T673">participació dels treballadors, el suport<text:s/></text:span>a<text:span text:style-name="T674"><text:s/></text:span>la<text:span text:style-name="T675"><text:s/>infància<text:s/></text:span>i<text:span text:style-name="T676"><text:s/></text:span>la<text:span text:style-name="T677"><text:s/>igua</text:span><text:span text:style-name="T678">ltat de gènere, tots ells dins de</text:span><text:span text:style-name="T679"><text:s/></text:span><text:span text:style-name="T680">l'àmbit d'actuació de<text:s/></text:span>la<text:span text:style-name="T681"><text:s/>responsabilitat social corporativa.<text:s/></text:span>A<text:span text:style-name="T682"><text:s/>més del benefici directe pel</text:span><text:span text:style-name="T683"><text:s/></text:span><text:span text:style-name="T684">benestar dels treballadors, aquestes mesures poden contribuir<text:s/></text:span>a<text:span text:style-name="T685"><text:s/></text:span>la<text:span text:style-name="T686"><text:s/>millora de<text:s/></text:span>la<text:span text:style-name="T687"><text:s/>productivitat</text:span><text:span text:style-name="T688"><text:s/></text:span>i<text:span text:style-name="T689"><text:s/></text:span>la<text:span text:style-name="T690"><text:s/>imatge de l'</text:span><text:span text:style-name="T691">empresa, generant així rendiments econòmics<text:s/></text:span>a<text:span text:style-name="T692"><text:s/>llarg termini.</text:span></text:p>
      <text:p text:style-name="P693"/>
      <text:p text:style-name="P694"/>
      <text:p text:style-name="P695"/>
      <text:h text:style-name="P696" text:outline-level="1"><text:span text:style-name="T697">8. En 1993, Freixenet va canviar el seu equip directiu. El nou equip, liderat per Carla</text:span><text:span text:style-name="T698"><text:s/></text:span><text:span text:style-name="T699">Márquez, tenia uns valors personals d’integritat<text:s/></text:span>i<text:span text:style-name="T700"><text:s/>empatia pels problemes dels seus</text:span><text:span text:style-name="T701"><text:s/></text:span><text:span text:style-name="T702">treballadors. Així,<text:s/></text:span><text:span text:style-name="T703">baixaven tots els dies<text:s/></text:span>a<text:span text:style-name="T704"><text:s/>la fàbrica per parlar personalment amb els</text:span><text:span text:style-name="T705"><text:s/></text:span><text:span text:style-name="T706">seus treballadors<text:s/></text:span>i<text:span text:style-name="T707"><text:s/>preocupar-se pels seus assumptes, van millorar els drets dels</text:span><text:span text:style-name="T708"><text:s/></text:span><text:span text:style-name="T709">treballadors en matèria de permisos per infermetats de familiars, etc. Creus que els</text:span><text:span text:style-name="T710"><text:s/></text:span><text:span text:style-name="T711">valors personals d’aq</text:span><text:span text:style-name="T712">uestos directius van canviar la cultura empresarial de</text:span><text:span text:style-name="T713"><text:s/></text:span><text:span text:style-name="T714">Freixenet? Raona la resposta</text:span></text:h>
      <text:p text:style-name="P715"/>
      <text:p text:style-name="P716"><text:span text:style-name="T717">Els valors personals del nou equip directiu de Freixenet, liderat per Carla Márquez, podrien</text:span><text:span text:style-name="T718"><text:s/></text:span><text:span text:style-name="T719">haver tingut un impacte significatiu en<text:s/></text:span>la<text:span text:style-name="T720"><text:s/>cultura empresarial de l'empresa.<text:s/></text:span>A<text:span text:style-name="T721"><text:s/>continuació, es</text:span><text:span text:style-name="T722"><text:s/></text:span><text:span text:style-name="T723">detallen algunes raons per les quals aquests valors personals podrien haver influït en el</text:span><text:span text:style-name="T724"><text:s/></text:span><text:span text:style-name="T725">canvi cultural:</text:span></text:p>
      <text:p text:style-name="P726"/>
      <text:list text:style-name="LFO2" text:continue-numbering="true">
        <text:list-item>
          <text:p text:style-name="P727"><text:span text:style-name="T728">Lideratge<text:s/></text:span>i<text:span text:style-name="T729"><text:s/>Exemple:</text:span></text:p>
        </text:list-item>
      </text:list>
      <text:p text:style-name="P730"/>
      <text:list text:style-name="LFO2" text:continue-numbering="true">
        <text:list-item>
          <text:list>
            <text:list-item>
              <text:p text:style-name="P731"><text:span text:style-name="T732">Els valors personals dels líders tenen un fort impacte en<text:s/></text:span>la<text:span text:style-name="T733"><text:s/>cultura de l'empresa<text:s/></text:span>ja<text:span text:style-name="T734"><text:s/>que</text:span><text:span text:style-name="T735"><text:s/></text:span><text:span text:style-name="T736">estableixen un exemple. El fet que el nou equip directiu baixés diàriament<text:s/></text:span>a<text:span text:style-name="T737"><text:s/></text:span>la<text:span text:style-name="T738"><text:s/>fàbrica<text:s/></text:span>i<text:span text:style-name="T739"><text:s/></text:span><text:span text:style-name="T740">mostrés una preocupació genuïna pels treballadors envia un missatge fort sobre<text:s/></text:span>la<text:span text:style-name="T741"><text:s/></text:span><text:span text:style-name="T742">importància de<text:s/></text:span>la<text:span text:style-name="T743"><text:s/>proximitat<text:s/></text:span>i<text:span text:style-name="T744"><text:s/>l'empatia en l'organització.</text:span></text:p>
            </text:list-item>
          </text:list>
        </text:list-item>
      </text:list>
      <text:p text:style-name="P745"/>
      <text:list text:style-name="LFO2" text:continue-numbering="true">
        <text:list-item>
          <text:p text:style-name="P746"><text:span text:style-name="T747">Creació d'una Cultura d</text:span><text:span text:style-name="T748">e Confiança:</text:span></text:p>
        </text:list-item>
      </text:list>
      <text:p text:style-name="P749"/>
      <text:list text:style-name="LFO2" text:continue-numbering="true">
        <text:list-item>
          <text:list>
            <text:list-item>
              <text:p text:style-name="P750"><text:span text:style-name="T751">La integritat<text:s/></text:span>i<text:span text:style-name="T752"><text:s/>l'empatia són valors que poden contribuir<text:s/></text:span>a<text:span text:style-name="T753"><text:s/></text:span>la<text:span text:style-name="T754"><text:s/>creació d'una cultura de</text:span><text:span text:style-name="T755"><text:s/></text:span><text:span text:style-name="T756">confiança. Quan els treballadors perceben que els seus líders són íntegres<text:s/></text:span>i<text:span text:style-name="T757"><text:s/>es preocupen</text:span><text:span text:style-name="T758"><text:s/></text:span><text:span text:style-name="T759">pel seu<text:s/></text:span><text:span text:style-name="T760">benestar,</text:span><text:span text:style-name="T761"><text:s/>és més probable que es desenvolupi una cultura</text:span><text:span text:style-name="T762"><text:s/>empresarial basada en<text:s/></text:span>la<text:span text:style-name="T763"><text:s/></text:span><text:span text:style-name="T764">confiança mútua.</text:span></text:p>
            </text:list-item>
          </text:list>
        </text:list-item>
      </text:list>
      <text:soft-page-break/>
      <text:list text:style-name="LFO2" text:continue-numbering="true">
        <text:list-item>
          <text:p text:style-name="P765"><text:span text:style-name="T766">Millora de Drets dels<text:s/></text:span><text:span text:style-name="T767">Treballadors:</text:span></text:p>
        </text:list-item>
      </text:list>
      <text:p text:style-name="P768"/>
      <text:list text:style-name="LFO2" text:continue-numbering="true">
        <text:list-item>
          <text:list>
            <text:list-item>
              <text:p text:style-name="P769"><text:span text:style-name="T770">L'acció concreta de millorar els drets dels treballadors, com els permisos per infermetats</text:span><text:span text:style-name="T771"><text:s/></text:span><text:span text:style-name="T772">de familiars, reflecteix una resposta directa als valors d'empatia<text:s/></text:span>i<text:span text:style-name="T773"><text:s/>pr</text:span><text:span text:style-name="T774">eocupació pels empleats.</text:span><text:span text:style-name="T775"><text:s/></text:span><text:span text:style-name="T776">Aquests canvis en les polítiques empresarials poden contribuir<text:s/></text:span>a<text:span text:style-name="T777"><text:s/></text:span>la<text:span text:style-name="T778"><text:s/>formació d'una cultura</text:span><text:span text:style-name="T779"><text:s/></text:span><text:span text:style-name="T780">centrada en el suport<text:s/></text:span>i<text:span text:style-name="T781"><text:s/>el respecte mutu.</text:span></text:p>
            </text:list-item>
          </text:list>
        </text:list-item>
      </text:list>
      <text:p text:style-name="P782"/>
      <text:list text:style-name="LFO2" text:continue-numbering="true">
        <text:list-item>
          <text:p text:style-name="P783"><text:span text:style-name="T784">Relació Personalitzada amb els<text:s/></text:span><text:span text:style-name="T785">Treballadors:</text:span></text:p>
        </text:list-item>
      </text:list>
      <text:p text:style-name="P786"/>
      <text:list text:style-name="LFO2" text:continue-numbering="true">
        <text:list-item>
          <text:list>
            <text:list-item>
              <text:p text:style-name="P787"><text:span text:style-name="T788">El fet que el nou equip directiu parlés personalment amb els treballadors<text:s/></text:span>i<text:span text:style-name="T789"><text:s/>es preocupés</text:span><text:span text:style-name="T790"><text:s/></text:span><text:span text:style-name="T791">pels seus assumptes indica una voluntat de construir relacions personalitzades. Aquesta</text:span><text:span text:style-name="T792"><text:s/></text:span><text:span text:style-name="T793">pràctica pot influir en<text:s/></text:span>la<text:span text:style-name="T794"><text:s/>cultura, fomentant una atmosfera de col·laboració<text:s/></text:span>i<text:span text:style-name="T795"><text:s/></text:span><text:span text:style-name="T796">comunicació</text:span><text:span text:style-name="T797"><text:s/></text:span><text:span text:style-name="T798">oberta.</text:span></text:p>
            </text:list-item>
          </text:list>
        </text:list-item>
      </text:list>
      <text:p text:style-name="P799"/>
      <text:list text:style-name="LFO2" text:continue-numbering="true">
        <text:list-item>
          <text:p text:style-name="P800"><text:span text:style-name="T801">Impacte en la Moral<text:s/></text:span>i<text:span text:style-name="T802"><text:s/>la Retenció del<text:s/></text:span><text:span text:style-name="T803">Talent:</text:span></text:p>
        </text:list-item>
      </text:list>
      <text:p text:style-name="P804"/>
      <text:list text:style-name="LFO2" text:continue-numbering="true">
        <text:list-item>
          <text:list>
            <text:list-item>
              <text:p text:style-name="P805"><text:span text:style-name="T806">Un lideratge que mostra empatia<text:s/></text:span>i<text:span text:style-name="T807"><text:s/>integritat pot tenir un impacte positiu en<text:s/></text:span>la<text:span text:style-name="T808"><text:s/>moral dels</text:span><text:span text:style-name="T809"><text:s/></text:span><text:span text:style-name="T810">treballadors<text:s/></text:span>i<text:span text:style-name="T811"><text:s/>en<text:s/></text:span>la<text:span text:style-name="T812"><text:s/>retenció del talent. Això pot contribuir<text:s/></text:span>a<text:span text:style-name="T813"><text:s/>una cultura empresarial més</text:span><text:span text:style-name="T814"><text:s/></text:span><text:span text:style-name="T815">estab</text:span><text:span text:style-name="T816">le<text:s/></text:span>i<text:span text:style-name="T817"><text:s/>positiva.</text:span></text:p>
            </text:list-item>
          </text:list>
        </text:list-item>
      </text:list>
      <text:p text:style-name="P818"/>
      <text:p text:style-name="P819"><text:span text:style-name="T820">En resum, els valors personals dels directius, com<text:s/></text:span>la<text:span text:style-name="T821"><text:s/>integritat<text:s/></text:span>i<text:span text:style-name="T822"><text:s/>l'empatia, poden exercir una</text:span><text:span text:style-name="T823"><text:s/></text:span><text:span text:style-name="T824">influència clara en<text:s/></text:span>la<text:span text:style-name="T825"><text:s/>cultura empresarial de Freixenet, promovent una relació més propera</text:span><text:span text:style-name="T826"><text:s/></text:span><text:span text:style-name="T827">amb els treballadors<text:s/></text:span>i<text:span text:style-name="T828"><text:s/>fomentant valors de respecte,<text:s/></text:span><text:span text:style-name="T829">confiança<text:s/></text:span>i<text:span text:style-name="T830"><text:s/>suport mutu.</text:span></text:p>
      <text:p text:style-name="P831"/>
      <text:p text:style-name="P832"/>
      <text:p text:style-name="P833"/>
      <text:h text:style-name="P834" text:outline-level="1"><text:span text:style-name="T835">9. Creus que hi ha algun factor de l’entorn general que podria afectar<text:s/></text:span>a<text:span text:style-name="T836"><text:s/>la rendibilitat</text:span><text:span text:style-name="T837"><text:s/></text:span><text:span text:style-name="T838">del teu negoci, si anares<text:s/></text:span>a<text:span text:style-name="T839"><text:s/>muntar un negoci informàtic,<text:s/></text:span>i<text:span text:style-name="T840"><text:s/></text:span>a<text:span text:style-name="T841"><text:s/>la teva forma de treballar?</text:span><text:span text:style-name="T842"><text:s/></text:span><text:span text:style-name="T843">Raona la resposta (pensa en tots<text:s/></text:span>i<text:span text:style-name="T844"><text:s/>cadascun dels factors generals)</text:span></text:h>
      <text:p text:style-name="P845"/>
      <text:p text:style-name="P846"><text:span text:style-name="T847">Sí, en el cas de muntar un negoci informàtic, hi ha diversos factors de l'entorn general que</text:span><text:span text:style-name="T848"><text:s/></text:span><text:span text:style-name="T849">podrien afectar<text:s/></text:span>la<text:span text:style-name="T850"><text:s/>rendibilitat<text:s/></text:span>i<text:span text:style-name="T851"><text:s/></text:span>la<text:span text:style-name="T852"><text:s/>forma de<text:s/></text:span><text:span text:style-name="T853">treballar.</text:span><text:span text:style-name="T854"><text:s/></text:span>A<text:span text:style-name="T855"><text:s/>continuació, es detallen aquests</text:span><text:span text:style-name="T856"><text:s/></text:span><text:span text:style-name="T857">factors:</text:span></text:p>
      <text:p text:style-name="P858"/>
      <text:list text:style-name="LFO1" text:continue-numbering="true">
        <text:list-item>
          <text:p text:style-name="P859"><text:span text:style-name="T860">Canvis<text:s/></text:span><text:span text:style-name="T861">Tecnològics:</text:span></text:p>
        </text:list-item>
      </text:list>
      <text:p text:style-name="P862"/>
      <text:list text:style-name="LFO1" text:continue-numbering="true">
        <text:list-item>
          <text:list>
            <text:list-item>
              <text:p text:style-name="P863"><text:span text:style-name="T864">Ràpids avanços en<text:s/></text:span>la<text:span text:style-name="T865"><text:s/>tecnologia podrien afectar<text:s/></text:span>la<text:span text:style-name="T866"><text:s/>demanda dels teus productes<text:s/></text:span>o<text:span text:style-name="T867"><text:s/></text:span><text:span text:style-name="T868">serveis. L'obsolescència tecnològica podria fer necessària una adaptació constant per</text:span><text:span text:style-name="T869"><text:s/></text:span><text:span text:style-name="T870">mantenir-se competitivament rellevant.</text:span></text:p>
            </text:list-item>
          </text:list>
        </text:list-item>
      </text:list>
      <text:p text:style-name="P871"/>
      <text:list text:style-name="LFO1" text:continue-numbering="true">
        <text:list-item>
          <text:p text:style-name="P872"><text:span text:style-name="T873">Regulacions Governamentals:</text:span></text:p>
        </text:list-item>
      </text:list>
      <text:p text:style-name="P874"/>
      <text:list text:style-name="LFO1" text:continue-numbering="true">
        <text:list-item>
          <text:list>
            <text:list-item>
              <text:p text:style-name="P875"><text:span text:style-name="T876">Canvis en les regula</text:span><text:span text:style-name="T877">cions<text:s/></text:span>i<text:span text:style-name="T878"><text:s/>normatives del sector podrien afectar<text:s/></text:span>la<text:span text:style-name="T879"><text:s/>manera com es</text:span><text:span text:style-name="T880"><text:s/></text:span><text:span text:style-name="T881">desenvolupa el teu negoci. Regulacions més estrictes podrien requerir inversions</text:span><text:span text:style-name="T882"><text:s/></text:span><text:span text:style-name="T883">addicionals en complir amb els requisits legals.</text:span></text:p>
            </text:list-item>
          </text:list>
        </text:list-item>
      </text:list>
      <text:soft-page-break/>
      <text:list text:style-name="LFO1" text:continue-numbering="true">
        <text:list-item>
          <text:p text:style-name="P884"><text:span text:style-name="T885">Competència:</text:span></text:p>
        </text:list-item>
      </text:list>
      <text:p text:style-name="P886"/>
      <text:list text:style-name="LFO1" text:continue-numbering="true">
        <text:list-item>
          <text:list>
            <text:list-item>
              <text:p text:style-name="P887"><text:span text:style-name="T888">L'augment de<text:s/></text:span>la<text:span text:style-name="T889"><text:s/>competència en el t</text:span><text:span text:style-name="T890">eu sector podria afectar<text:s/></text:span>la<text:span text:style-name="T891"><text:s/>rendibilitat del teu negoci.</text:span><text:span text:style-name="T892"><text:s/></text:span><text:span text:style-name="T893">L'aparició de nous competidors<text:s/></text:span>o<text:span text:style-name="T894"><text:s/>canvis en<text:s/></text:span>la<text:span text:style-name="T895"><text:s/>posició de mercat dels existents podrien</text:span><text:span text:style-name="T896"><text:s/></text:span><text:span text:style-name="T897">requerir estratègies diferents per mantenir<text:s/></text:span>o<text:span text:style-name="T898"><text:s/>millorar<text:s/></text:span>la<text:span text:style-name="T899"><text:s/>teva quota de mercat.</text:span></text:p>
            </text:list-item>
          </text:list>
        </text:list-item>
      </text:list>
      <text:p text:style-name="P900"/>
      <text:list text:style-name="LFO1" text:continue-numbering="true">
        <text:list-item>
          <text:p text:style-name="P901"><text:span text:style-name="T902">Tendències</text:span><text:span text:style-name="T903"><text:s/>del Mercat:</text:span></text:p>
        </text:list-item>
      </text:list>
      <text:p text:style-name="P904"/>
      <text:list text:style-name="LFO1" text:continue-numbering="true">
        <text:list-item>
          <text:list>
            <text:list-item>
              <text:p text:style-name="P905"><text:span text:style-name="T906">Canvis en les preferències dels consumidors<text:s/></text:span>o<text:span text:style-name="T907"><text:s/>en les tendències del mercat podrien</text:span><text:span text:style-name="T908"><text:s/></text:span><text:span text:style-name="T909">afectar<text:s/></text:span>la<text:span text:style-name="T910"><text:s/>demanda dels teus productes<text:s/></text:span>o<text:span text:style-name="T911"><text:s/>serveis. És essencial estar al corrent de les</text:span><text:span text:style-name="T912"><text:s/></text:span><text:span text:style-name="T913">últimes tendències per adaptar-se amb eficàcia.</text:span></text:p>
            </text:list-item>
          </text:list>
        </text:list-item>
      </text:list>
      <text:p text:style-name="P914"/>
      <text:list text:style-name="LFO1" text:continue-numbering="true">
        <text:list-item>
          <text:p text:style-name="P915"><text:span text:style-name="T916">Evolució de les Necessitats dels Clie</text:span><text:span text:style-name="T917">nts:</text:span></text:p>
        </text:list-item>
      </text:list>
      <text:p text:style-name="P918"/>
      <text:list text:style-name="LFO1" text:continue-numbering="true">
        <text:list-item>
          <text:list>
            <text:list-item>
              <text:p text:style-name="P919"><text:span text:style-name="T920">Canvis en les necessitats<text:s/></text:span>i<text:span text:style-name="T921"><text:s/>expectatives dels clients podrien requerir adaptacions en els</text:span><text:span text:style-name="T922"><text:s/></text:span><text:span text:style-name="T923">teus productes<text:s/></text:span>o<text:span text:style-name="T924"><text:s/>serveis. La comprensió constant de les necessitats dels clients és clau per</text:span><text:span text:style-name="T925"><text:s/></text:span><text:span text:style-name="T926">mantenir<text:s/></text:span>la<text:span text:style-name="T927"><text:s/>seva satisfacció<text:s/></text:span>i<text:span text:style-name="T928"><text:s/></text:span>la<text:span text:style-name="T929"><text:s/>teva competitivitat.</text:span></text:p>
            </text:list-item>
          </text:list>
        </text:list-item>
      </text:list>
      <text:p text:style-name="P930"/>
      <text:list text:style-name="LFO1" text:continue-numbering="true">
        <text:list-item>
          <text:p text:style-name="P931"><text:span text:style-name="T932">Condicions Econòmiques:</text:span></text:p>
        </text:list-item>
      </text:list>
      <text:p text:style-name="P933"/>
      <text:list text:style-name="LFO1" text:continue-numbering="true">
        <text:list-item>
          <text:list>
            <text:list-item>
              <text:p text:style-name="P934"><text:span text:style-name="T935">La situació econòmica general pot influir en<text:s/></text:span>la<text:span text:style-name="T936"><text:s/>capacitat dels clients per invertir en</text:span><text:span text:style-name="T937"><text:s/></text:span><text:span text:style-name="T938">serveis informàtics. En èpoques de recessió, les empreses podrien reduir despeses en</text:span><text:span text:style-name="T939"><text:s/></text:span><text:span text:style-name="T940">tecnologia, afectant<text:s/></text:span>la<text:span text:style-name="T941"><text:s/>demanda del teu negoci.</text:span></text:p>
            </text:list-item>
          </text:list>
        </text:list-item>
      </text:list>
      <text:p text:style-name="P942"/>
      <text:list text:style-name="LFO1" text:continue-numbering="true">
        <text:list-item>
          <text:p text:style-name="P943"><text:span text:style-name="T944">Cibersegur</text:span><text:span text:style-name="T945">etat:</text:span></text:p>
        </text:list-item>
      </text:list>
      <text:p text:style-name="P946"/>
      <text:list text:style-name="LFO1" text:continue-numbering="true">
        <text:list-item>
          <text:list>
            <text:list-item>
              <text:p text:style-name="P947"><text:span text:style-name="T948">L'increment de les amenaces cibernètiques<text:s/></text:span>i<text:span text:style-name="T949"><text:s/>les preocupacions sobre<text:s/></text:span>la<text:span text:style-name="T950"><text:s/>seguretat de<text:s/></text:span>la<text:span text:style-name="T951"><text:s/></text:span><text:span text:style-name="T952">informació podrien requerir inversions addicionals en mesures de ciberseguretat, afectant<text:s/></text:span>la<text:span text:style-name="T953"><text:s/></text:span><text:span text:style-name="T954">rendibilitat<text:s/></text:span>i<text:span text:style-name="T955"><text:s/></text:span>la<text:span text:style-name="T956"><text:s/>forma de gestionar les operacions.</text:span></text:p>
            </text:list-item>
          </text:list>
        </text:list-item>
      </text:list>
      <text:p text:style-name="P957"/>
      <text:list text:style-name="LFO1" text:continue-numbering="true">
        <text:list-item>
          <text:p text:style-name="P958"><text:span text:style-name="T959">Globalització:</text:span></text:p>
        </text:list-item>
      </text:list>
      <text:p text:style-name="P960"/>
      <text:list text:style-name="LFO1" text:continue-numbering="true">
        <text:list-item>
          <text:list>
            <text:list-item>
              <text:p text:style-name="P961"><text:span text:style-name="T962">La globalització pot oferir oportunitats d'expansió, però també pot augmentar<text:s/></text:span>la<text:span text:style-name="T963"><text:s/></text:span><text:span text:style-name="T964">competència. És necessari considerar com afrontaràs els desafiaments<text:s/></text:span>i<text:span text:style-name="T965"><text:s/>les oportunitats</text:span><text:span text:style-name="T966"><text:s/></text:span><text:span text:style-name="T967">derivades de les operacions internacionals.</text:span></text:p>
            </text:list-item>
          </text:list>
        </text:list-item>
      </text:list>
      <text:p text:style-name="P968"/>
      <text:list text:style-name="LFO1" text:continue-numbering="true">
        <text:list-item>
          <text:p text:style-name="P969"><text:span text:style-name="T970">Recursos Humans:</text:span></text:p>
        </text:list-item>
      </text:list>
      <text:p text:style-name="P971"/>
      <text:list text:style-name="LFO1" text:continue-numbering="true">
        <text:list-item>
          <text:list>
            <text:list-item>
              <text:p text:style-name="P972"><text:span text:style-name="T973">La disponibilitat<text:s/></text:span>i<text:span text:style-name="T974"><text:s/></text:span>la<text:span text:style-name="T975"><text:s/>qualitat de<text:s/></text:span>la<text:span text:style-name="T976"><text:s/>força laboral en el camp de<text:s/></text:span>la<text:span text:style-name="T977"><text:s/>informàtica podrien</text:span><text:span text:style-name="T978"><text:s/></text:span><text:span text:style-name="T979">afectar<text:s/></text:span>la<text:span text:style-name="T980"><text:s/>capacitat de contractar<text:s/></text:span>i<text:span text:style-name="T981"><text:s/>retenir talent. Canvis en les expectatives dels empleats</text:span><text:span text:style-name="T982"><text:s/></text:span><text:span text:style-name="T983">podrien influir en<text:s/></text:span>la<text:span text:style-name="T984"><text:s/>teva estratègia de gestió del personal.</text:span></text:p>
            </text:list-item>
          </text:list>
        </text:list-item>
      </text:list>
      <text:p text:style-name="P985"/>
      <text:p text:style-name="P986"><text:span text:style-name="T987">En resum, tots aquests factors d</text:span><text:span text:style-name="T988">e l'entorn general podrien tenir un impacte significatiu en<text:s/></text:span>la<text:span text:style-name="T989"><text:s/></text:span><text:span text:style-name="T990">rendibilitat del teu negoci informàtic<text:s/></text:span>i<text:span text:style-name="T991"><text:s/>en<text:s/></text:span>la<text:span text:style-name="T992"><text:s/>forma com aquest opera. La capacitat</text:span></text:p>
      <text:p text:style-name="P993"><text:span text:style-name="T994">d'adaptar-se<text:s/></text:span>a<text:span text:style-name="T995"><text:s/>aquests canvis<text:s/></text:span>i<text:span text:style-name="T996"><text:s/>anticipar-los serà clau per mantenir l'èxit<text:s/></text:span>i<text:span text:style-name="T997"><text:s/></text:span>la<text:span text:style-name="T998"><text:s/>sostenibilitat<text:s/></text:span>a<text:span text:style-name="T999"><text:s/></text:span><text:span text:style-name="T1000">llarg termi</text:span><text:span text:style-name="T1001">n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694in" fo:text-indent="-0.1694in">
        <style:tab-stops/>
      </style:paragraph-properties>
      <style:text-properties style:font-name="Arial" style:font-name-asian="Arial"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0694in">
        <style:tab-stops/>
      </style:paragraph-properties>
      <style:text-properties style:font-name="Arial" style:font-name-asian="Arial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1LVL2" style:family="text">
      <style:text-properties style:font-name="Arial" style:font-name-asian="Arial" fo:font-size="11pt" style:font-size-asian="11pt" style:font-size-complex="11pt"/>
    </style:style>
    <style:style style:name="WW_CharLFO2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2LVL2" style:family="text">
      <style:text-properties style:font-name="Arial" style:font-name-asian="Arial" fo:font-size="11pt" style:font-size-asian="11pt" style:font-size-complex="11pt"/>
    </style:style>
    <style:style style:name="WW_CharLFO3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3LVL2" style:family="text">
      <style:text-properties style:font-name="Arial" style:font-name-asian="Arial" fo:font-size="11pt" style:font-size-asian="11pt" style:font-size-complex="11pt"/>
    </style:style>
    <style:style style:name="WW_CharLFO3LVL3" style:family="text">
      <style:text-properties style:font-name="Arial" style:font-name-asian="Arial" fo:font-size="11pt" style:font-size-asian="11pt" style:font-size-complex="11pt"/>
    </style:style>
    <style:style style:name="WW_CharLFO4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4LVL2" style:family="text">
      <style:text-properties style:font-name="Arial" style:font-name-asian="Arial" fo:font-size="11pt" style:font-size-asian="11pt" style:font-size-complex="11pt"/>
    </style:style>
    <style:style style:name="WW_CharLFO5LVL1" style:family="text">
      <style:text-properties style:font-name="Arial" style:font-name-asian="Arial" fo:font-size="11pt" style:font-size-asian="11pt" style:font-size-complex="11pt"/>
    </style:style>
    <style:style style:name="WW_CharLFO6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7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8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style style:name="WW_CharLFO9LVL1" style:family="text">
      <style:text-properties style:font-name="Arial" style:font-name-asian="Arial" fo:letter-spacing="-0.0006in" fo:font-size="11pt" style:font-size-asian="11pt" style:font-size-complex="11pt"/>
    </style:style>
    <style:style style:name="WW_CharLFO10LVL1" style:family="text">
      <style:text-properties style:font-name="Arial" style:font-name-asian="Arial" fo:letter-spacing="-0.0006in" fo:font-size="11pt" style:font-size-asian="11pt" style:font-size-complex="11pt"/>
    </style:style>
    <style:style style:name="WW_CharLFO11LVL1" style:family="text">
      <style:text-properties style:font-name="Arial" style:font-name-asian="Arial" fo:font-weight="bold" style:font-weight-asian="bold" style:font-weight-complex="bold" fo:letter-spacing="-0.0006in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826in" text:min-label-width="0.1701in"/>
      </text:list-level-style-number>
      <text:list-level-style-bullet text:level="2" text:style-name="WW_CharLFO1LVL2" text:bullet-char="-">
        <style:list-level-properties text:space-before="-0.0104in" text:min-label-width="0.0937in"/>
        <style:text-properties style:font-name="Arial"/>
      </text:list-level-style-bullet>
      <text:list-level-style-bullet text:level="3" text:bullet-char="•">
        <style:list-level-properties text:space-before="-0.0104in" text:min-label-width="0.0937in"/>
      </text:list-level-style-bullet>
      <text:list-level-style-bullet text:level="4" text:bullet-char="•">
        <style:list-level-properties text:space-before="-0.0104in" text:min-label-width="0.0937in"/>
      </text:list-level-style-bullet>
      <text:list-level-style-bullet text:level="5" text:bullet-char="•">
        <style:list-level-properties text:space-before="-0.0104in" text:min-label-width="0.0937in"/>
      </text:list-level-style-bullet>
      <text:list-level-style-bullet text:level="6" text:bullet-char="•">
        <style:list-level-properties text:space-before="-0.0104in" text:min-label-width="0.0937in"/>
      </text:list-level-style-bullet>
      <text:list-level-style-bullet text:level="7" text:bullet-char="•">
        <style:list-level-properties text:space-before="-0.0104in" text:min-label-width="0.0937in"/>
      </text:list-level-style-bullet>
      <text:list-level-style-bullet text:level="8" text:bullet-char="•">
        <style:list-level-properties text:space-before="-0.0104in" text:min-label-width="0.0937in"/>
      </text:list-level-style-bullet>
      <text:list-level-style-bullet text:level="9" text:bullet-char="•">
        <style:list-level-properties text:space-before="-0.0104in" text:min-label-width="0.0937in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0687in" text:min-label-width="0.1701in"/>
      </text:list-level-style-number>
      <text:list-level-style-bullet text:level="2" text:style-name="WW_CharLFO2LVL2" text:bullet-char="-">
        <style:list-level-properties text:space-before="-0.0243in" text:min-label-width="0.0937in"/>
        <style:text-properties style:font-name="Arial"/>
      </text:list-level-style-bullet>
      <text:list-level-style-bullet text:level="3" text:bullet-char="•">
        <style:list-level-properties text:space-before="-0.0104in" text:min-label-width="0.0937in"/>
      </text:list-level-style-bullet>
      <text:list-level-style-bullet text:level="4" text:bullet-char="•">
        <style:list-level-properties text:space-before="-0.0104in" text:min-label-width="0.0937in"/>
      </text:list-level-style-bullet>
      <text:list-level-style-bullet text:level="5" text:bullet-char="•">
        <style:list-level-properties text:space-before="-0.0104in" text:min-label-width="0.0937in"/>
      </text:list-level-style-bullet>
      <text:list-level-style-bullet text:level="6" text:bullet-char="•">
        <style:list-level-properties text:space-before="0.1451in" text:min-label-width="0.0937in"/>
      </text:list-level-style-bullet>
      <text:list-level-style-bullet text:level="7" text:bullet-char="•">
        <style:list-level-properties text:space-before="1.375in" text:min-label-width="0.0937in"/>
      </text:list-level-style-bullet>
      <text:list-level-style-bullet text:level="8" text:bullet-char="•">
        <style:list-level-properties text:space-before="2.6048in" text:min-label-width="0.0937in"/>
      </text:list-level-style-bullet>
      <text:list-level-style-bullet text:level="9" text:bullet-char="•">
        <style:list-level-properties text:space-before="3.8347in" text:min-label-width="0.0937in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0826in" text:min-label-width="0.1701in"/>
      </text:list-level-style-number>
      <text:list-level-style-bullet text:level="2" text:style-name="WW_CharLFO3LVL2" text:bullet-char="-">
        <style:list-level-properties text:space-before="-0.0104in" text:min-label-width="0.0937in"/>
        <style:text-properties style:font-name="Arial"/>
      </text:list-level-style-bullet>
      <text:list-level-style-bullet text:level="3" text:style-name="WW_CharLFO3LVL3" text:bullet-char="-">
        <style:list-level-properties text:space-before="-0.0243in" text:min-label-width="0.0937in"/>
        <style:text-properties style:font-name="Arial"/>
      </text:list-level-style-bullet>
      <text:list-level-style-bullet text:level="4" text:bullet-char="•">
        <style:list-level-properties text:space-before="-0.0104in" text:min-label-width="0.0937in"/>
      </text:list-level-style-bullet>
      <text:list-level-style-bullet text:level="5" text:bullet-char="•">
        <style:list-level-properties text:space-before="-0.0104in" text:min-label-width="0.0937in"/>
      </text:list-level-style-bullet>
      <text:list-level-style-bullet text:level="6" text:bullet-char="•">
        <style:list-level-properties text:space-before="0.159in" text:min-label-width="0.0937in"/>
      </text:list-level-style-bullet>
      <text:list-level-style-bullet text:level="7" text:bullet-char="•">
        <style:list-level-properties text:space-before="1.3861in" text:min-label-width="0.0937in"/>
      </text:list-level-style-bullet>
      <text:list-level-style-bullet text:level="8" text:bullet-char="•">
        <style:list-level-properties text:space-before="2.6131in" text:min-label-width="0.0937in"/>
      </text:list-level-style-bullet>
      <text:list-level-style-bullet text:level="9" text:bullet-char="•">
        <style:list-level-properties text:space-before="3.8402in" text:min-label-width="0.0937in"/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0687in" text:min-label-width="0.1701in"/>
      </text:list-level-style-number>
      <text:list-level-style-bullet text:level="2" text:style-name="WW_CharLFO4LVL2" text:bullet-char="-">
        <style:list-level-properties text:space-before="-0.0243in" text:min-label-width="0.0937in"/>
        <style:text-properties style:font-name="Arial"/>
      </text:list-level-style-bullet>
      <text:list-level-style-bullet text:level="3" text:bullet-char="•">
        <style:list-level-properties text:space-before="-0.0243in" text:min-label-width="0.0937in"/>
      </text:list-level-style-bullet>
      <text:list-level-style-bullet text:level="4" text:bullet-char="•">
        <style:list-level-properties text:space-before="0.1451in" text:min-label-width="0.0937in"/>
      </text:list-level-style-bullet>
      <text:list-level-style-bullet text:level="5" text:bullet-char="•">
        <style:list-level-properties text:space-before="1.0236in" text:min-label-width="0.0937in"/>
      </text:list-level-style-bullet>
      <text:list-level-style-bullet text:level="6" text:bullet-char="•">
        <style:list-level-properties text:space-before="1.902in" text:min-label-width="0.0937in"/>
      </text:list-level-style-bullet>
      <text:list-level-style-bullet text:level="7" text:bullet-char="•">
        <style:list-level-properties text:space-before="2.7805in" text:min-label-width="0.0937in"/>
      </text:list-level-style-bullet>
      <text:list-level-style-bullet text:level="8" text:bullet-char="•">
        <style:list-level-properties text:space-before="3.659in" text:min-label-width="0.0937in"/>
      </text:list-level-style-bullet>
      <text:list-level-style-bullet text:level="9" text:bullet-char="•">
        <style:list-level-properties text:space-before="4.5375in" text:min-label-width="0.0937in"/>
      </text:list-level-style-bullet>
    </text:list-style>
    <text:list-style style:name="LFO5">
      <text:list-level-style-bullet text:level="1" text:style-name="WW_CharLFO5LVL1" text:bullet-char="-">
        <style:list-level-properties text:space-before="-0.0243in" text:min-label-width="0.0937in"/>
        <style:text-properties style:font-name="Arial"/>
      </text:list-level-style-bullet>
      <text:list-level-style-bullet text:level="2" text:bullet-char="•">
        <style:list-level-properties text:space-before="0.6062in" text:min-label-width="0.0937in"/>
      </text:list-level-style-bullet>
      <text:list-level-style-bullet text:level="3" text:bullet-char="•">
        <style:list-level-properties text:space-before="1.2368in" text:min-label-width="0.0937in"/>
      </text:list-level-style-bullet>
      <text:list-level-style-bullet text:level="4" text:bullet-char="•">
        <style:list-level-properties text:space-before="1.8673in" text:min-label-width="0.0937in"/>
      </text:list-level-style-bullet>
      <text:list-level-style-bullet text:level="5" text:bullet-char="•">
        <style:list-level-properties text:space-before="2.4979in" text:min-label-width="0.0937in"/>
      </text:list-level-style-bullet>
      <text:list-level-style-bullet text:level="6" text:bullet-char="•">
        <style:list-level-properties text:space-before="3.1284in" text:min-label-width="0.0937in"/>
      </text:list-level-style-bullet>
      <text:list-level-style-bullet text:level="7" text:bullet-char="•">
        <style:list-level-properties text:space-before="3.759in" text:min-label-width="0.0937in"/>
      </text:list-level-style-bullet>
      <text:list-level-style-bullet text:level="8" text:bullet-char="•">
        <style:list-level-properties text:space-before="4.3895in" text:min-label-width="0.0937in"/>
      </text:list-level-style-bullet>
      <text:list-level-style-bullet text:level="9" text:bullet-char="•">
        <style:list-level-properties text:space-before="5.0201in" text:min-label-width="0.0937in"/>
      </text:list-level-style-bullet>
    </text:list-style>
    <text:list-style style:name="LFO6">
      <text:list-level-style-number text:level="1" text:style-name="WW_CharLFO6LVL1" style:num-suffix="." style:num-format="1" text:start-value="5">
        <style:list-level-properties text:space-before="-0.1006in" text:min-label-width="0.1701in"/>
      </text:list-level-style-number>
      <text:list-level-style-bullet text:level="2" text:bullet-char="•">
        <style:list-level-properties text:space-before="0.5298in" text:min-label-width="0.1701in"/>
      </text:list-level-style-bullet>
      <text:list-level-style-bullet text:level="3" text:bullet-char="•">
        <style:list-level-properties text:space-before="1.1604in" text:min-label-width="0.1701in"/>
      </text:list-level-style-bullet>
      <text:list-level-style-bullet text:level="4" text:bullet-char="•">
        <style:list-level-properties text:space-before="1.7909in" text:min-label-width="0.1701in"/>
      </text:list-level-style-bullet>
      <text:list-level-style-bullet text:level="5" text:bullet-char="•">
        <style:list-level-properties text:space-before="2.4215in" text:min-label-width="0.1701in"/>
      </text:list-level-style-bullet>
      <text:list-level-style-bullet text:level="6" text:bullet-char="•">
        <style:list-level-properties text:space-before="3.052in" text:min-label-width="0.1701in"/>
      </text:list-level-style-bullet>
      <text:list-level-style-bullet text:level="7" text:bullet-char="•">
        <style:list-level-properties text:space-before="3.6826in" text:min-label-width="0.1701in"/>
      </text:list-level-style-bullet>
      <text:list-level-style-bullet text:level="8" text:bullet-char="•">
        <style:list-level-properties text:space-before="4.3131in" text:min-label-width="0.1701in"/>
      </text:list-level-style-bullet>
      <text:list-level-style-bullet text:level="9" text:bullet-char="•">
        <style:list-level-properties text:space-before="4.9437in" text:min-label-width="0.1701in"/>
      </text:list-level-style-bullet>
    </text:list-style>
    <text:list-style style:name="LFO7">
      <text:list-level-style-number text:level="1" text:style-name="WW_CharLFO7LVL1" style:num-suffix="." style:num-format="1">
        <style:list-level-properties text:space-before="0.0687in" text:min-label-width="0.1701in"/>
      </text:list-level-style-number>
      <text:list-level-style-bullet text:level="2" text:bullet-char="•">
        <style:list-level-properties text:space-before="0.684in" text:min-label-width="0.1701in"/>
      </text:list-level-style-bullet>
      <text:list-level-style-bullet text:level="3" text:bullet-char="•">
        <style:list-level-properties text:space-before="1.2986in" text:min-label-width="0.1701in"/>
      </text:list-level-style-bullet>
      <text:list-level-style-bullet text:level="4" text:bullet-char="•">
        <style:list-level-properties text:space-before="1.9138in" text:min-label-width="0.1701in"/>
      </text:list-level-style-bullet>
      <text:list-level-style-bullet text:level="5" text:bullet-char="•">
        <style:list-level-properties text:space-before="2.5284in" text:min-label-width="0.1701in"/>
      </text:list-level-style-bullet>
      <text:list-level-style-bullet text:level="6" text:bullet-char="•">
        <style:list-level-properties text:space-before="3.1437in" text:min-label-width="0.1701in"/>
      </text:list-level-style-bullet>
      <text:list-level-style-bullet text:level="7" text:bullet-char="•">
        <style:list-level-properties text:space-before="3.7583in" text:min-label-width="0.1701in"/>
      </text:list-level-style-bullet>
      <text:list-level-style-bullet text:level="8" text:bullet-char="•">
        <style:list-level-properties text:space-before="4.3736in" text:min-label-width="0.1701in"/>
      </text:list-level-style-bullet>
      <text:list-level-style-bullet text:level="9" text:bullet-char="•">
        <style:list-level-properties text:space-before="4.9881in" text:min-label-width="0.1701in"/>
      </text:list-level-style-bullet>
    </text:list-style>
    <text:list-style style:name="LFO8">
      <text:list-level-style-number text:level="1" text:style-name="WW_CharLFO8LVL1" style:num-suffix="." style:num-format="1" text:start-value="3">
        <style:list-level-properties text:space-before="-0.1006in" text:min-label-width="0.1701in"/>
      </text:list-level-style-number>
      <text:list-level-style-bullet text:level="2" text:bullet-char="•">
        <style:list-level-properties text:space-before="0.5312in" text:min-label-width="0.1701in"/>
      </text:list-level-style-bullet>
      <text:list-level-style-bullet text:level="3" text:bullet-char="•">
        <style:list-level-properties text:space-before="1.1631in" text:min-label-width="0.1701in"/>
      </text:list-level-style-bullet>
      <text:list-level-style-bullet text:level="4" text:bullet-char="•">
        <style:list-level-properties text:space-before="1.7951in" text:min-label-width="0.1701in"/>
      </text:list-level-style-bullet>
      <text:list-level-style-bullet text:level="5" text:bullet-char="•">
        <style:list-level-properties text:space-before="2.427in" text:min-label-width="0.1701in"/>
      </text:list-level-style-bullet>
      <text:list-level-style-bullet text:level="6" text:bullet-char="•">
        <style:list-level-properties text:space-before="3.059in" text:min-label-width="0.1701in"/>
      </text:list-level-style-bullet>
      <text:list-level-style-bullet text:level="7" text:bullet-char="•">
        <style:list-level-properties text:space-before="3.6909in" text:min-label-width="0.1701in"/>
      </text:list-level-style-bullet>
      <text:list-level-style-bullet text:level="8" text:bullet-char="•">
        <style:list-level-properties text:space-before="4.3229in" text:min-label-width="0.1701in"/>
      </text:list-level-style-bullet>
      <text:list-level-style-bullet text:level="9" text:bullet-char="•">
        <style:list-level-properties text:space-before="4.9548in" text:min-label-width="0.1701in"/>
      </text:list-level-style-bullet>
    </text:list-style>
    <text:list-style style:name="LFO9">
      <text:list-level-style-number text:level="1" text:style-name="WW_CharLFO9LVL1" style:num-suffix="." style:num-format="1">
        <style:list-level-properties text:space-before="-0.1006in" text:min-label-width="0.1701in"/>
      </text:list-level-style-number>
      <text:list-level-style-bullet text:level="2" text:bullet-char="•">
        <style:list-level-properties text:space-before="0.5326in" text:min-label-width="0.1701in"/>
      </text:list-level-style-bullet>
      <text:list-level-style-bullet text:level="3" text:bullet-char="•">
        <style:list-level-properties text:space-before="1.1659in" text:min-label-width="0.1701in"/>
      </text:list-level-style-bullet>
      <text:list-level-style-bullet text:level="4" text:bullet-char="•">
        <style:list-level-properties text:space-before="1.7993in" text:min-label-width="0.1701in"/>
      </text:list-level-style-bullet>
      <text:list-level-style-bullet text:level="5" text:bullet-char="•">
        <style:list-level-properties text:space-before="2.4326in" text:min-label-width="0.1701in"/>
      </text:list-level-style-bullet>
      <text:list-level-style-bullet text:level="6" text:bullet-char="•">
        <style:list-level-properties text:space-before="3.0659in" text:min-label-width="0.1701in"/>
      </text:list-level-style-bullet>
      <text:list-level-style-bullet text:level="7" text:bullet-char="•">
        <style:list-level-properties text:space-before="3.6993in" text:min-label-width="0.1701in"/>
      </text:list-level-style-bullet>
      <text:list-level-style-bullet text:level="8" text:bullet-char="•">
        <style:list-level-properties text:space-before="4.3326in" text:min-label-width="0.1701in"/>
      </text:list-level-style-bullet>
      <text:list-level-style-bullet text:level="9" text:bullet-char="•">
        <style:list-level-properties text:space-before="4.9659in" text:min-label-width="0.1701in"/>
      </text:list-level-style-bullet>
    </text:list-style>
    <text:list-style style:name="LFO10">
      <text:list-level-style-number text:level="1" text:style-name="WW_CharLFO10LVL1" style:num-suffix="." style:num-format="1">
        <style:list-level-properties text:space-before="-0.1006in" text:min-label-width="0.1701in"/>
      </text:list-level-style-number>
      <text:list-level-style-bullet text:level="2" text:bullet-char="•">
        <style:list-level-properties text:space-before="0.5326in" text:min-label-width="0.1701in"/>
      </text:list-level-style-bullet>
      <text:list-level-style-bullet text:level="3" text:bullet-char="•">
        <style:list-level-properties text:space-before="1.1659in" text:min-label-width="0.1701in"/>
      </text:list-level-style-bullet>
      <text:list-level-style-bullet text:level="4" text:bullet-char="•">
        <style:list-level-properties text:space-before="1.7993in" text:min-label-width="0.1701in"/>
      </text:list-level-style-bullet>
      <text:list-level-style-bullet text:level="5" text:bullet-char="•">
        <style:list-level-properties text:space-before="2.4326in" text:min-label-width="0.1701in"/>
      </text:list-level-style-bullet>
      <text:list-level-style-bullet text:level="6" text:bullet-char="•">
        <style:list-level-properties text:space-before="3.0659in" text:min-label-width="0.1701in"/>
      </text:list-level-style-bullet>
      <text:list-level-style-bullet text:level="7" text:bullet-char="•">
        <style:list-level-properties text:space-before="3.6993in" text:min-label-width="0.1701in"/>
      </text:list-level-style-bullet>
      <text:list-level-style-bullet text:level="8" text:bullet-char="•">
        <style:list-level-properties text:space-before="4.3326in" text:min-label-width="0.1701in"/>
      </text:list-level-style-bullet>
      <text:list-level-style-bullet text:level="9" text:bullet-char="•">
        <style:list-level-properties text:space-before="4.9659in" text:min-label-width="0.1701in"/>
      </text:list-level-style-bullet>
    </text:list-style>
    <text:list-style style:name="LFO11">
      <text:list-level-style-number text:level="1" text:style-name="WW_CharLFO11LVL1" style:num-suffix="." style:num-format="1">
        <style:list-level-properties text:space-before="-0.1006in" text:min-label-width="0.1701in"/>
      </text:list-level-style-number>
      <text:list-level-style-bullet text:level="2" text:bullet-char="•">
        <style:list-level-properties text:space-before="0.527in" text:min-label-width="0.1701in"/>
      </text:list-level-style-bullet>
      <text:list-level-style-bullet text:level="3" text:bullet-char="•">
        <style:list-level-properties text:space-before="1.1548in" text:min-label-width="0.1701in"/>
      </text:list-level-style-bullet>
      <text:list-level-style-bullet text:level="4" text:bullet-char="•">
        <style:list-level-properties text:space-before="1.7826in" text:min-label-width="0.1701in"/>
      </text:list-level-style-bullet>
      <text:list-level-style-bullet text:level="5" text:bullet-char="•">
        <style:list-level-properties text:space-before="2.4104in" text:min-label-width="0.1701in"/>
      </text:list-level-style-bullet>
      <text:list-level-style-bullet text:level="6" text:bullet-char="•">
        <style:list-level-properties text:space-before="3.0381in" text:min-label-width="0.1701in"/>
      </text:list-level-style-bullet>
      <text:list-level-style-bullet text:level="7" text:bullet-char="•">
        <style:list-level-properties text:space-before="3.6659in" text:min-label-width="0.1701in"/>
      </text:list-level-style-bullet>
      <text:list-level-style-bullet text:level="8" text:bullet-char="•">
        <style:list-level-properties text:space-before="4.2937in" text:min-label-width="0.1701in"/>
      </text:list-level-style-bullet>
      <text:list-level-style-bullet text:level="9" text:bullet-char="•">
        <style:list-level-properties text:space-before="4.9215in" text:min-label-width="0.1701in"/>
      </text:list-level-style-bullet>
    </text:list-style>
    <style:page-layout style:name="PL0">
      <style:page-layout-properties fo:page-width="8.2777in" fo:page-height="11.6944in" style:print-orientation="portrait" fo:margin-top="1.1111in" fo:margin-left="0.9305in" fo:margin-bottom="0.194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77in" fo:page-height="11.6944in" style:print-orientation="portrait" fo:margin-top="0.9583in" fo:margin-left="0.9305in" fo:margin-bottom="0.1944in" fo:margin-right="0.9444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77in" fo:page-height="11.6944in" style:print-orientation="portrait" fo:margin-top="0.9583in" fo:margin-left="0.9305in" fo:margin-bottom="0.1944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77in" fo:page-height="11.6944in" style:print-orientation="portrait" fo:margin-top="0.9583in" fo:margin-left="0.9305in" fo:margin-bottom="0.1944in" fo:margin-right="0.972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777in" fo:page-height="11.6944in" style:print-orientation="portrait" fo:margin-top="0.9583in" fo:margin-left="0.9305in" fo:margin-bottom="0.1944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2777in" fo:page-height="11.6944in" style:print-orientation="portrait" fo:margin-top="0.9583in" fo:margin-left="0.9166in" fo:margin-bottom="0.1944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2777in" fo:page-height="11.6944in" style:print-orientation="portrait" fo:margin-top="0.9583in" fo:margin-left="0.9305in" fo:margin-bottom="0.1944in" fo:margin-right="0.9583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2777in" fo:page-height="11.6944in" style:print-orientation="portrait" fo:margin-top="0.9583in" fo:margin-left="0.9166in" fo:margin-bottom="0.1944in" fo:margin-right="0.9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2777in" fo:page-height="11.6944in" style:print-orientation="portrait" fo:margin-top="0.9583in" fo:margin-left="0.9166in" fo:margin-bottom="0.1944in" fo:margin-right="0.98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23-12-14T18:36:00Z</meta:creation-date>
    <dc:date>2023-12-14T18:36:00Z</dc:date>
    <meta:template xlink:href="Normal.dotm" xlink:type="simple"/>
    <meta:editing-cycles>2</meta:editing-cycles>
    <meta:editing-duration>PT0S</meta:editing-duration>
    <meta:user-defined meta:name="Created" meta:value-type="date">2023-12-14T00:00:00Z</meta:user-defined>
    <meta:user-defined meta:name="LastSaved" meta:value-type="date">2023-12-14T00:00:00Z</meta:user-defined>
    <meta:document-statistic meta:page-count="9" meta:paragraph-count="116" meta:word-count="2857" meta:character-count="18636" meta:row-count="393" meta:non-whitespace-character-count="15903"/>
  </office:meta>
</office:document-meta>
</file>